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/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fmax (MHz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310.84" calcext:value-type="float">
            <text:p>310.84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322.58" calcext:value-type="float">
            <text:p>322.58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303.3" calcext:value-type="float">
            <text:p>303.3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318.36" calcext:value-type="float">
            <text:p>318.36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148.985" calcext:value-type="float">
            <text:p>148.985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245.455" calcext:value-type="float">
            <text:p>245.455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05.15" calcext:value-type="float">
            <text:p>305.15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224.01" calcext:value-type="float">
            <text:p>224.01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297.79" calcext:value-type="float">
            <text:p>297.79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289.51" calcext:value-type="float">
            <text:p>289.51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252.27" calcext:value-type="float">
            <text:p>252.27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309.02" calcext:value-type="float">
            <text:p>309.02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262.605" calcext:value-type="float">
            <text:p>262.605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316.15" calcext:value-type="float">
            <text:p>316.15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289.51" calcext:value-type="float">
            <text:p>289.51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347.94" calcext:value-type="float">
            <text:p>347.94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281.45" calcext:value-type="float">
            <text:p>281.45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65.18" calcext:value-type="float">
            <text:p>265.18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293.68" calcext:value-type="float">
            <text:p>293.68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288.93" calcext:value-type="float">
            <text:p>288.93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301.75" calcext:value-type="float">
            <text:p>301.75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15.45" calcext:value-type="float">
            <text:p>315.45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213.9" calcext:value-type="float">
            <text:p>213.9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301.83" calcext:value-type="float">
            <text:p>301.83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285.06" calcext:value-type="float">
            <text:p>285.06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311.33" calcext:value-type="float">
            <text:p>311.33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249.25" calcext:value-type="float">
            <text:p>249.25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229.93" calcext:value-type="float">
            <text:p>229.93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209.555" calcext:value-type="float">
            <text:p>209.555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211.64" calcext:value-type="float">
            <text:p>211.64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19.48" calcext:value-type="float">
            <text:p>319.48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09.69" calcext:value-type="float">
            <text:p>309.69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325.2" calcext:value-type="float">
            <text:p>325.2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.B6]=&quot;---&quot;;[.B7]=&quot;---&quot;);&quot;---&quot;;MIN([.B6];[.B7]))" office:value-type="float" office:value="148.985" calcext:value-type="float">
            <text:p>148.985</text:p>
          </table:table-cell>
        </table:table-row>
      </table:table>
      <table:table table:name="a1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fmax (MHz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216.21" calcext:value-type="float">
            <text:p>216.21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65.25" calcext:value-type="float">
            <text:p>265.25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90.44" calcext:value-type="float">
            <text:p>290.44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148.895" calcext:value-type="float">
            <text:p>148.895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245.27" calcext:value-type="float">
            <text:p>245.27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213.4" calcext:value-type="float">
            <text:p>213.4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253.87" calcext:value-type="float">
            <text:p>253.87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236.85" calcext:value-type="float">
            <text:p>236.8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219.39" calcext:value-type="float">
            <text:p>219.39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265.6" calcext:value-type="float">
            <text:p>265.6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250.94" calcext:value-type="float">
            <text:p>250.94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267.09" calcext:value-type="float">
            <text:p>267.09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310.55" calcext:value-type="float">
            <text:p>310.55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239.63" calcext:value-type="float">
            <text:p>239.63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40.32" calcext:value-type="float">
            <text:p>240.32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240.5" calcext:value-type="float">
            <text:p>240.5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255.1" calcext:value-type="float">
            <text:p>255.1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260.34" calcext:value-type="float">
            <text:p>260.3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267.8" calcext:value-type="float">
            <text:p>267.8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96.38" calcext:value-type="float">
            <text:p>196.38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10.88" calcext:value-type="float">
            <text:p>210.8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54.77" calcext:value-type="float">
            <text:p>254.77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257.46" calcext:value-type="float">
            <text:p>257.46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244.255" calcext:value-type="float">
            <text:p>244.255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236.68" calcext:value-type="float">
            <text:p>236.68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201.04" calcext:value-type="float">
            <text:p>201.04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173.97" calcext:value-type="float">
            <text:p>173.97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253.16" calcext:value-type="float">
            <text:p>253.16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270.05" calcext:value-type="float">
            <text:p>270.05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315.75" calcext:value-type="float">
            <text:p>315.75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232.12" calcext:value-type="float">
            <text:p>232.12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.B6]=&quot;---&quot;;[.B7]=&quot;---&quot;);&quot;---&quot;;MIN([.B6];[.B7]))" office:value-type="float" office:value="148.5" calcext:value-type="float">
            <text:p>148.5</text:p>
          </table:table-cell>
        </table:table-row>
      </table:table>
      <table:table table:name="sv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fmax (MHz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196.615" calcext:value-type="float">
            <text:p>196.615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203.415" calcext:value-type="float">
            <text:p>203.415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214.31" calcext:value-type="float">
            <text:p>214.31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284.01" calcext:value-type="float">
            <text:p>284.01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248.135" calcext:value-type="float">
            <text:p>248.13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253.16" calcext:value-type="float">
            <text:p>253.16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28.78" calcext:value-type="float">
            <text:p>228.78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327.54" calcext:value-type="float">
            <text:p>327.54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308.92" calcext:value-type="float">
            <text:p>308.92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152.94" calcext:value-type="float">
            <text:p>152.94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253.35" calcext:value-type="float">
            <text:p>253.35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239.63" calcext:value-type="float">
            <text:p>239.63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.B6]=&quot;---&quot;;[.B7]=&quot;---&quot;);&quot;---&quot;;MIN([.B6];[.B7]))" office:value-type="float" office:value="196.615" calcext:value-type="float">
            <text:p>196.615</text:p>
          </table:table-cell>
        </table:table-row>
      </table:table>
      <table:table table:name="a10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fmax (MHz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218.53" calcext:value-type="float">
            <text:p>218.53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162.65" calcext:value-type="float">
            <text:p>162.65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188.96" calcext:value-type="float">
            <text:p>188.96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218.53" calcext:value-type="float">
            <text:p>218.53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240.61" calcext:value-type="float">
            <text:p>240.61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239.575" calcext:value-type="float">
            <text:p>239.57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74.825" calcext:value-type="float">
            <text:p>174.825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203.95" calcext:value-type="float">
            <text:p>203.95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79.62" calcext:value-type="float">
            <text:p>179.62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278.62" calcext:value-type="float">
            <text:p>278.62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242.245" calcext:value-type="float">
            <text:p>242.245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151.79" calcext:value-type="float">
            <text:p>151.79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194.89" calcext:value-type="float">
            <text:p>194.89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178.76" calcext:value-type="float">
            <text:p>178.76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style-name="ce1" table:formula="of:=IF(OR([.B6]=&quot;---&quot;;[.B7]=&quot;---&quot;);&quot;---&quot;;MIN([.B6];[.B7]))" office:value-type="float" office:value="162.65" calcext:value-type="float">
            <text:p>162.65</text:p>
          </table:table-cell>
        </table:table-row>
      </table:table>
      <table:table table:name="sv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fmax (MHz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261.43" calcext:value-type="float">
            <text:p>261.43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206.18" calcext:value-type="float">
            <text:p>206.18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37.52" calcext:value-type="float">
            <text:p>237.52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75.77" calcext:value-type="float">
            <text:p>175.77</text:p>
          </table:table-cell>
        </table:table-row>
      </table:table>
      <table:table table:name="a10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fmax (MHz)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243.48" calcext:value-type="float">
            <text:p>243.48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200.84" calcext:value-type="float">
            <text:p>200.8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22.41" calcext:value-type="float">
            <text:p>222.41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---</text:p>
          </table:table-cell>
        </table:table-row>
      </table:table>
      <table:table table:name="ratios" table:style-name="ta1">
        <table:table-column table:style-name="co1" table:default-cell-style-name="Default"/>
        <table:table-column table:style-name="co1" table:number-columns-repeated="15" table:default-cell-style-name="ce2"/>
        <table:table-row table:style-name="ro1">
          <table:table-cell office:value-type="string" calcext:value-type="string">
            <text:p>kernel</text:p>
          </table:table-cell>
          <table:table-cell table:style-name="Default" office:value-type="string" calcext:value-type="string">
            <text:p>sv_a10</text:p>
          </table:table-cell>
          <table:table-cell table:style-name="Default" office:value-type="string" calcext:value-type="string">
            <text:p>sv_sv2</text:p>
          </table:table-cell>
          <table:table-cell table:style-name="Default" office:value-type="string" calcext:value-type="string">
            <text:p>sv_a102</text:p>
          </table:table-cell>
          <table:table-cell table:style-name="Default" office:value-type="string" calcext:value-type="string">
            <text:p>sv_sv3</text:p>
          </table:table-cell>
          <table:table-cell table:style-name="Default" office:value-type="string" calcext:value-type="string">
            <text:p>sv_a103</text:p>
          </table:table-cell>
          <table:table-cell table:style-name="Default" office:value-type="string" calcext:value-type="string">
            <text:p>a10_sv2</text:p>
          </table:table-cell>
          <table:table-cell table:style-name="Default" office:value-type="string" calcext:value-type="string">
            <text:p>a10_a102</text:p>
          </table:table-cell>
          <table:table-cell table:style-name="Default" office:value-type="string" calcext:value-type="string">
            <text:p>a10_sv3</text:p>
          </table:table-cell>
          <table:table-cell table:style-name="Default" office:value-type="string" calcext:value-type="string">
            <text:p>a10_a103</text:p>
          </table:table-cell>
          <table:table-cell table:style-name="Default" office:value-type="string" calcext:value-type="string">
            <text:p>sv2_a102</text:p>
          </table:table-cell>
          <table:table-cell table:style-name="Default" office:value-type="string" calcext:value-type="string">
            <text:p>sv2_sv3</text:p>
          </table:table-cell>
          <table:table-cell table:style-name="Default" office:value-type="string" calcext:value-type="string">
            <text:p>sv2_a103</text:p>
          </table:table-cell>
          <table:table-cell table:style-name="Default" office:value-type="string" calcext:value-type="string">
            <text:p>a102_sv3</text:p>
          </table:table-cell>
          <table:table-cell table:style-name="Default" office:value-type="string" calcext:value-type="string">
            <text:p>a102_a103</text:p>
          </table:table-cell>
          <table:table-cell table:style-name="Default" office:value-type="string" calcext:value-type="string">
            <text:p>sv3_a103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IF(OR([$sv.B2]=&quot;---&quot;;[$a10.B2]=&quot;---&quot;);&quot;---&quot;;[$sv.B2]/[$a10.B2])" office:value-type="float" office:value="1.43767633319458" calcext:value-type="float">
            <text:p>1.44</text:p>
          </table:table-cell>
          <table:table-cell table:formula="of:=IF(OR([$sv.B2]=&quot;---&quot;;[$sv2.B2]=&quot;---&quot;);&quot;---&quot;;[$sv.B2]/[$sv2.B2])" office:value-type="float" office:value="1.5312315270936" calcext:value-type="float">
            <text:p>1.53</text:p>
          </table:table-cell>
          <table:table-cell table:formula="of:=IF(OR([$sv.B2]=&quot;---&quot;;[$a102.B2]=&quot;---&quot;);&quot;---&quot;;[$sv.B2]/[$a102.B2])" office:value-type="float" office:value="1.42241339861804" calcext:value-type="float">
            <text:p>1.42</text:p>
          </table:table-cell>
          <table:table-cell table:formula="of:=IF(OR([$sv.B2]=&quot;---&quot;;[$sv3.B2]=&quot;---&quot;);&quot;---&quot;;[$sv.B2]/[$sv3.B2])" office:value-type="float" office:value="1.18899896721876" calcext:value-type="float">
            <text:p>1.19</text:p>
          </table:table-cell>
          <table:table-cell table:formula="of:=IF(OR([$sv.B2]=&quot;---&quot;;[$a103.B2]=&quot;---&quot;);&quot;---&quot;;[$sv.B2]/[$a103.B2])" office:value-type="float" office:value="1.27665516674881" calcext:value-type="float">
            <text:p>1.28</text:p>
          </table:table-cell>
          <table:table-cell table:formula="of:=IF(OR([$a10.B2]=&quot;---&quot;;[$sv2.B2]=&quot;---&quot;);&quot;---&quot;;[$a10.B2]/[$sv2.B2])" office:value-type="float" office:value="1.06507389162562" calcext:value-type="float">
            <text:p>1.07</text:p>
          </table:table-cell>
          <table:table-cell table:formula="of:=IF(OR([$a10.B2]=&quot;---&quot;;[$a102.B2]=&quot;---&quot;);&quot;---&quot;;[$a10.B2]/[$a102.B2])" office:value-type="float" office:value="0.98938360865785" calcext:value-type="float">
            <text:p>0.99</text:p>
          </table:table-cell>
          <table:table-cell table:formula="of:=IF(OR([$a10.B2]=&quot;---&quot;;[$sv3.B2]=&quot;---&quot;);&quot;---&quot;;[$a10.B2]/[$sv3.B2])" office:value-type="float" office:value="0.827028267605095" calcext:value-type="float">
            <text:p>0.83</text:p>
          </table:table-cell>
          <table:table-cell table:formula="of:=IF(OR([$a10.B2]=&quot;---&quot;;[$a103.B2]=&quot;---&quot;);&quot;---&quot;;[$a10.B2]/[$a103.B2])" office:value-type="float" office:value="0.887999014292755" calcext:value-type="float">
            <text:p>0.89</text:p>
          </table:table-cell>
          <table:table-cell table:formula="of:=IF(OR([$sv2.B2]=&quot;---&quot;;[$a102.B2]=&quot;---&quot;);&quot;---&quot;;[$sv2.B2]/[$a102.B2])" office:value-type="float" office:value="0.928934242438109" calcext:value-type="float">
            <text:p>0.93</text:p>
          </table:table-cell>
          <table:table-cell table:formula="of:=IF(OR([$sv2.B2]=&quot;---&quot;;[$sv3.B2]=&quot;---&quot;);&quot;---&quot;;[$sv2.B2]/[$sv3.B2])" office:value-type="float" office:value="0.776498489079295" calcext:value-type="float">
            <text:p>0.78</text:p>
          </table:table-cell>
          <table:table-cell table:formula="of:=IF(OR([$sv2.B2]=&quot;---&quot;;[$a103.B2]=&quot;---&quot;);&quot;---&quot;;[$sv2.B2]/[$a103.B2])" office:value-type="float" office:value="0.833744044685395" calcext:value-type="float">
            <text:p>0.83</text:p>
          </table:table-cell>
          <table:table-cell table:formula="of:=IF(OR([$a102.B2]=&quot;---&quot;;[$sv3.B2]=&quot;---&quot;);&quot;---&quot;;[$a102.B2]/[$sv3.B2])" office:value-type="float" office:value="0.835902536051716" calcext:value-type="float">
            <text:p>0.84</text:p>
          </table:table-cell>
          <table:table-cell table:formula="of:=IF(OR([$a102.B2]=&quot;---&quot;;[$a103.B2]=&quot;---&quot;);&quot;---&quot;;[$a102.B2]/[$a103.B2])" office:value-type="float" office:value="0.897527517660588" calcext:value-type="float">
            <text:p>0.90</text:p>
          </table:table-cell>
          <table:table-cell table:formula="of:=IF(OR([$sv3.B2]=&quot;---&quot;;[$a103.B2]=&quot;---&quot;);&quot;---&quot;;[$sv3.B2]/[$a103.B2])" office:value-type="float" office:value="1.07372268769509" calcext:value-type="float">
            <text:p>1.07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formula="of:=IF(OR([$sv.B3]=&quot;---&quot;;[$a10.B3]=&quot;---&quot;);&quot;---&quot;;[$sv.B3]/[$a10.B3])" office:value-type="float" office:value="1.21613572101791" calcext:value-type="float">
            <text:p>1.22</text:p>
          </table:table-cell>
          <table:table-cell table:formula="of:=IF(OR([$sv.B3]=&quot;---&quot;;[$sv2.B3]=&quot;---&quot;);&quot;---&quot;;[$sv.B3]/[$sv2.B3])" office:value-type="string" office:string-value="---" calcext:value-type="string">
            <text:p>---</text:p>
          </table:table-cell>
          <table:table-cell table:formula="of:=IF(OR([$sv.B3]=&quot;---&quot;;[$a102.B3]=&quot;---&quot;);&quot;---&quot;;[$sv.B3]/[$a102.B3])" office:value-type="string" office:string-value="---" calcext:value-type="string">
            <text:p>---</text:p>
          </table:table-cell>
          <table:table-cell table:formula="of:=IF(OR([$sv.B3]=&quot;---&quot;;[$sv3.B3]=&quot;---&quot;);&quot;---&quot;;[$sv.B3]/[$sv3.B3])" office:value-type="string" office:string-value="---" calcext:value-type="string">
            <text:p>---</text:p>
          </table:table-cell>
          <table:table-cell table:formula="of:=IF(OR([$sv.B3]=&quot;---&quot;;[$a103.B3]=&quot;---&quot;);&quot;---&quot;;[$sv.B3]/[$a103.B3])" office:value-type="string" office:string-value="---" calcext:value-type="string">
            <text:p>---</text:p>
          </table:table-cell>
          <table:table-cell table:formula="of:=IF(OR([$a10.B3]=&quot;---&quot;;[$sv2.B3]=&quot;---&quot;);&quot;---&quot;;[$a10.B3]/[$sv2.B3])" office:value-type="string" office:string-value="---" calcext:value-type="string">
            <text:p>---</text:p>
          </table:table-cell>
          <table:table-cell table:formula="of:=IF(OR([$a10.B3]=&quot;---&quot;;[$a102.B3]=&quot;---&quot;);&quot;---&quot;;[$a10.B3]/[$a102.B3])" office:value-type="string" office:string-value="---" calcext:value-type="string">
            <text:p>---</text:p>
          </table:table-cell>
          <table:table-cell table:formula="of:=IF(OR([$a10.B3]=&quot;---&quot;;[$sv3.B3]=&quot;---&quot;);&quot;---&quot;;[$a10.B3]/[$sv3.B3])" office:value-type="string" office:string-value="---" calcext:value-type="string">
            <text:p>---</text:p>
          </table:table-cell>
          <table:table-cell table:formula="of:=IF(OR([$a10.B3]=&quot;---&quot;;[$a103.B3]=&quot;---&quot;);&quot;---&quot;;[$a10.B3]/[$a103.B3])" office:value-type="string" office:string-value="---" calcext:value-type="string">
            <text:p>---</text:p>
          </table:table-cell>
          <table:table-cell table:formula="of:=IF(OR([$sv2.B3]=&quot;---&quot;;[$a102.B3]=&quot;---&quot;);&quot;---&quot;;[$sv2.B3]/[$a102.B3])" office:value-type="string" office:string-value="---" calcext:value-type="string">
            <text:p>---</text:p>
          </table:table-cell>
          <table:table-cell table:formula="of:=IF(OR([$sv2.B3]=&quot;---&quot;;[$sv3.B3]=&quot;---&quot;);&quot;---&quot;;[$sv2.B3]/[$sv3.B3])" office:value-type="string" office:string-value="---" calcext:value-type="string">
            <text:p>---</text:p>
          </table:table-cell>
          <table:table-cell table:formula="of:=IF(OR([$sv2.B3]=&quot;---&quot;;[$a103.B3]=&quot;---&quot;);&quot;---&quot;;[$sv2.B3]/[$a103.B3])" office:value-type="string" office:string-value="---" calcext:value-type="string">
            <text:p>---</text:p>
          </table:table-cell>
          <table:table-cell table:formula="of:=IF(OR([$a102.B3]=&quot;---&quot;;[$sv3.B3]=&quot;---&quot;);&quot;---&quot;;[$a102.B3]/[$sv3.B3])" office:value-type="string" office:string-value="---" calcext:value-type="string">
            <text:p>---</text:p>
          </table:table-cell>
          <table:table-cell table:formula="of:=IF(OR([$a102.B3]=&quot;---&quot;;[$a103.B3]=&quot;---&quot;);&quot;---&quot;;[$a102.B3]/[$a103.B3])" office:value-type="string" office:string-value="---" calcext:value-type="string">
            <text:p>---</text:p>
          </table:table-cell>
          <table:table-cell table:formula="of:=IF(OR([$sv3.B3]=&quot;---&quot;;[$a103.B3]=&quot;---&quot;);&quot;---&quot;;[$sv3.B3]/[$a103.B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formula="of:=IF(OR([$sv.B4]=&quot;---&quot;;[$a10.B4]=&quot;---&quot;);&quot;---&quot;;[$sv.B4]/[$a10.B4])" office:value-type="float" office:value="1.16073478760046" calcext:value-type="float">
            <text:p>1.16</text:p>
          </table:table-cell>
          <table:table-cell table:formula="of:=IF(OR([$sv.B4]=&quot;---&quot;;[$sv2.B4]=&quot;---&quot;);&quot;---&quot;;[$sv.B4]/[$sv2.B4])" office:value-type="string" office:string-value="---" calcext:value-type="string">
            <text:p>---</text:p>
          </table:table-cell>
          <table:table-cell table:formula="of:=IF(OR([$sv.B4]=&quot;---&quot;;[$a102.B4]=&quot;---&quot;);&quot;---&quot;;[$sv.B4]/[$a102.B4])" office:value-type="string" office:string-value="---" calcext:value-type="string">
            <text:p>---</text:p>
          </table:table-cell>
          <table:table-cell table:formula="of:=IF(OR([$sv.B4]=&quot;---&quot;;[$sv3.B4]=&quot;---&quot;);&quot;---&quot;;[$sv.B4]/[$sv3.B4])" office:value-type="string" office:string-value="---" calcext:value-type="string">
            <text:p>---</text:p>
          </table:table-cell>
          <table:table-cell table:formula="of:=IF(OR([$sv.B4]=&quot;---&quot;;[$a103.B4]=&quot;---&quot;);&quot;---&quot;;[$sv.B4]/[$a103.B4])" office:value-type="string" office:string-value="---" calcext:value-type="string">
            <text:p>---</text:p>
          </table:table-cell>
          <table:table-cell table:formula="of:=IF(OR([$a10.B4]=&quot;---&quot;;[$sv2.B4]=&quot;---&quot;);&quot;---&quot;;[$a10.B4]/[$sv2.B4])" office:value-type="string" office:string-value="---" calcext:value-type="string">
            <text:p>---</text:p>
          </table:table-cell>
          <table:table-cell table:formula="of:=IF(OR([$a10.B4]=&quot;---&quot;;[$a102.B4]=&quot;---&quot;);&quot;---&quot;;[$a10.B4]/[$a102.B4])" office:value-type="string" office:string-value="---" calcext:value-type="string">
            <text:p>---</text:p>
          </table:table-cell>
          <table:table-cell table:formula="of:=IF(OR([$a10.B4]=&quot;---&quot;;[$sv3.B4]=&quot;---&quot;);&quot;---&quot;;[$a10.B4]/[$sv3.B4])" office:value-type="string" office:string-value="---" calcext:value-type="string">
            <text:p>---</text:p>
          </table:table-cell>
          <table:table-cell table:formula="of:=IF(OR([$a10.B4]=&quot;---&quot;;[$a103.B4]=&quot;---&quot;);&quot;---&quot;;[$a10.B4]/[$a103.B4])" office:value-type="string" office:string-value="---" calcext:value-type="string">
            <text:p>---</text:p>
          </table:table-cell>
          <table:table-cell table:formula="of:=IF(OR([$sv2.B4]=&quot;---&quot;;[$a102.B4]=&quot;---&quot;);&quot;---&quot;;[$sv2.B4]/[$a102.B4])" office:value-type="string" office:string-value="---" calcext:value-type="string">
            <text:p>---</text:p>
          </table:table-cell>
          <table:table-cell table:formula="of:=IF(OR([$sv2.B4]=&quot;---&quot;;[$sv3.B4]=&quot;---&quot;);&quot;---&quot;;[$sv2.B4]/[$sv3.B4])" office:value-type="string" office:string-value="---" calcext:value-type="string">
            <text:p>---</text:p>
          </table:table-cell>
          <table:table-cell table:formula="of:=IF(OR([$sv2.B4]=&quot;---&quot;;[$a103.B4]=&quot;---&quot;);&quot;---&quot;;[$sv2.B4]/[$a103.B4])" office:value-type="string" office:string-value="---" calcext:value-type="string">
            <text:p>---</text:p>
          </table:table-cell>
          <table:table-cell table:formula="of:=IF(OR([$a102.B4]=&quot;---&quot;;[$sv3.B4]=&quot;---&quot;);&quot;---&quot;;[$a102.B4]/[$sv3.B4])" office:value-type="string" office:string-value="---" calcext:value-type="string">
            <text:p>---</text:p>
          </table:table-cell>
          <table:table-cell table:formula="of:=IF(OR([$a102.B4]=&quot;---&quot;;[$a103.B4]=&quot;---&quot;);&quot;---&quot;;[$a102.B4]/[$a103.B4])" office:value-type="string" office:string-value="---" calcext:value-type="string">
            <text:p>---</text:p>
          </table:table-cell>
          <table:table-cell table:formula="of:=IF(OR([$sv3.B4]=&quot;---&quot;;[$a103.B4]=&quot;---&quot;);&quot;---&quot;;[$sv3.B4]/[$a103.B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IF(OR([$sv.B5]=&quot;---&quot;;[$a10.B5]=&quot;---&quot;);&quot;---&quot;;[$sv.B5]/[$a10.B5])" office:value-type="float" office:value="1.09613000964055" calcext:value-type="float">
            <text:p>1.10</text:p>
          </table:table-cell>
          <table:table-cell table:formula="of:=IF(OR([$sv.B5]=&quot;---&quot;;[$sv2.B5]=&quot;---&quot;);&quot;---&quot;;[$sv.B5]/[$sv2.B5])" office:value-type="string" office:string-value="---" calcext:value-type="string">
            <text:p>---</text:p>
          </table:table-cell>
          <table:table-cell table:formula="of:=IF(OR([$sv.B5]=&quot;---&quot;;[$a102.B5]=&quot;---&quot;);&quot;---&quot;;[$sv.B5]/[$a102.B5])" office:value-type="string" office:string-value="---" calcext:value-type="string">
            <text:p>---</text:p>
          </table:table-cell>
          <table:table-cell table:formula="of:=IF(OR([$sv.B5]=&quot;---&quot;;[$sv3.B5]=&quot;---&quot;);&quot;---&quot;;[$sv.B5]/[$sv3.B5])" office:value-type="string" office:string-value="---" calcext:value-type="string">
            <text:p>---</text:p>
          </table:table-cell>
          <table:table-cell table:formula="of:=IF(OR([$sv.B5]=&quot;---&quot;;[$a103.B5]=&quot;---&quot;);&quot;---&quot;;[$sv.B5]/[$a103.B5])" office:value-type="string" office:string-value="---" calcext:value-type="string">
            <text:p>---</text:p>
          </table:table-cell>
          <table:table-cell table:formula="of:=IF(OR([$a10.B5]=&quot;---&quot;;[$sv2.B5]=&quot;---&quot;);&quot;---&quot;;[$a10.B5]/[$sv2.B5])" office:value-type="string" office:string-value="---" calcext:value-type="string">
            <text:p>---</text:p>
          </table:table-cell>
          <table:table-cell table:formula="of:=IF(OR([$a10.B5]=&quot;---&quot;;[$a102.B5]=&quot;---&quot;);&quot;---&quot;;[$a10.B5]/[$a102.B5])" office:value-type="string" office:string-value="---" calcext:value-type="string">
            <text:p>---</text:p>
          </table:table-cell>
          <table:table-cell table:formula="of:=IF(OR([$a10.B5]=&quot;---&quot;;[$sv3.B5]=&quot;---&quot;);&quot;---&quot;;[$a10.B5]/[$sv3.B5])" office:value-type="string" office:string-value="---" calcext:value-type="string">
            <text:p>---</text:p>
          </table:table-cell>
          <table:table-cell table:formula="of:=IF(OR([$a10.B5]=&quot;---&quot;;[$a103.B5]=&quot;---&quot;);&quot;---&quot;;[$a10.B5]/[$a103.B5])" office:value-type="string" office:string-value="---" calcext:value-type="string">
            <text:p>---</text:p>
          </table:table-cell>
          <table:table-cell table:formula="of:=IF(OR([$sv2.B5]=&quot;---&quot;;[$a102.B5]=&quot;---&quot;);&quot;---&quot;;[$sv2.B5]/[$a102.B5])" office:value-type="string" office:string-value="---" calcext:value-type="string">
            <text:p>---</text:p>
          </table:table-cell>
          <table:table-cell table:formula="of:=IF(OR([$sv2.B5]=&quot;---&quot;;[$sv3.B5]=&quot;---&quot;);&quot;---&quot;;[$sv2.B5]/[$sv3.B5])" office:value-type="string" office:string-value="---" calcext:value-type="string">
            <text:p>---</text:p>
          </table:table-cell>
          <table:table-cell table:formula="of:=IF(OR([$sv2.B5]=&quot;---&quot;;[$a103.B5]=&quot;---&quot;);&quot;---&quot;;[$sv2.B5]/[$a103.B5])" office:value-type="string" office:string-value="---" calcext:value-type="string">
            <text:p>---</text:p>
          </table:table-cell>
          <table:table-cell table:formula="of:=IF(OR([$a102.B5]=&quot;---&quot;;[$sv3.B5]=&quot;---&quot;);&quot;---&quot;;[$a102.B5]/[$sv3.B5])" office:value-type="string" office:string-value="---" calcext:value-type="string">
            <text:p>---</text:p>
          </table:table-cell>
          <table:table-cell table:formula="of:=IF(OR([$a102.B5]=&quot;---&quot;;[$a103.B5]=&quot;---&quot;);&quot;---&quot;;[$a102.B5]/[$a103.B5])" office:value-type="string" office:string-value="---" calcext:value-type="string">
            <text:p>---</text:p>
          </table:table-cell>
          <table:table-cell table:formula="of:=IF(OR([$sv3.B5]=&quot;---&quot;;[$a103.B5]=&quot;---&quot;);&quot;---&quot;;[$sv3.B5]/[$a103.B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IF(OR([$sv.B6]=&quot;---&quot;;[$a10.B6]=&quot;---&quot;);&quot;---&quot;;[$sv.B6]/[$a10.B6])" office:value-type="float" office:value="1.00326599326599" calcext:value-type="float">
            <text:p>1.00</text:p>
          </table:table-cell>
          <table:table-cell table:formula="of:=IF(OR([$sv.B6]=&quot;---&quot;;[$sv2.B6]=&quot;---&quot;);&quot;---&quot;;[$sv.B6]/[$sv2.B6])" office:value-type="float" office:value="0.757749917351169" calcext:value-type="float">
            <text:p>0.76</text:p>
          </table:table-cell>
          <table:table-cell table:formula="of:=IF(OR([$sv.B6]=&quot;---&quot;;[$a102.B6]=&quot;---&quot;);&quot;---&quot;;[$sv.B6]/[$a102.B6])" office:value-type="float" office:value="0.915985244389794" calcext:value-type="float">
            <text:p>0.92</text:p>
          </table:table-cell>
          <table:table-cell table:formula="of:=IF(OR([$sv.B6]=&quot;---&quot;;[$sv3.B6]=&quot;---&quot;);&quot;---&quot;;[$sv.B6]/[$sv3.B6])" office:value-type="string" office:string-value="---" calcext:value-type="string">
            <text:p>---</text:p>
          </table:table-cell>
          <table:table-cell table:formula="of:=IF(OR([$sv.B6]=&quot;---&quot;;[$a103.B6]=&quot;---&quot;);&quot;---&quot;;[$sv.B6]/[$a103.B6])" office:value-type="string" office:string-value="---" calcext:value-type="string">
            <text:p>---</text:p>
          </table:table-cell>
          <table:table-cell table:formula="of:=IF(OR([$a10.B6]=&quot;---&quot;;[$sv2.B6]=&quot;---&quot;);&quot;---&quot;;[$a10.B6]/[$sv2.B6])" office:value-type="float" office:value="0.75528316761183" calcext:value-type="float">
            <text:p>0.76</text:p>
          </table:table-cell>
          <table:table-cell table:formula="of:=IF(OR([$a10.B6]=&quot;---&quot;;[$a102.B6]=&quot;---&quot;);&quot;---&quot;;[$a10.B6]/[$a102.B6])" office:value-type="float" office:value="0.913003381494005" calcext:value-type="float">
            <text:p>0.91</text:p>
          </table:table-cell>
          <table:table-cell table:formula="of:=IF(OR([$a10.B6]=&quot;---&quot;;[$sv3.B6]=&quot;---&quot;);&quot;---&quot;;[$a10.B6]/[$sv3.B6])" office:value-type="string" office:string-value="---" calcext:value-type="string">
            <text:p>---</text:p>
          </table:table-cell>
          <table:table-cell table:formula="of:=IF(OR([$a10.B6]=&quot;---&quot;;[$a103.B6]=&quot;---&quot;);&quot;---&quot;;[$a10.B6]/[$a103.B6])" office:value-type="string" office:string-value="---" calcext:value-type="string">
            <text:p>---</text:p>
          </table:table-cell>
          <table:table-cell table:formula="of:=IF(OR([$sv2.B6]=&quot;---&quot;;[$a102.B6]=&quot;---&quot;);&quot;---&quot;;[$sv2.B6]/[$a102.B6])" office:value-type="float" office:value="1.20882262526898" calcext:value-type="float">
            <text:p>1.21</text:p>
          </table:table-cell>
          <table:table-cell table:formula="of:=IF(OR([$sv2.B6]=&quot;---&quot;;[$sv3.B6]=&quot;---&quot;);&quot;---&quot;;[$sv2.B6]/[$sv3.B6])" office:value-type="string" office:string-value="---" calcext:value-type="string">
            <text:p>---</text:p>
          </table:table-cell>
          <table:table-cell table:formula="of:=IF(OR([$sv2.B6]=&quot;---&quot;;[$a103.B6]=&quot;---&quot;);&quot;---&quot;;[$sv2.B6]/[$a103.B6])" office:value-type="string" office:string-value="---" calcext:value-type="string">
            <text:p>---</text:p>
          </table:table-cell>
          <table:table-cell table:formula="of:=IF(OR([$a102.B6]=&quot;---&quot;;[$sv3.B6]=&quot;---&quot;);&quot;---&quot;;[$a102.B6]/[$sv3.B6])" office:value-type="string" office:string-value="---" calcext:value-type="string">
            <text:p>---</text:p>
          </table:table-cell>
          <table:table-cell table:formula="of:=IF(OR([$a102.B6]=&quot;---&quot;;[$a103.B6]=&quot;---&quot;);&quot;---&quot;;[$a102.B6]/[$a103.B6])" office:value-type="string" office:string-value="---" calcext:value-type="string">
            <text:p>---</text:p>
          </table:table-cell>
          <table:table-cell table:formula="of:=IF(OR([$sv3.B6]=&quot;---&quot;;[$a103.B6]=&quot;---&quot;);&quot;---&quot;;[$sv3.B6]/[$a103.B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IF(OR([$sv.B7]=&quot;---&quot;;[$a10.B7]=&quot;---&quot;);&quot;---&quot;;[$sv.B7]/[$a10.B7])" office:value-type="float" office:value="1.07458275966285" calcext:value-type="float">
            <text:p>1.07</text:p>
          </table:table-cell>
          <table:table-cell table:formula="of:=IF(OR([$sv.B7]=&quot;---&quot;;[$sv2.B7]=&quot;---&quot;);&quot;---&quot;;[$sv.B7]/[$sv2.B7])" office:value-type="float" office:value="0.786569328712239" calcext:value-type="float">
            <text:p>0.79</text:p>
          </table:table-cell>
          <table:table-cell table:formula="of:=IF(OR([$sv.B7]=&quot;---&quot;;[$a102.B7]=&quot;---&quot;);&quot;---&quot;;[$sv.B7]/[$a102.B7])" office:value-type="float" office:value="0.846740050804403" calcext:value-type="float">
            <text:p>0.85</text:p>
          </table:table-cell>
          <table:table-cell table:formula="of:=IF(OR([$sv.B7]=&quot;---&quot;;[$sv3.B7]=&quot;---&quot;);&quot;---&quot;;[$sv.B7]/[$sv3.B7])" office:value-type="string" office:string-value="---" calcext:value-type="string">
            <text:p>---</text:p>
          </table:table-cell>
          <table:table-cell table:formula="of:=IF(OR([$sv.B7]=&quot;---&quot;;[$a103.B7]=&quot;---&quot;);&quot;---&quot;;[$sv.B7]/[$a103.B7])" office:value-type="string" office:string-value="---" calcext:value-type="string">
            <text:p>---</text:p>
          </table:table-cell>
          <table:table-cell table:formula="of:=IF(OR([$a10.B7]=&quot;---&quot;;[$sv2.B7]=&quot;---&quot;);&quot;---&quot;;[$a10.B7]/[$sv2.B7])" office:value-type="float" office:value="0.731976501241305" calcext:value-type="float">
            <text:p>0.73</text:p>
          </table:table-cell>
          <table:table-cell table:formula="of:=IF(OR([$a10.B7]=&quot;---&quot;;[$a102.B7]=&quot;---&quot;);&quot;---&quot;;[$a10.B7]/[$a102.B7])" office:value-type="float" office:value="0.78797099915326" calcext:value-type="float">
            <text:p>0.79</text:p>
          </table:table-cell>
          <table:table-cell table:formula="of:=IF(OR([$a10.B7]=&quot;---&quot;;[$sv3.B7]=&quot;---&quot;);&quot;---&quot;;[$a10.B7]/[$sv3.B7])" office:value-type="string" office:string-value="---" calcext:value-type="string">
            <text:p>---</text:p>
          </table:table-cell>
          <table:table-cell table:formula="of:=IF(OR([$a10.B7]=&quot;---&quot;;[$a103.B7]=&quot;---&quot;);&quot;---&quot;;[$a10.B7]/[$a103.B7])" office:value-type="string" office:string-value="---" calcext:value-type="string">
            <text:p>---</text:p>
          </table:table-cell>
          <table:table-cell table:formula="of:=IF(OR([$sv2.B7]=&quot;---&quot;;[$a102.B7]=&quot;---&quot;);&quot;---&quot;;[$sv2.B7]/[$a102.B7])" office:value-type="float" office:value="1.07649767146486" calcext:value-type="float">
            <text:p>1.08</text:p>
          </table:table-cell>
          <table:table-cell table:formula="of:=IF(OR([$sv2.B7]=&quot;---&quot;;[$sv3.B7]=&quot;---&quot;);&quot;---&quot;;[$sv2.B7]/[$sv3.B7])" office:value-type="string" office:string-value="---" calcext:value-type="string">
            <text:p>---</text:p>
          </table:table-cell>
          <table:table-cell table:formula="of:=IF(OR([$sv2.B7]=&quot;---&quot;;[$a103.B7]=&quot;---&quot;);&quot;---&quot;;[$sv2.B7]/[$a103.B7])" office:value-type="string" office:string-value="---" calcext:value-type="string">
            <text:p>---</text:p>
          </table:table-cell>
          <table:table-cell table:formula="of:=IF(OR([$a102.B7]=&quot;---&quot;;[$sv3.B7]=&quot;---&quot;);&quot;---&quot;;[$a102.B7]/[$sv3.B7])" office:value-type="string" office:string-value="---" calcext:value-type="string">
            <text:p>---</text:p>
          </table:table-cell>
          <table:table-cell table:formula="of:=IF(OR([$a102.B7]=&quot;---&quot;;[$a103.B7]=&quot;---&quot;);&quot;---&quot;;[$a102.B7]/[$a103.B7])" office:value-type="string" office:string-value="---" calcext:value-type="string">
            <text:p>---</text:p>
          </table:table-cell>
          <table:table-cell table:formula="of:=IF(OR([$sv3.B7]=&quot;---&quot;;[$a103.B7]=&quot;---&quot;);&quot;---&quot;;[$sv3.B7]/[$a103.B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OR([$sv.B8]=&quot;---&quot;;[$a10.B8]=&quot;---&quot;);&quot;---&quot;;[$sv.B8]/[$a10.B8])" office:value-type="float" office:value="1.14972598248162" calcext:value-type="float">
            <text:p>1.15</text:p>
          </table:table-cell>
          <table:table-cell table:formula="of:=IF(OR([$sv.B8]=&quot;---&quot;;[$sv2.B8]=&quot;---&quot;);&quot;---&quot;;[$sv.B8]/[$sv2.B8])" office:value-type="float" office:value="1.14532686295553" calcext:value-type="float">
            <text:p>1.15</text:p>
          </table:table-cell>
          <table:table-cell table:formula="of:=IF(OR([$sv.B8]=&quot;---&quot;;[$a102.B8]=&quot;---&quot;);&quot;---&quot;;[$sv.B8]/[$a102.B8])" office:value-type="float" office:value="1.1232096279687" calcext:value-type="float">
            <text:p>1.12</text:p>
          </table:table-cell>
          <table:table-cell table:formula="of:=IF(OR([$sv.B8]=&quot;---&quot;;[$sv3.B8]=&quot;---&quot;);&quot;---&quot;;[$sv.B8]/[$sv3.B8])" office:value-type="float" office:value="1.19048889320012" calcext:value-type="float">
            <text:p>1.19</text:p>
          </table:table-cell>
          <table:table-cell table:formula="of:=IF(OR([$sv.B8]=&quot;---&quot;;[$a103.B8]=&quot;---&quot;);&quot;---&quot;;[$sv.B8]/[$a103.B8])" office:value-type="float" office:value="1.22214200358494" calcext:value-type="float">
            <text:p>1.22</text:p>
          </table:table-cell>
          <table:table-cell table:formula="of:=IF(OR([$a10.B8]=&quot;---&quot;;[$sv2.B8]=&quot;---&quot;);&quot;---&quot;;[$a10.B8]/[$sv2.B8])" office:value-type="float" office:value="0.996173766973076" calcext:value-type="float">
            <text:p>1.00</text:p>
          </table:table-cell>
          <table:table-cell table:formula="of:=IF(OR([$a10.B8]=&quot;---&quot;;[$a102.B8]=&quot;---&quot;);&quot;---&quot;;[$a10.B8]/[$a102.B8])" office:value-type="float" office:value="0.97693680501533" calcext:value-type="float">
            <text:p>0.98</text:p>
          </table:table-cell>
          <table:table-cell table:formula="of:=IF(OR([$a10.B8]=&quot;---&quot;;[$sv3.B8]=&quot;---&quot;);&quot;---&quot;;[$a10.B8]/[$sv3.B8])" office:value-type="float" office:value="1.03545445727035" calcext:value-type="float">
            <text:p>1.04</text:p>
          </table:table-cell>
          <table:table-cell table:formula="of:=IF(OR([$a10.B8]=&quot;---&quot;;[$a103.B8]=&quot;---&quot;);&quot;---&quot;;[$a10.B8]/[$a103.B8])" office:value-type="float" office:value="1.06298546106353" calcext:value-type="float">
            <text:p>1.06</text:p>
          </table:table-cell>
          <table:table-cell table:formula="of:=IF(OR([$sv2.B8]=&quot;---&quot;;[$a102.B8]=&quot;---&quot;);&quot;---&quot;;[$sv2.B8]/[$a102.B8])" office:value-type="float" office:value="0.98068915023109" calcext:value-type="float">
            <text:p>0.98</text:p>
          </table:table-cell>
          <table:table-cell table:formula="of:=IF(OR([$sv2.B8]=&quot;---&quot;;[$sv3.B8]=&quot;---&quot;);&quot;---&quot;;[$sv2.B8]/[$sv3.B8])" office:value-type="float" office:value="1.03943156465225" calcext:value-type="float">
            <text:p>1.04</text:p>
          </table:table-cell>
          <table:table-cell table:formula="of:=IF(OR([$sv2.B8]=&quot;---&quot;;[$a103.B8]=&quot;---&quot;);&quot;---&quot;;[$sv2.B8]/[$a103.B8])" office:value-type="float" office:value="1.06706831308504" calcext:value-type="float">
            <text:p>1.07</text:p>
          </table:table-cell>
          <table:table-cell table:formula="of:=IF(OR([$a102.B8]=&quot;---&quot;;[$sv3.B8]=&quot;---&quot;);&quot;---&quot;;[$a102.B8]/[$sv3.B8])" office:value-type="float" office:value="1.05989911727617" calcext:value-type="float">
            <text:p>1.06</text:p>
          </table:table-cell>
          <table:table-cell table:formula="of:=IF(OR([$a102.B8]=&quot;---&quot;;[$a103.B8]=&quot;---&quot;);&quot;---&quot;;[$a102.B8]/[$a103.B8])" office:value-type="float" office:value="1.08808006373232" calcext:value-type="float">
            <text:p>1.09</text:p>
          </table:table-cell>
          <table:table-cell table:formula="of:=IF(OR([$sv3.B8]=&quot;---&quot;;[$a103.B8]=&quot;---&quot;);&quot;---&quot;;[$sv3.B8]/[$a103.B8])" office:value-type="float" office:value="1.02658832901812" calcext:value-type="float">
            <text:p>1.03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IF(OR([$sv.B9]=&quot;---&quot;;[$a10.B9]=&quot;---&quot;);&quot;---&quot;;[$sv.B9]/[$a10.B9])" office:value-type="float" office:value="1.24413911199902" calcext:value-type="float">
            <text:p>1.24</text:p>
          </table:table-cell>
          <table:table-cell table:formula="of:=IF(OR([$sv.B9]=&quot;---&quot;;[$sv2.B9]=&quot;---&quot;);&quot;---&quot;;[$sv.B9]/[$sv2.B9])" office:value-type="float" office:value="1.07443399880286" calcext:value-type="float">
            <text:p>1.07</text:p>
          </table:table-cell>
          <table:table-cell table:formula="of:=IF(OR([$sv.B9]=&quot;---&quot;;[$a102.B9]=&quot;---&quot;);&quot;---&quot;;[$sv.B9]/[$a102.B9])" office:value-type="float" office:value="1.26823490295499" calcext:value-type="float">
            <text:p>1.27</text:p>
          </table:table-cell>
          <table:table-cell table:formula="of:=IF(OR([$sv.B9]=&quot;---&quot;;[$sv3.B9]=&quot;---&quot;);&quot;---&quot;;[$sv.B9]/[$sv3.B9])" office:value-type="string" office:string-value="---" calcext:value-type="string">
            <text:p>---</text:p>
          </table:table-cell>
          <table:table-cell table:formula="of:=IF(OR([$sv.B9]=&quot;---&quot;;[$a103.B9]=&quot;---&quot;);&quot;---&quot;;[$sv.B9]/[$a103.B9])" office:value-type="string" office:string-value="---" calcext:value-type="string">
            <text:p>---</text:p>
          </table:table-cell>
          <table:table-cell table:formula="of:=IF(OR([$a10.B9]=&quot;---&quot;;[$sv2.B9]=&quot;---&quot;);&quot;---&quot;;[$a10.B9]/[$sv2.B9])" office:value-type="float" office:value="0.863596352241118" calcext:value-type="float">
            <text:p>0.86</text:p>
          </table:table-cell>
          <table:table-cell table:formula="of:=IF(OR([$a10.B9]=&quot;---&quot;;[$a102.B9]=&quot;---&quot;);&quot;---&quot;;[$a10.B9]/[$a102.B9])" office:value-type="float" office:value="1.01936744108724" calcext:value-type="float">
            <text:p>1.02</text:p>
          </table:table-cell>
          <table:table-cell table:formula="of:=IF(OR([$a10.B9]=&quot;---&quot;;[$sv3.B9]=&quot;---&quot;);&quot;---&quot;;[$a10.B9]/[$sv3.B9])" office:value-type="string" office:string-value="---" calcext:value-type="string">
            <text:p>---</text:p>
          </table:table-cell>
          <table:table-cell table:formula="of:=IF(OR([$a10.B9]=&quot;---&quot;;[$a103.B9]=&quot;---&quot;);&quot;---&quot;;[$a10.B9]/[$a103.B9])" office:value-type="string" office:string-value="---" calcext:value-type="string">
            <text:p>---</text:p>
          </table:table-cell>
          <table:table-cell table:formula="of:=IF(OR([$sv2.B9]=&quot;---&quot;;[$a102.B9]=&quot;---&quot;);&quot;---&quot;;[$sv2.B9]/[$a102.B9])" office:value-type="float" office:value="1.18037488051203" calcext:value-type="float">
            <text:p>1.18</text:p>
          </table:table-cell>
          <table:table-cell table:formula="of:=IF(OR([$sv2.B9]=&quot;---&quot;;[$sv3.B9]=&quot;---&quot;);&quot;---&quot;;[$sv2.B9]/[$sv3.B9])" office:value-type="string" office:string-value="---" calcext:value-type="string">
            <text:p>---</text:p>
          </table:table-cell>
          <table:table-cell table:formula="of:=IF(OR([$sv2.B9]=&quot;---&quot;;[$a103.B9]=&quot;---&quot;);&quot;---&quot;;[$sv2.B9]/[$a103.B9])" office:value-type="string" office:string-value="---" calcext:value-type="string">
            <text:p>---</text:p>
          </table:table-cell>
          <table:table-cell table:formula="of:=IF(OR([$a102.B9]=&quot;---&quot;;[$sv3.B9]=&quot;---&quot;);&quot;---&quot;;[$a102.B9]/[$sv3.B9])" office:value-type="string" office:string-value="---" calcext:value-type="string">
            <text:p>---</text:p>
          </table:table-cell>
          <table:table-cell table:formula="of:=IF(OR([$a102.B9]=&quot;---&quot;;[$a103.B9]=&quot;---&quot;);&quot;---&quot;;[$a102.B9]/[$a103.B9])" office:value-type="string" office:string-value="---" calcext:value-type="string">
            <text:p>---</text:p>
          </table:table-cell>
          <table:table-cell table:formula="of:=IF(OR([$sv3.B9]=&quot;---&quot;;[$a103.B9]=&quot;---&quot;);&quot;---&quot;;[$sv3.B9]/[$a103.B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formula="of:=IF(OR([$sv.B10]=&quot;---&quot;;[$a10.B10]=&quot;---&quot;);&quot;---&quot;;[$sv.B10]/[$a10.B10])" office:value-type="float" office:value="1.04971883786317" calcext:value-type="float">
            <text:p>1.05</text:p>
          </table:table-cell>
          <table:table-cell table:formula="of:=IF(OR([$sv.B10]=&quot;---&quot;;[$sv2.B10]=&quot;---&quot;);&quot;---&quot;;[$sv.B10]/[$sv2.B10])" office:value-type="string" office:string-value="---" calcext:value-type="string">
            <text:p>---</text:p>
          </table:table-cell>
          <table:table-cell table:formula="of:=IF(OR([$sv.B10]=&quot;---&quot;;[$a102.B10]=&quot;---&quot;);&quot;---&quot;;[$sv.B10]/[$a102.B10])" office:value-type="string" office:string-value="---" calcext:value-type="string">
            <text:p>---</text:p>
          </table:table-cell>
          <table:table-cell table:formula="of:=IF(OR([$sv.B10]=&quot;---&quot;;[$sv3.B10]=&quot;---&quot;);&quot;---&quot;;[$sv.B10]/[$sv3.B10])" office:value-type="string" office:string-value="---" calcext:value-type="string">
            <text:p>---</text:p>
          </table:table-cell>
          <table:table-cell table:formula="of:=IF(OR([$sv.B10]=&quot;---&quot;;[$a103.B10]=&quot;---&quot;);&quot;---&quot;;[$sv.B10]/[$a103.B10])" office:value-type="string" office:string-value="---" calcext:value-type="string">
            <text:p>---</text:p>
          </table:table-cell>
          <table:table-cell table:formula="of:=IF(OR([$a10.B10]=&quot;---&quot;;[$sv2.B10]=&quot;---&quot;);&quot;---&quot;;[$a10.B10]/[$sv2.B10])" office:value-type="string" office:string-value="---" calcext:value-type="string">
            <text:p>---</text:p>
          </table:table-cell>
          <table:table-cell table:formula="of:=IF(OR([$a10.B10]=&quot;---&quot;;[$a102.B10]=&quot;---&quot;);&quot;---&quot;;[$a10.B10]/[$a102.B10])" office:value-type="string" office:string-value="---" calcext:value-type="string">
            <text:p>---</text:p>
          </table:table-cell>
          <table:table-cell table:formula="of:=IF(OR([$a10.B10]=&quot;---&quot;;[$sv3.B10]=&quot;---&quot;);&quot;---&quot;;[$a10.B10]/[$sv3.B10])" office:value-type="string" office:string-value="---" calcext:value-type="string">
            <text:p>---</text:p>
          </table:table-cell>
          <table:table-cell table:formula="of:=IF(OR([$a10.B10]=&quot;---&quot;;[$a103.B10]=&quot;---&quot;);&quot;---&quot;;[$a10.B10]/[$a103.B10])" office:value-type="string" office:string-value="---" calcext:value-type="string">
            <text:p>---</text:p>
          </table:table-cell>
          <table:table-cell table:formula="of:=IF(OR([$sv2.B10]=&quot;---&quot;;[$a102.B10]=&quot;---&quot;);&quot;---&quot;;[$sv2.B10]/[$a102.B10])" office:value-type="string" office:string-value="---" calcext:value-type="string">
            <text:p>---</text:p>
          </table:table-cell>
          <table:table-cell table:formula="of:=IF(OR([$sv2.B10]=&quot;---&quot;;[$sv3.B10]=&quot;---&quot;);&quot;---&quot;;[$sv2.B10]/[$sv3.B10])" office:value-type="string" office:string-value="---" calcext:value-type="string">
            <text:p>---</text:p>
          </table:table-cell>
          <table:table-cell table:formula="of:=IF(OR([$sv2.B10]=&quot;---&quot;;[$a103.B10]=&quot;---&quot;);&quot;---&quot;;[$sv2.B10]/[$a103.B10])" office:value-type="string" office:string-value="---" calcext:value-type="string">
            <text:p>---</text:p>
          </table:table-cell>
          <table:table-cell table:formula="of:=IF(OR([$a102.B10]=&quot;---&quot;;[$sv3.B10]=&quot;---&quot;);&quot;---&quot;;[$a102.B10]/[$sv3.B10])" office:value-type="string" office:string-value="---" calcext:value-type="string">
            <text:p>---</text:p>
          </table:table-cell>
          <table:table-cell table:formula="of:=IF(OR([$a102.B10]=&quot;---&quot;;[$a103.B10]=&quot;---&quot;);&quot;---&quot;;[$a102.B10]/[$a103.B10])" office:value-type="string" office:string-value="---" calcext:value-type="string">
            <text:p>---</text:p>
          </table:table-cell>
          <table:table-cell table:formula="of:=IF(OR([$sv3.B10]=&quot;---&quot;;[$a103.B10]=&quot;---&quot;);&quot;---&quot;;[$sv3.B10]/[$a103.B1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formula="of:=IF(OR([$sv.B11]=&quot;---&quot;;[$a10.B11]=&quot;---&quot;);&quot;---&quot;;[$sv.B11]/[$a10.B11])" office:value-type="float" office:value="1.17300193012172" calcext:value-type="float">
            <text:p>1.17</text:p>
          </table:table-cell>
          <table:table-cell table:formula="of:=IF(OR([$sv.B11]=&quot;---&quot;;[$sv2.B11]=&quot;---&quot;);&quot;---&quot;;[$sv.B11]/[$sv2.B11])" office:value-type="string" office:string-value="---" calcext:value-type="string">
            <text:p>---</text:p>
          </table:table-cell>
          <table:table-cell table:formula="of:=IF(OR([$sv.B11]=&quot;---&quot;;[$a102.B11]=&quot;---&quot;);&quot;---&quot;;[$sv.B11]/[$a102.B11])" office:value-type="string" office:string-value="---" calcext:value-type="string">
            <text:p>---</text:p>
          </table:table-cell>
          <table:table-cell table:formula="of:=IF(OR([$sv.B11]=&quot;---&quot;;[$sv3.B11]=&quot;---&quot;);&quot;---&quot;;[$sv.B11]/[$sv3.B11])" office:value-type="string" office:string-value="---" calcext:value-type="string">
            <text:p>---</text:p>
          </table:table-cell>
          <table:table-cell table:formula="of:=IF(OR([$sv.B11]=&quot;---&quot;;[$a103.B11]=&quot;---&quot;);&quot;---&quot;;[$sv.B11]/[$a103.B11])" office:value-type="string" office:string-value="---" calcext:value-type="string">
            <text:p>---</text:p>
          </table:table-cell>
          <table:table-cell table:formula="of:=IF(OR([$a10.B11]=&quot;---&quot;;[$sv2.B11]=&quot;---&quot;);&quot;---&quot;;[$a10.B11]/[$sv2.B11])" office:value-type="string" office:string-value="---" calcext:value-type="string">
            <text:p>---</text:p>
          </table:table-cell>
          <table:table-cell table:formula="of:=IF(OR([$a10.B11]=&quot;---&quot;;[$a102.B11]=&quot;---&quot;);&quot;---&quot;;[$a10.B11]/[$a102.B11])" office:value-type="string" office:string-value="---" calcext:value-type="string">
            <text:p>---</text:p>
          </table:table-cell>
          <table:table-cell table:formula="of:=IF(OR([$a10.B11]=&quot;---&quot;;[$sv3.B11]=&quot;---&quot;);&quot;---&quot;;[$a10.B11]/[$sv3.B11])" office:value-type="string" office:string-value="---" calcext:value-type="string">
            <text:p>---</text:p>
          </table:table-cell>
          <table:table-cell table:formula="of:=IF(OR([$a10.B11]=&quot;---&quot;;[$a103.B11]=&quot;---&quot;);&quot;---&quot;;[$a10.B11]/[$a103.B11])" office:value-type="string" office:string-value="---" calcext:value-type="string">
            <text:p>---</text:p>
          </table:table-cell>
          <table:table-cell table:formula="of:=IF(OR([$sv2.B11]=&quot;---&quot;;[$a102.B11]=&quot;---&quot;);&quot;---&quot;;[$sv2.B11]/[$a102.B11])" office:value-type="string" office:string-value="---" calcext:value-type="string">
            <text:p>---</text:p>
          </table:table-cell>
          <table:table-cell table:formula="of:=IF(OR([$sv2.B11]=&quot;---&quot;;[$sv3.B11]=&quot;---&quot;);&quot;---&quot;;[$sv2.B11]/[$sv3.B11])" office:value-type="string" office:string-value="---" calcext:value-type="string">
            <text:p>---</text:p>
          </table:table-cell>
          <table:table-cell table:formula="of:=IF(OR([$sv2.B11]=&quot;---&quot;;[$a103.B11]=&quot;---&quot;);&quot;---&quot;;[$sv2.B11]/[$a103.B11])" office:value-type="string" office:string-value="---" calcext:value-type="string">
            <text:p>---</text:p>
          </table:table-cell>
          <table:table-cell table:formula="of:=IF(OR([$a102.B11]=&quot;---&quot;;[$sv3.B11]=&quot;---&quot;);&quot;---&quot;;[$a102.B11]/[$sv3.B11])" office:value-type="string" office:string-value="---" calcext:value-type="string">
            <text:p>---</text:p>
          </table:table-cell>
          <table:table-cell table:formula="of:=IF(OR([$a102.B11]=&quot;---&quot;;[$a103.B11]=&quot;---&quot;);&quot;---&quot;;[$a102.B11]/[$a103.B11])" office:value-type="string" office:string-value="---" calcext:value-type="string">
            <text:p>---</text:p>
          </table:table-cell>
          <table:table-cell table:formula="of:=IF(OR([$sv3.B11]=&quot;---&quot;;[$a103.B11]=&quot;---&quot;);&quot;---&quot;;[$sv3.B11]/[$a103.B1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OR([$sv.B12]=&quot;---&quot;;[$a10.B12]=&quot;---&quot;);&quot;---&quot;;[$sv.B12]/[$a10.B12])" office:value-type="float" office:value="1.22233481106185" calcext:value-type="float">
            <text:p>1.22</text:p>
          </table:table-cell>
          <table:table-cell table:formula="of:=IF(OR([$sv.B12]=&quot;---&quot;;[$sv2.B12]=&quot;---&quot;);&quot;---&quot;;[$sv.B12]/[$sv2.B12])" office:value-type="float" office:value="1.16674390956536" calcext:value-type="float">
            <text:p>1.17</text:p>
          </table:table-cell>
          <table:table-cell table:formula="of:=IF(OR([$sv.B12]=&quot;---&quot;;[$a102.B12]=&quot;---&quot;);&quot;---&quot;;[$sv.B12]/[$a102.B12])" office:value-type="float" office:value="1.20843159762079" calcext:value-type="float">
            <text:p>1.21</text:p>
          </table:table-cell>
          <table:table-cell table:formula="of:=IF(OR([$sv.B12]=&quot;---&quot;;[$sv3.B12]=&quot;---&quot;);&quot;---&quot;;[$sv.B12]/[$sv3.B12])" office:value-type="string" office:string-value="---" calcext:value-type="string">
            <text:p>---</text:p>
          </table:table-cell>
          <table:table-cell table:formula="of:=IF(OR([$sv.B12]=&quot;---&quot;;[$a103.B12]=&quot;---&quot;);&quot;---&quot;;[$sv.B12]/[$a103.B12])" office:value-type="string" office:string-value="---" calcext:value-type="string">
            <text:p>---</text:p>
          </table:table-cell>
          <table:table-cell table:formula="of:=IF(OR([$a10.B12]=&quot;---&quot;;[$sv2.B12]=&quot;---&quot;);&quot;---&quot;;[$a10.B12]/[$sv2.B12])" office:value-type="float" office:value="0.954520724605557" calcext:value-type="float">
            <text:p>0.95</text:p>
          </table:table-cell>
          <table:table-cell table:formula="of:=IF(OR([$a10.B12]=&quot;---&quot;;[$a102.B12]=&quot;---&quot;);&quot;---&quot;;[$a10.B12]/[$a102.B12])" office:value-type="float" office:value="0.988625691328394" calcext:value-type="float">
            <text:p>0.99</text:p>
          </table:table-cell>
          <table:table-cell table:formula="of:=IF(OR([$a10.B12]=&quot;---&quot;;[$sv3.B12]=&quot;---&quot;);&quot;---&quot;;[$a10.B12]/[$sv3.B12])" office:value-type="string" office:string-value="---" calcext:value-type="string">
            <text:p>---</text:p>
          </table:table-cell>
          <table:table-cell table:formula="of:=IF(OR([$a10.B12]=&quot;---&quot;;[$a103.B12]=&quot;---&quot;);&quot;---&quot;;[$a10.B12]/[$a103.B12])" office:value-type="string" office:string-value="---" calcext:value-type="string">
            <text:p>---</text:p>
          </table:table-cell>
          <table:table-cell table:formula="of:=IF(OR([$sv2.B12]=&quot;---&quot;;[$a102.B12]=&quot;---&quot;);&quot;---&quot;;[$sv2.B12]/[$a102.B12])" office:value-type="float" office:value="1.03572993843264" calcext:value-type="float">
            <text:p>1.04</text:p>
          </table:table-cell>
          <table:table-cell table:formula="of:=IF(OR([$sv2.B12]=&quot;---&quot;;[$sv3.B12]=&quot;---&quot;);&quot;---&quot;;[$sv2.B12]/[$sv3.B12])" office:value-type="string" office:string-value="---" calcext:value-type="string">
            <text:p>---</text:p>
          </table:table-cell>
          <table:table-cell table:formula="of:=IF(OR([$sv2.B12]=&quot;---&quot;;[$a103.B12]=&quot;---&quot;);&quot;---&quot;;[$sv2.B12]/[$a103.B12])" office:value-type="string" office:string-value="---" calcext:value-type="string">
            <text:p>---</text:p>
          </table:table-cell>
          <table:table-cell table:formula="of:=IF(OR([$a102.B12]=&quot;---&quot;;[$sv3.B12]=&quot;---&quot;);&quot;---&quot;;[$a102.B12]/[$sv3.B12])" office:value-type="string" office:string-value="---" calcext:value-type="string">
            <text:p>---</text:p>
          </table:table-cell>
          <table:table-cell table:formula="of:=IF(OR([$a102.B12]=&quot;---&quot;;[$a103.B12]=&quot;---&quot;);&quot;---&quot;;[$a102.B12]/[$a103.B12])" office:value-type="string" office:string-value="---" calcext:value-type="string">
            <text:p>---</text:p>
          </table:table-cell>
          <table:table-cell table:formula="of:=IF(OR([$sv3.B12]=&quot;---&quot;;[$a103.B12]=&quot;---&quot;);&quot;---&quot;;[$sv3.B12]/[$a103.B1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OR([$sv.B13]=&quot;---&quot;;[$a10.B13]=&quot;---&quot;);&quot;---&quot;;[$sv.B13]/[$a10.B13])" office:value-type="float" office:value="1.14987009435252" calcext:value-type="float">
            <text:p>1.15</text:p>
          </table:table-cell>
          <table:table-cell table:formula="of:=IF(OR([$sv.B13]=&quot;---&quot;;[$sv2.B13]=&quot;---&quot;);&quot;---&quot;;[$sv.B13]/[$sv2.B13])" office:value-type="float" office:value="0.996484436719861" calcext:value-type="float">
            <text:p>1.00</text:p>
          </table:table-cell>
          <table:table-cell table:formula="of:=IF(OR([$sv.B13]=&quot;---&quot;;[$a102.B13]=&quot;---&quot;);&quot;---&quot;;[$sv.B13]/[$a102.B13])" office:value-type="float" office:value="1.44298584298584" calcext:value-type="float">
            <text:p>1.44</text:p>
          </table:table-cell>
          <table:table-cell table:formula="of:=IF(OR([$sv.B13]=&quot;---&quot;;[$sv3.B13]=&quot;---&quot;);&quot;---&quot;;[$sv.B13]/[$sv3.B13])" office:value-type="string" office:string-value="---" calcext:value-type="string">
            <text:p>---</text:p>
          </table:table-cell>
          <table:table-cell table:formula="of:=IF(OR([$sv.B13]=&quot;---&quot;;[$a103.B13]=&quot;---&quot;);&quot;---&quot;;[$sv.B13]/[$a103.B13])" office:value-type="string" office:string-value="---" calcext:value-type="string">
            <text:p>---</text:p>
          </table:table-cell>
          <table:table-cell table:formula="of:=IF(OR([$a10.B13]=&quot;---&quot;;[$sv2.B13]=&quot;---&quot;);&quot;---&quot;;[$a10.B13]/[$sv2.B13])" office:value-type="float" office:value="0.86660609890978" calcext:value-type="float">
            <text:p>0.87</text:p>
          </table:table-cell>
          <table:table-cell table:formula="of:=IF(OR([$a10.B13]=&quot;---&quot;;[$a102.B13]=&quot;---&quot;);&quot;---&quot;;[$a10.B13]/[$a102.B13])" office:value-type="float" office:value="1.25491205491206" calcext:value-type="float">
            <text:p>1.25</text:p>
          </table:table-cell>
          <table:table-cell table:formula="of:=IF(OR([$a10.B13]=&quot;---&quot;;[$sv3.B13]=&quot;---&quot;);&quot;---&quot;;[$a10.B13]/[$sv3.B13])" office:value-type="string" office:string-value="---" calcext:value-type="string">
            <text:p>---</text:p>
          </table:table-cell>
          <table:table-cell table:formula="of:=IF(OR([$a10.B13]=&quot;---&quot;;[$a103.B13]=&quot;---&quot;);&quot;---&quot;;[$a10.B13]/[$a103.B13])" office:value-type="string" office:string-value="---" calcext:value-type="string">
            <text:p>---</text:p>
          </table:table-cell>
          <table:table-cell table:formula="of:=IF(OR([$sv2.B13]=&quot;---&quot;;[$a102.B13]=&quot;---&quot;);&quot;---&quot;;[$sv2.B13]/[$a102.B13])" office:value-type="float" office:value="1.44807664807665" calcext:value-type="float">
            <text:p>1.45</text:p>
          </table:table-cell>
          <table:table-cell table:formula="of:=IF(OR([$sv2.B13]=&quot;---&quot;;[$sv3.B13]=&quot;---&quot;);&quot;---&quot;;[$sv2.B13]/[$sv3.B13])" office:value-type="string" office:string-value="---" calcext:value-type="string">
            <text:p>---</text:p>
          </table:table-cell>
          <table:table-cell table:formula="of:=IF(OR([$sv2.B13]=&quot;---&quot;;[$a103.B13]=&quot;---&quot;);&quot;---&quot;;[$sv2.B13]/[$a103.B13])" office:value-type="string" office:string-value="---" calcext:value-type="string">
            <text:p>---</text:p>
          </table:table-cell>
          <table:table-cell table:formula="of:=IF(OR([$a102.B13]=&quot;---&quot;;[$sv3.B13]=&quot;---&quot;);&quot;---&quot;;[$a102.B13]/[$sv3.B13])" office:value-type="string" office:string-value="---" calcext:value-type="string">
            <text:p>---</text:p>
          </table:table-cell>
          <table:table-cell table:formula="of:=IF(OR([$a102.B13]=&quot;---&quot;;[$a103.B13]=&quot;---&quot;);&quot;---&quot;;[$a102.B13]/[$a103.B13])" office:value-type="string" office:string-value="---" calcext:value-type="string">
            <text:p>---</text:p>
          </table:table-cell>
          <table:table-cell table:formula="of:=IF(OR([$sv3.B13]=&quot;---&quot;;[$a103.B13]=&quot;---&quot;);&quot;---&quot;;[$sv3.B13]/[$a103.B1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OR([$sv.B14]=&quot;---&quot;;[$a10.B14]=&quot;---&quot;);&quot;---&quot;;[$sv.B14]/[$a10.B14])" office:value-type="float" office:value="1.16347891566265" calcext:value-type="float">
            <text:p>1.16</text:p>
          </table:table-cell>
          <table:table-cell table:formula="of:=IF(OR([$sv.B14]=&quot;---&quot;;[$sv2.B14]=&quot;---&quot;);&quot;---&quot;;[$sv.B14]/[$sv2.B14])" office:value-type="string" office:string-value="---" calcext:value-type="string">
            <text:p>---</text:p>
          </table:table-cell>
          <table:table-cell table:formula="of:=IF(OR([$sv.B14]=&quot;---&quot;;[$a102.B14]=&quot;---&quot;);&quot;---&quot;;[$sv.B14]/[$a102.B14])" office:value-type="float" office:value="1.5151752880608" calcext:value-type="float">
            <text:p>1.52</text:p>
          </table:table-cell>
          <table:table-cell table:formula="of:=IF(OR([$sv.B14]=&quot;---&quot;;[$sv3.B14]=&quot;---&quot;);&quot;---&quot;;[$sv.B14]/[$sv3.B14])" office:value-type="string" office:string-value="---" calcext:value-type="string">
            <text:p>---</text:p>
          </table:table-cell>
          <table:table-cell table:formula="of:=IF(OR([$sv.B14]=&quot;---&quot;;[$a103.B14]=&quot;---&quot;);&quot;---&quot;;[$sv.B14]/[$a103.B14])" office:value-type="string" office:string-value="---" calcext:value-type="string">
            <text:p>---</text:p>
          </table:table-cell>
          <table:table-cell table:formula="of:=IF(OR([$a10.B14]=&quot;---&quot;;[$sv2.B14]=&quot;---&quot;);&quot;---&quot;;[$a10.B14]/[$sv2.B14])" office:value-type="string" office:string-value="---" calcext:value-type="string">
            <text:p>---</text:p>
          </table:table-cell>
          <table:table-cell table:formula="of:=IF(OR([$a10.B14]=&quot;---&quot;;[$a102.B14]=&quot;---&quot;);&quot;---&quot;;[$a10.B14]/[$a102.B14])" office:value-type="float" office:value="1.30227997058102" calcext:value-type="float">
            <text:p>1.30</text:p>
          </table:table-cell>
          <table:table-cell table:formula="of:=IF(OR([$a10.B14]=&quot;---&quot;;[$sv3.B14]=&quot;---&quot;);&quot;---&quot;;[$a10.B14]/[$sv3.B14])" office:value-type="string" office:string-value="---" calcext:value-type="string">
            <text:p>---</text:p>
          </table:table-cell>
          <table:table-cell table:formula="of:=IF(OR([$a10.B14]=&quot;---&quot;;[$a103.B14]=&quot;---&quot;);&quot;---&quot;;[$a10.B14]/[$a103.B14])" office:value-type="string" office:string-value="---" calcext:value-type="string">
            <text:p>---</text:p>
          </table:table-cell>
          <table:table-cell table:formula="of:=IF(OR([$sv2.B14]=&quot;---&quot;;[$a102.B14]=&quot;---&quot;);&quot;---&quot;;[$sv2.B14]/[$a102.B14])" office:value-type="string" office:string-value="---" calcext:value-type="string">
            <text:p>---</text:p>
          </table:table-cell>
          <table:table-cell table:formula="of:=IF(OR([$sv2.B14]=&quot;---&quot;;[$sv3.B14]=&quot;---&quot;);&quot;---&quot;;[$sv2.B14]/[$sv3.B14])" office:value-type="string" office:string-value="---" calcext:value-type="string">
            <text:p>---</text:p>
          </table:table-cell>
          <table:table-cell table:formula="of:=IF(OR([$sv2.B14]=&quot;---&quot;;[$a103.B14]=&quot;---&quot;);&quot;---&quot;;[$sv2.B14]/[$a103.B14])" office:value-type="string" office:string-value="---" calcext:value-type="string">
            <text:p>---</text:p>
          </table:table-cell>
          <table:table-cell table:formula="of:=IF(OR([$a102.B14]=&quot;---&quot;;[$sv3.B14]=&quot;---&quot;);&quot;---&quot;;[$a102.B14]/[$sv3.B14])" office:value-type="string" office:string-value="---" calcext:value-type="string">
            <text:p>---</text:p>
          </table:table-cell>
          <table:table-cell table:formula="of:=IF(OR([$a102.B14]=&quot;---&quot;;[$a103.B14]=&quot;---&quot;);&quot;---&quot;;[$a102.B14]/[$a103.B14])" office:value-type="string" office:string-value="---" calcext:value-type="string">
            <text:p>---</text:p>
          </table:table-cell>
          <table:table-cell table:formula="of:=IF(OR([$sv3.B14]=&quot;---&quot;;[$a103.B14]=&quot;---&quot;);&quot;---&quot;;[$sv3.B14]/[$a103.B1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IF(OR([$sv.B15]=&quot;---&quot;;[$a10.B15]=&quot;---&quot;);&quot;---&quot;;[$sv.B15]/[$a10.B15])" office:value-type="float" office:value="1.04648521558938" calcext:value-type="float">
            <text:p>1.05</text:p>
          </table:table-cell>
          <table:table-cell table:formula="of:=IF(OR([$sv.B15]=&quot;---&quot;;[$sv2.B15]=&quot;---&quot;);&quot;---&quot;;[$sv.B15]/[$sv2.B15])" office:value-type="string" office:string-value="---" calcext:value-type="string">
            <text:p>---</text:p>
          </table:table-cell>
          <table:table-cell table:formula="of:=IF(OR([$sv.B15]=&quot;---&quot;;[$a102.B15]=&quot;---&quot;);&quot;---&quot;;[$sv.B15]/[$a102.B15])" office:value-type="string" office:string-value="---" calcext:value-type="string">
            <text:p>---</text:p>
          </table:table-cell>
          <table:table-cell table:formula="of:=IF(OR([$sv.B15]=&quot;---&quot;;[$sv3.B15]=&quot;---&quot;);&quot;---&quot;;[$sv.B15]/[$sv3.B15])" office:value-type="string" office:string-value="---" calcext:value-type="string">
            <text:p>---</text:p>
          </table:table-cell>
          <table:table-cell table:formula="of:=IF(OR([$sv.B15]=&quot;---&quot;;[$a103.B15]=&quot;---&quot;);&quot;---&quot;;[$sv.B15]/[$a103.B15])" office:value-type="string" office:string-value="---" calcext:value-type="string">
            <text:p>---</text:p>
          </table:table-cell>
          <table:table-cell table:formula="of:=IF(OR([$a10.B15]=&quot;---&quot;;[$sv2.B15]=&quot;---&quot;);&quot;---&quot;;[$a10.B15]/[$sv2.B15])" office:value-type="string" office:string-value="---" calcext:value-type="string">
            <text:p>---</text:p>
          </table:table-cell>
          <table:table-cell table:formula="of:=IF(OR([$a10.B15]=&quot;---&quot;;[$a102.B15]=&quot;---&quot;);&quot;---&quot;;[$a10.B15]/[$a102.B15])" office:value-type="string" office:string-value="---" calcext:value-type="string">
            <text:p>---</text:p>
          </table:table-cell>
          <table:table-cell table:formula="of:=IF(OR([$a10.B15]=&quot;---&quot;;[$sv3.B15]=&quot;---&quot;);&quot;---&quot;;[$a10.B15]/[$sv3.B15])" office:value-type="string" office:string-value="---" calcext:value-type="string">
            <text:p>---</text:p>
          </table:table-cell>
          <table:table-cell table:formula="of:=IF(OR([$a10.B15]=&quot;---&quot;;[$a103.B15]=&quot;---&quot;);&quot;---&quot;;[$a10.B15]/[$a103.B15])" office:value-type="string" office:string-value="---" calcext:value-type="string">
            <text:p>---</text:p>
          </table:table-cell>
          <table:table-cell table:formula="of:=IF(OR([$sv2.B15]=&quot;---&quot;;[$a102.B15]=&quot;---&quot;);&quot;---&quot;;[$sv2.B15]/[$a102.B15])" office:value-type="string" office:string-value="---" calcext:value-type="string">
            <text:p>---</text:p>
          </table:table-cell>
          <table:table-cell table:formula="of:=IF(OR([$sv2.B15]=&quot;---&quot;;[$sv3.B15]=&quot;---&quot;);&quot;---&quot;;[$sv2.B15]/[$sv3.B15])" office:value-type="string" office:string-value="---" calcext:value-type="string">
            <text:p>---</text:p>
          </table:table-cell>
          <table:table-cell table:formula="of:=IF(OR([$sv2.B15]=&quot;---&quot;;[$a103.B15]=&quot;---&quot;);&quot;---&quot;;[$sv2.B15]/[$a103.B15])" office:value-type="string" office:string-value="---" calcext:value-type="string">
            <text:p>---</text:p>
          </table:table-cell>
          <table:table-cell table:formula="of:=IF(OR([$a102.B15]=&quot;---&quot;;[$sv3.B15]=&quot;---&quot;);&quot;---&quot;;[$a102.B15]/[$sv3.B15])" office:value-type="string" office:string-value="---" calcext:value-type="string">
            <text:p>---</text:p>
          </table:table-cell>
          <table:table-cell table:formula="of:=IF(OR([$a102.B15]=&quot;---&quot;;[$a103.B15]=&quot;---&quot;);&quot;---&quot;;[$a102.B15]/[$a103.B15])" office:value-type="string" office:string-value="---" calcext:value-type="string">
            <text:p>---</text:p>
          </table:table-cell>
          <table:table-cell table:formula="of:=IF(OR([$sv3.B15]=&quot;---&quot;;[$a103.B15]=&quot;---&quot;);&quot;---&quot;;[$sv3.B15]/[$a103.B1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IF(OR([$sv.B16]=&quot;---&quot;;[$a10.B16]=&quot;---&quot;);&quot;---&quot;;[$sv.B16]/[$a10.B16])" office:value-type="float" office:value="1.18368340259838" calcext:value-type="float">
            <text:p>1.18</text:p>
          </table:table-cell>
          <table:table-cell table:formula="of:=IF(OR([$sv.B16]=&quot;---&quot;;[$sv2.B16]=&quot;---&quot;);&quot;---&quot;;[$sv.B16]/[$sv2.B16])" office:value-type="string" office:string-value="---" calcext:value-type="string">
            <text:p>---</text:p>
          </table:table-cell>
          <table:table-cell table:formula="of:=IF(OR([$sv.B16]=&quot;---&quot;;[$a102.B16]=&quot;---&quot;);&quot;---&quot;;[$sv.B16]/[$a102.B16])" office:value-type="string" office:string-value="---" calcext:value-type="string">
            <text:p>---</text:p>
          </table:table-cell>
          <table:table-cell table:formula="of:=IF(OR([$sv.B16]=&quot;---&quot;;[$sv3.B16]=&quot;---&quot;);&quot;---&quot;;[$sv.B16]/[$sv3.B16])" office:value-type="string" office:string-value="---" calcext:value-type="string">
            <text:p>---</text:p>
          </table:table-cell>
          <table:table-cell table:formula="of:=IF(OR([$sv.B16]=&quot;---&quot;;[$a103.B16]=&quot;---&quot;);&quot;---&quot;;[$sv.B16]/[$a103.B16])" office:value-type="string" office:string-value="---" calcext:value-type="string">
            <text:p>---</text:p>
          </table:table-cell>
          <table:table-cell table:formula="of:=IF(OR([$a10.B16]=&quot;---&quot;;[$sv2.B16]=&quot;---&quot;);&quot;---&quot;;[$a10.B16]/[$sv2.B16])" office:value-type="string" office:string-value="---" calcext:value-type="string">
            <text:p>---</text:p>
          </table:table-cell>
          <table:table-cell table:formula="of:=IF(OR([$a10.B16]=&quot;---&quot;;[$a102.B16]=&quot;---&quot;);&quot;---&quot;;[$a10.B16]/[$a102.B16])" office:value-type="string" office:string-value="---" calcext:value-type="string">
            <text:p>---</text:p>
          </table:table-cell>
          <table:table-cell table:formula="of:=IF(OR([$a10.B16]=&quot;---&quot;;[$sv3.B16]=&quot;---&quot;);&quot;---&quot;;[$a10.B16]/[$sv3.B16])" office:value-type="string" office:string-value="---" calcext:value-type="string">
            <text:p>---</text:p>
          </table:table-cell>
          <table:table-cell table:formula="of:=IF(OR([$a10.B16]=&quot;---&quot;;[$a103.B16]=&quot;---&quot;);&quot;---&quot;;[$a10.B16]/[$a103.B16])" office:value-type="string" office:string-value="---" calcext:value-type="string">
            <text:p>---</text:p>
          </table:table-cell>
          <table:table-cell table:formula="of:=IF(OR([$sv2.B16]=&quot;---&quot;;[$a102.B16]=&quot;---&quot;);&quot;---&quot;;[$sv2.B16]/[$a102.B16])" office:value-type="string" office:string-value="---" calcext:value-type="string">
            <text:p>---</text:p>
          </table:table-cell>
          <table:table-cell table:formula="of:=IF(OR([$sv2.B16]=&quot;---&quot;;[$sv3.B16]=&quot;---&quot;);&quot;---&quot;;[$sv2.B16]/[$sv3.B16])" office:value-type="string" office:string-value="---" calcext:value-type="string">
            <text:p>---</text:p>
          </table:table-cell>
          <table:table-cell table:formula="of:=IF(OR([$sv2.B16]=&quot;---&quot;;[$a103.B16]=&quot;---&quot;);&quot;---&quot;;[$sv2.B16]/[$a103.B16])" office:value-type="string" office:string-value="---" calcext:value-type="string">
            <text:p>---</text:p>
          </table:table-cell>
          <table:table-cell table:formula="of:=IF(OR([$a102.B16]=&quot;---&quot;;[$sv3.B16]=&quot;---&quot;);&quot;---&quot;;[$a102.B16]/[$sv3.B16])" office:value-type="string" office:string-value="---" calcext:value-type="string">
            <text:p>---</text:p>
          </table:table-cell>
          <table:table-cell table:formula="of:=IF(OR([$a102.B16]=&quot;---&quot;;[$a103.B16]=&quot;---&quot;);&quot;---&quot;;[$a102.B16]/[$a103.B16])" office:value-type="string" office:string-value="---" calcext:value-type="string">
            <text:p>---</text:p>
          </table:table-cell>
          <table:table-cell table:formula="of:=IF(OR([$sv3.B16]=&quot;---&quot;;[$a103.B16]=&quot;---&quot;);&quot;---&quot;;[$sv3.B16]/[$a103.B1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IF(OR([$sv.B17]=&quot;---&quot;;[$a10.B17]=&quot;---&quot;);&quot;---&quot;;[$sv.B17]/[$a10.B17])" office:value-type="string" office:string-value="---" calcext:value-type="string">
            <text:p>---</text:p>
          </table:table-cell>
          <table:table-cell table:formula="of:=IF(OR([$sv.B17]=&quot;---&quot;;[$sv2.B17]=&quot;---&quot;);&quot;---&quot;;[$sv.B17]/[$sv2.B17])" office:value-type="string" office:string-value="---" calcext:value-type="string">
            <text:p>---</text:p>
          </table:table-cell>
          <table:table-cell table:formula="of:=IF(OR([$sv.B17]=&quot;---&quot;;[$a102.B17]=&quot;---&quot;);&quot;---&quot;;[$sv.B17]/[$a102.B17])" office:value-type="string" office:string-value="---" calcext:value-type="string">
            <text:p>---</text:p>
          </table:table-cell>
          <table:table-cell table:formula="of:=IF(OR([$sv.B17]=&quot;---&quot;;[$sv3.B17]=&quot;---&quot;);&quot;---&quot;;[$sv.B17]/[$sv3.B17])" office:value-type="string" office:string-value="---" calcext:value-type="string">
            <text:p>---</text:p>
          </table:table-cell>
          <table:table-cell table:formula="of:=IF(OR([$sv.B17]=&quot;---&quot;;[$a103.B17]=&quot;---&quot;);&quot;---&quot;;[$sv.B17]/[$a103.B17])" office:value-type="string" office:string-value="---" calcext:value-type="string">
            <text:p>---</text:p>
          </table:table-cell>
          <table:table-cell table:formula="of:=IF(OR([$a10.B17]=&quot;---&quot;;[$sv2.B17]=&quot;---&quot;);&quot;---&quot;;[$a10.B17]/[$sv2.B17])" office:value-type="string" office:string-value="---" calcext:value-type="string">
            <text:p>---</text:p>
          </table:table-cell>
          <table:table-cell table:formula="of:=IF(OR([$a10.B17]=&quot;---&quot;;[$a102.B17]=&quot;---&quot;);&quot;---&quot;;[$a10.B17]/[$a102.B17])" office:value-type="string" office:string-value="---" calcext:value-type="string">
            <text:p>---</text:p>
          </table:table-cell>
          <table:table-cell table:formula="of:=IF(OR([$a10.B17]=&quot;---&quot;;[$sv3.B17]=&quot;---&quot;);&quot;---&quot;;[$a10.B17]/[$sv3.B17])" office:value-type="string" office:string-value="---" calcext:value-type="string">
            <text:p>---</text:p>
          </table:table-cell>
          <table:table-cell table:formula="of:=IF(OR([$a10.B17]=&quot;---&quot;;[$a103.B17]=&quot;---&quot;);&quot;---&quot;;[$a10.B17]/[$a103.B17])" office:value-type="string" office:string-value="---" calcext:value-type="string">
            <text:p>---</text:p>
          </table:table-cell>
          <table:table-cell table:formula="of:=IF(OR([$sv2.B17]=&quot;---&quot;;[$a102.B17]=&quot;---&quot;);&quot;---&quot;;[$sv2.B17]/[$a102.B17])" office:value-type="string" office:string-value="---" calcext:value-type="string">
            <text:p>---</text:p>
          </table:table-cell>
          <table:table-cell table:formula="of:=IF(OR([$sv2.B17]=&quot;---&quot;;[$sv3.B17]=&quot;---&quot;);&quot;---&quot;;[$sv2.B17]/[$sv3.B17])" office:value-type="string" office:string-value="---" calcext:value-type="string">
            <text:p>---</text:p>
          </table:table-cell>
          <table:table-cell table:formula="of:=IF(OR([$sv2.B17]=&quot;---&quot;;[$a103.B17]=&quot;---&quot;);&quot;---&quot;;[$sv2.B17]/[$a103.B17])" office:value-type="string" office:string-value="---" calcext:value-type="string">
            <text:p>---</text:p>
          </table:table-cell>
          <table:table-cell table:formula="of:=IF(OR([$a102.B17]=&quot;---&quot;;[$sv3.B17]=&quot;---&quot;);&quot;---&quot;;[$a102.B17]/[$sv3.B17])" office:value-type="string" office:string-value="---" calcext:value-type="string">
            <text:p>---</text:p>
          </table:table-cell>
          <table:table-cell table:formula="of:=IF(OR([$a102.B17]=&quot;---&quot;;[$a103.B17]=&quot;---&quot;);&quot;---&quot;;[$a102.B17]/[$a103.B17])" office:value-type="string" office:string-value="---" calcext:value-type="string">
            <text:p>---</text:p>
          </table:table-cell>
          <table:table-cell table:formula="of:=IF(OR([$sv3.B17]=&quot;---&quot;;[$a103.B17]=&quot;---&quot;);&quot;---&quot;;[$sv3.B17]/[$a103.B1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IF(OR([$sv.B18]=&quot;---&quot;;[$a10.B18]=&quot;---&quot;);&quot;---&quot;;[$sv.B18]/[$a10.B18])" office:value-type="float" office:value="1.12039929157946" calcext:value-type="float">
            <text:p>1.12</text:p>
          </table:table-cell>
          <table:table-cell table:formula="of:=IF(OR([$sv.B18]=&quot;---&quot;;[$sv2.B18]=&quot;---&quot;);&quot;---&quot;;[$sv.B18]/[$sv2.B18])" office:value-type="string" office:string-value="---" calcext:value-type="string">
            <text:p>---</text:p>
          </table:table-cell>
          <table:table-cell table:formula="of:=IF(OR([$sv.B18]=&quot;---&quot;;[$a102.B18]=&quot;---&quot;);&quot;---&quot;;[$sv.B18]/[$a102.B18])" office:value-type="string" office:string-value="---" calcext:value-type="string">
            <text:p>---</text:p>
          </table:table-cell>
          <table:table-cell table:formula="of:=IF(OR([$sv.B18]=&quot;---&quot;;[$sv3.B18]=&quot;---&quot;);&quot;---&quot;;[$sv.B18]/[$sv3.B18])" office:value-type="string" office:string-value="---" calcext:value-type="string">
            <text:p>---</text:p>
          </table:table-cell>
          <table:table-cell table:formula="of:=IF(OR([$sv.B18]=&quot;---&quot;;[$a103.B18]=&quot;---&quot;);&quot;---&quot;;[$sv.B18]/[$a103.B18])" office:value-type="string" office:string-value="---" calcext:value-type="string">
            <text:p>---</text:p>
          </table:table-cell>
          <table:table-cell table:formula="of:=IF(OR([$a10.B18]=&quot;---&quot;;[$sv2.B18]=&quot;---&quot;);&quot;---&quot;;[$a10.B18]/[$sv2.B18])" office:value-type="string" office:string-value="---" calcext:value-type="string">
            <text:p>---</text:p>
          </table:table-cell>
          <table:table-cell table:formula="of:=IF(OR([$a10.B18]=&quot;---&quot;;[$a102.B18]=&quot;---&quot;);&quot;---&quot;;[$a10.B18]/[$a102.B18])" office:value-type="string" office:string-value="---" calcext:value-type="string">
            <text:p>---</text:p>
          </table:table-cell>
          <table:table-cell table:formula="of:=IF(OR([$a10.B18]=&quot;---&quot;;[$sv3.B18]=&quot;---&quot;);&quot;---&quot;;[$a10.B18]/[$sv3.B18])" office:value-type="string" office:string-value="---" calcext:value-type="string">
            <text:p>---</text:p>
          </table:table-cell>
          <table:table-cell table:formula="of:=IF(OR([$a10.B18]=&quot;---&quot;;[$a103.B18]=&quot;---&quot;);&quot;---&quot;;[$a10.B18]/[$a103.B18])" office:value-type="string" office:string-value="---" calcext:value-type="string">
            <text:p>---</text:p>
          </table:table-cell>
          <table:table-cell table:formula="of:=IF(OR([$sv2.B18]=&quot;---&quot;;[$a102.B18]=&quot;---&quot;);&quot;---&quot;;[$sv2.B18]/[$a102.B18])" office:value-type="string" office:string-value="---" calcext:value-type="string">
            <text:p>---</text:p>
          </table:table-cell>
          <table:table-cell table:formula="of:=IF(OR([$sv2.B18]=&quot;---&quot;;[$sv3.B18]=&quot;---&quot;);&quot;---&quot;;[$sv2.B18]/[$sv3.B18])" office:value-type="string" office:string-value="---" calcext:value-type="string">
            <text:p>---</text:p>
          </table:table-cell>
          <table:table-cell table:formula="of:=IF(OR([$sv2.B18]=&quot;---&quot;;[$a103.B18]=&quot;---&quot;);&quot;---&quot;;[$sv2.B18]/[$a103.B18])" office:value-type="string" office:string-value="---" calcext:value-type="string">
            <text:p>---</text:p>
          </table:table-cell>
          <table:table-cell table:formula="of:=IF(OR([$a102.B18]=&quot;---&quot;;[$sv3.B18]=&quot;---&quot;);&quot;---&quot;;[$a102.B18]/[$sv3.B18])" office:value-type="string" office:string-value="---" calcext:value-type="string">
            <text:p>---</text:p>
          </table:table-cell>
          <table:table-cell table:formula="of:=IF(OR([$a102.B18]=&quot;---&quot;;[$a103.B18]=&quot;---&quot;);&quot;---&quot;;[$a102.B18]/[$a103.B18])" office:value-type="string" office:string-value="---" calcext:value-type="string">
            <text:p>---</text:p>
          </table:table-cell>
          <table:table-cell table:formula="of:=IF(OR([$sv3.B18]=&quot;---&quot;;[$a103.B18]=&quot;---&quot;);&quot;---&quot;;[$sv3.B18]/[$a103.B1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IF(OR([$sv.B19]=&quot;---&quot;;[$a10.B19]=&quot;---&quot;);&quot;---&quot;;[$sv.B19]/[$a10.B19])" office:value-type="float" office:value="1.1745190502024" calcext:value-type="float">
            <text:p>1.17</text:p>
          </table:table-cell>
          <table:table-cell table:formula="of:=IF(OR([$sv.B19]=&quot;---&quot;;[$sv2.B19]=&quot;---&quot;);&quot;---&quot;;[$sv.B19]/[$sv2.B19])" office:value-type="string" office:string-value="---" calcext:value-type="string">
            <text:p>---</text:p>
          </table:table-cell>
          <table:table-cell table:formula="of:=IF(OR([$sv.B19]=&quot;---&quot;;[$a102.B19]=&quot;---&quot;);&quot;---&quot;;[$sv.B19]/[$a102.B19])" office:value-type="string" office:string-value="---" calcext:value-type="string">
            <text:p>---</text:p>
          </table:table-cell>
          <table:table-cell table:formula="of:=IF(OR([$sv.B19]=&quot;---&quot;;[$sv3.B19]=&quot;---&quot;);&quot;---&quot;;[$sv.B19]/[$sv3.B19])" office:value-type="string" office:string-value="---" calcext:value-type="string">
            <text:p>---</text:p>
          </table:table-cell>
          <table:table-cell table:formula="of:=IF(OR([$sv.B19]=&quot;---&quot;;[$a103.B19]=&quot;---&quot;);&quot;---&quot;;[$sv.B19]/[$a103.B19])" office:value-type="string" office:string-value="---" calcext:value-type="string">
            <text:p>---</text:p>
          </table:table-cell>
          <table:table-cell table:formula="of:=IF(OR([$a10.B19]=&quot;---&quot;;[$sv2.B19]=&quot;---&quot;);&quot;---&quot;;[$a10.B19]/[$sv2.B19])" office:value-type="string" office:string-value="---" calcext:value-type="string">
            <text:p>---</text:p>
          </table:table-cell>
          <table:table-cell table:formula="of:=IF(OR([$a10.B19]=&quot;---&quot;;[$a102.B19]=&quot;---&quot;);&quot;---&quot;;[$a10.B19]/[$a102.B19])" office:value-type="string" office:string-value="---" calcext:value-type="string">
            <text:p>---</text:p>
          </table:table-cell>
          <table:table-cell table:formula="of:=IF(OR([$a10.B19]=&quot;---&quot;;[$sv3.B19]=&quot;---&quot;);&quot;---&quot;;[$a10.B19]/[$sv3.B19])" office:value-type="string" office:string-value="---" calcext:value-type="string">
            <text:p>---</text:p>
          </table:table-cell>
          <table:table-cell table:formula="of:=IF(OR([$a10.B19]=&quot;---&quot;;[$a103.B19]=&quot;---&quot;);&quot;---&quot;;[$a10.B19]/[$a103.B19])" office:value-type="string" office:string-value="---" calcext:value-type="string">
            <text:p>---</text:p>
          </table:table-cell>
          <table:table-cell table:formula="of:=IF(OR([$sv2.B19]=&quot;---&quot;;[$a102.B19]=&quot;---&quot;);&quot;---&quot;;[$sv2.B19]/[$a102.B19])" office:value-type="string" office:string-value="---" calcext:value-type="string">
            <text:p>---</text:p>
          </table:table-cell>
          <table:table-cell table:formula="of:=IF(OR([$sv2.B19]=&quot;---&quot;;[$sv3.B19]=&quot;---&quot;);&quot;---&quot;;[$sv2.B19]/[$sv3.B19])" office:value-type="string" office:string-value="---" calcext:value-type="string">
            <text:p>---</text:p>
          </table:table-cell>
          <table:table-cell table:formula="of:=IF(OR([$sv2.B19]=&quot;---&quot;;[$a103.B19]=&quot;---&quot;);&quot;---&quot;;[$sv2.B19]/[$a103.B19])" office:value-type="string" office:string-value="---" calcext:value-type="string">
            <text:p>---</text:p>
          </table:table-cell>
          <table:table-cell table:formula="of:=IF(OR([$a102.B19]=&quot;---&quot;;[$sv3.B19]=&quot;---&quot;);&quot;---&quot;;[$a102.B19]/[$sv3.B19])" office:value-type="string" office:string-value="---" calcext:value-type="string">
            <text:p>---</text:p>
          </table:table-cell>
          <table:table-cell table:formula="of:=IF(OR([$a102.B19]=&quot;---&quot;;[$a103.B19]=&quot;---&quot;);&quot;---&quot;;[$a102.B19]/[$a103.B19])" office:value-type="string" office:string-value="---" calcext:value-type="string">
            <text:p>---</text:p>
          </table:table-cell>
          <table:table-cell table:formula="of:=IF(OR([$sv3.B19]=&quot;---&quot;;[$a103.B19]=&quot;---&quot;);&quot;---&quot;;[$sv3.B19]/[$a103.B1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OR([$sv.B20]=&quot;---&quot;;[$a10.B20]=&quot;---&quot;);&quot;---&quot;;[$sv.B20]/[$a10.B20])" office:value-type="float" office:value="1.10344540612517" calcext:value-type="float">
            <text:p>1.10</text:p>
          </table:table-cell>
          <table:table-cell table:formula="of:=IF(OR([$sv.B20]=&quot;---&quot;;[$sv2.B20]=&quot;---&quot;);&quot;---&quot;;[$sv.B20]/[$sv2.B20])" office:value-type="float" office:value="1.15910481685462" calcext:value-type="float">
            <text:p>1.16</text:p>
          </table:table-cell>
          <table:table-cell table:formula="of:=IF(OR([$sv.B20]=&quot;---&quot;;[$a102.B20]=&quot;---&quot;);&quot;---&quot;;[$sv.B20]/[$a102.B20])" office:value-type="float" office:value="1.47633893775749" calcext:value-type="float">
            <text:p>1.48</text:p>
          </table:table-cell>
          <table:table-cell table:formula="of:=IF(OR([$sv.B20]=&quot;---&quot;;[$sv3.B20]=&quot;---&quot;);&quot;---&quot;;[$sv.B20]/[$sv3.B20])" office:value-type="float" office:value="1.11645335129673" calcext:value-type="float">
            <text:p>1.12</text:p>
          </table:table-cell>
          <table:table-cell table:formula="of:=IF(OR([$sv.B20]=&quot;---&quot;;[$a103.B20]=&quot;---&quot;);&quot;---&quot;;[$sv.B20]/[$a103.B20])" office:value-type="float" office:value="1.1923025043838" calcext:value-type="float">
            <text:p>1.19</text:p>
          </table:table-cell>
          <table:table-cell table:formula="of:=IF(OR([$a10.B20]=&quot;---&quot;;[$sv2.B20]=&quot;---&quot;);&quot;---&quot;;[$a10.B20]/[$sv2.B20])" office:value-type="float" office:value="1.05044147215666" calcext:value-type="float">
            <text:p>1.05</text:p>
          </table:table-cell>
          <table:table-cell table:formula="of:=IF(OR([$a10.B20]=&quot;---&quot;;[$a102.B20]=&quot;---&quot;);&quot;---&quot;;[$a10.B20]/[$a102.B20])" office:value-type="float" office:value="1.3379356419107" calcext:value-type="float">
            <text:p>1.34</text:p>
          </table:table-cell>
          <table:table-cell table:formula="of:=IF(OR([$a10.B20]=&quot;---&quot;;[$sv3.B20]=&quot;---&quot;);&quot;---&quot;;[$a10.B20]/[$sv3.B20])" office:value-type="float" office:value="1.01178848097002" calcext:value-type="float">
            <text:p>1.01</text:p>
          </table:table-cell>
          <table:table-cell table:formula="of:=IF(OR([$a10.B20]=&quot;---&quot;;[$a103.B20]=&quot;---&quot;);&quot;---&quot;;[$a10.B20]/[$a103.B20])" office:value-type="float" office:value="1.08052695472326" calcext:value-type="float">
            <text:p>1.08</text:p>
          </table:table-cell>
          <table:table-cell table:formula="of:=IF(OR([$sv2.B20]=&quot;---&quot;;[$a102.B20]=&quot;---&quot;);&quot;---&quot;;[$sv2.B20]/[$a102.B20])" office:value-type="float" office:value="1.27368889878633" calcext:value-type="float">
            <text:p>1.27</text:p>
          </table:table-cell>
          <table:table-cell table:formula="of:=IF(OR([$sv2.B20]=&quot;---&quot;;[$sv3.B20]=&quot;---&quot;);&quot;---&quot;;[$sv2.B20]/[$sv3.B20])" office:value-type="float" office:value="0.963203098686426" calcext:value-type="float">
            <text:p>0.96</text:p>
          </table:table-cell>
          <table:table-cell table:formula="of:=IF(OR([$sv2.B20]=&quot;---&quot;;[$a103.B20]=&quot;---&quot;);&quot;---&quot;;[$sv2.B20]/[$a103.B20])" office:value-type="float" office:value="1.02864079852525" calcext:value-type="float">
            <text:p>1.03</text:p>
          </table:table-cell>
          <table:table-cell table:formula="of:=IF(OR([$a102.B20]=&quot;---&quot;;[$sv3.B20]=&quot;---&quot;);&quot;---&quot;;[$a102.B20]/[$sv3.B20])" office:value-type="float" office:value="0.756231054227012" calcext:value-type="float">
            <text:p>0.76</text:p>
          </table:table-cell>
          <table:table-cell table:formula="of:=IF(OR([$a102.B20]=&quot;---&quot;;[$a103.B20]=&quot;---&quot;);&quot;---&quot;;[$a102.B20]/[$a103.B20])" office:value-type="float" office:value="0.807607571601996" calcext:value-type="float">
            <text:p>0.81</text:p>
          </table:table-cell>
          <table:table-cell table:formula="of:=IF(OR([$sv3.B20]=&quot;---&quot;;[$a103.B20]=&quot;---&quot;);&quot;---&quot;;[$sv3.B20]/[$a103.B20])" office:value-type="float" office:value="1.06793759273414" calcext:value-type="float">
            <text:p>1.07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formula="of:=IF(OR([$sv.B21]=&quot;---&quot;;[$a10.B21]=&quot;---&quot;);&quot;---&quot;;[$sv.B21]/[$a10.B21])" office:value-type="float" office:value="1.22112266112266" calcext:value-type="float">
            <text:p>1.22</text:p>
          </table:table-cell>
          <table:table-cell table:formula="of:=IF(OR([$sv.B21]=&quot;---&quot;;[$sv2.B21]=&quot;---&quot;);&quot;---&quot;;[$sv.B21]/[$sv2.B21])" office:value-type="string" office:string-value="---" calcext:value-type="string">
            <text:p>---</text:p>
          </table:table-cell>
          <table:table-cell table:formula="of:=IF(OR([$sv.B21]=&quot;---&quot;;[$a102.B21]=&quot;---&quot;);&quot;---&quot;;[$sv.B21]/[$a102.B21])" office:value-type="string" office:string-value="---" calcext:value-type="string">
            <text:p>---</text:p>
          </table:table-cell>
          <table:table-cell table:formula="of:=IF(OR([$sv.B21]=&quot;---&quot;;[$sv3.B21]=&quot;---&quot;);&quot;---&quot;;[$sv.B21]/[$sv3.B21])" office:value-type="string" office:string-value="---" calcext:value-type="string">
            <text:p>---</text:p>
          </table:table-cell>
          <table:table-cell table:formula="of:=IF(OR([$sv.B21]=&quot;---&quot;;[$a103.B21]=&quot;---&quot;);&quot;---&quot;;[$sv.B21]/[$a103.B21])" office:value-type="string" office:string-value="---" calcext:value-type="string">
            <text:p>---</text:p>
          </table:table-cell>
          <table:table-cell table:formula="of:=IF(OR([$a10.B21]=&quot;---&quot;;[$sv2.B21]=&quot;---&quot;);&quot;---&quot;;[$a10.B21]/[$sv2.B21])" office:value-type="string" office:string-value="---" calcext:value-type="string">
            <text:p>---</text:p>
          </table:table-cell>
          <table:table-cell table:formula="of:=IF(OR([$a10.B21]=&quot;---&quot;;[$a102.B21]=&quot;---&quot;);&quot;---&quot;;[$a10.B21]/[$a102.B21])" office:value-type="string" office:string-value="---" calcext:value-type="string">
            <text:p>---</text:p>
          </table:table-cell>
          <table:table-cell table:formula="of:=IF(OR([$a10.B21]=&quot;---&quot;;[$sv3.B21]=&quot;---&quot;);&quot;---&quot;;[$a10.B21]/[$sv3.B21])" office:value-type="string" office:string-value="---" calcext:value-type="string">
            <text:p>---</text:p>
          </table:table-cell>
          <table:table-cell table:formula="of:=IF(OR([$a10.B21]=&quot;---&quot;;[$a103.B21]=&quot;---&quot;);&quot;---&quot;;[$a10.B21]/[$a103.B21])" office:value-type="string" office:string-value="---" calcext:value-type="string">
            <text:p>---</text:p>
          </table:table-cell>
          <table:table-cell table:formula="of:=IF(OR([$sv2.B21]=&quot;---&quot;;[$a102.B21]=&quot;---&quot;);&quot;---&quot;;[$sv2.B21]/[$a102.B21])" office:value-type="string" office:string-value="---" calcext:value-type="string">
            <text:p>---</text:p>
          </table:table-cell>
          <table:table-cell table:formula="of:=IF(OR([$sv2.B21]=&quot;---&quot;;[$sv3.B21]=&quot;---&quot;);&quot;---&quot;;[$sv2.B21]/[$sv3.B21])" office:value-type="string" office:string-value="---" calcext:value-type="string">
            <text:p>---</text:p>
          </table:table-cell>
          <table:table-cell table:formula="of:=IF(OR([$sv2.B21]=&quot;---&quot;;[$a103.B21]=&quot;---&quot;);&quot;---&quot;;[$sv2.B21]/[$a103.B21])" office:value-type="string" office:string-value="---" calcext:value-type="string">
            <text:p>---</text:p>
          </table:table-cell>
          <table:table-cell table:formula="of:=IF(OR([$a102.B21]=&quot;---&quot;;[$sv3.B21]=&quot;---&quot;);&quot;---&quot;;[$a102.B21]/[$sv3.B21])" office:value-type="string" office:string-value="---" calcext:value-type="string">
            <text:p>---</text:p>
          </table:table-cell>
          <table:table-cell table:formula="of:=IF(OR([$a102.B21]=&quot;---&quot;;[$a103.B21]=&quot;---&quot;);&quot;---&quot;;[$a102.B21]/[$a103.B21])" office:value-type="string" office:string-value="---" calcext:value-type="string">
            <text:p>---</text:p>
          </table:table-cell>
          <table:table-cell table:formula="of:=IF(OR([$sv3.B21]=&quot;---&quot;;[$a103.B21]=&quot;---&quot;);&quot;---&quot;;[$sv3.B21]/[$a103.B2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formula="of:=IF(OR([$sv.B22]=&quot;---&quot;;[$a10.B22]=&quot;---&quot;);&quot;---&quot;;[$sv.B22]/[$a10.B22])" office:value-type="float" office:value="1.13261466091729" calcext:value-type="float">
            <text:p>1.13</text:p>
          </table:table-cell>
          <table:table-cell table:formula="of:=IF(OR([$sv.B22]=&quot;---&quot;;[$sv2.B22]=&quot;---&quot;);&quot;---&quot;;[$sv.B22]/[$sv2.B22])" office:value-type="string" office:string-value="---" calcext:value-type="string">
            <text:p>---</text:p>
          </table:table-cell>
          <table:table-cell table:formula="of:=IF(OR([$sv.B22]=&quot;---&quot;;[$a102.B22]=&quot;---&quot;);&quot;---&quot;;[$sv.B22]/[$a102.B22])" office:value-type="string" office:string-value="---" calcext:value-type="string">
            <text:p>---</text:p>
          </table:table-cell>
          <table:table-cell table:formula="of:=IF(OR([$sv.B22]=&quot;---&quot;;[$sv3.B22]=&quot;---&quot;);&quot;---&quot;;[$sv.B22]/[$sv3.B22])" office:value-type="string" office:string-value="---" calcext:value-type="string">
            <text:p>---</text:p>
          </table:table-cell>
          <table:table-cell table:formula="of:=IF(OR([$sv.B22]=&quot;---&quot;;[$a103.B22]=&quot;---&quot;);&quot;---&quot;;[$sv.B22]/[$a103.B22])" office:value-type="string" office:string-value="---" calcext:value-type="string">
            <text:p>---</text:p>
          </table:table-cell>
          <table:table-cell table:formula="of:=IF(OR([$a10.B22]=&quot;---&quot;;[$sv2.B22]=&quot;---&quot;);&quot;---&quot;;[$a10.B22]/[$sv2.B22])" office:value-type="string" office:string-value="---" calcext:value-type="string">
            <text:p>---</text:p>
          </table:table-cell>
          <table:table-cell table:formula="of:=IF(OR([$a10.B22]=&quot;---&quot;;[$a102.B22]=&quot;---&quot;);&quot;---&quot;;[$a10.B22]/[$a102.B22])" office:value-type="string" office:string-value="---" calcext:value-type="string">
            <text:p>---</text:p>
          </table:table-cell>
          <table:table-cell table:formula="of:=IF(OR([$a10.B22]=&quot;---&quot;;[$sv3.B22]=&quot;---&quot;);&quot;---&quot;;[$a10.B22]/[$sv3.B22])" office:value-type="string" office:string-value="---" calcext:value-type="string">
            <text:p>---</text:p>
          </table:table-cell>
          <table:table-cell table:formula="of:=IF(OR([$a10.B22]=&quot;---&quot;;[$a103.B22]=&quot;---&quot;);&quot;---&quot;;[$a10.B22]/[$a103.B22])" office:value-type="string" office:string-value="---" calcext:value-type="string">
            <text:p>---</text:p>
          </table:table-cell>
          <table:table-cell table:formula="of:=IF(OR([$sv2.B22]=&quot;---&quot;;[$a102.B22]=&quot;---&quot;);&quot;---&quot;;[$sv2.B22]/[$a102.B22])" office:value-type="string" office:string-value="---" calcext:value-type="string">
            <text:p>---</text:p>
          </table:table-cell>
          <table:table-cell table:formula="of:=IF(OR([$sv2.B22]=&quot;---&quot;;[$sv3.B22]=&quot;---&quot;);&quot;---&quot;;[$sv2.B22]/[$sv3.B22])" office:value-type="string" office:string-value="---" calcext:value-type="string">
            <text:p>---</text:p>
          </table:table-cell>
          <table:table-cell table:formula="of:=IF(OR([$sv2.B22]=&quot;---&quot;;[$a103.B22]=&quot;---&quot;);&quot;---&quot;;[$sv2.B22]/[$a103.B22])" office:value-type="string" office:string-value="---" calcext:value-type="string">
            <text:p>---</text:p>
          </table:table-cell>
          <table:table-cell table:formula="of:=IF(OR([$a102.B22]=&quot;---&quot;;[$sv3.B22]=&quot;---&quot;);&quot;---&quot;;[$a102.B22]/[$sv3.B22])" office:value-type="string" office:string-value="---" calcext:value-type="string">
            <text:p>---</text:p>
          </table:table-cell>
          <table:table-cell table:formula="of:=IF(OR([$a102.B22]=&quot;---&quot;;[$a103.B22]=&quot;---&quot;);&quot;---&quot;;[$a102.B22]/[$a103.B22])" office:value-type="string" office:string-value="---" calcext:value-type="string">
            <text:p>---</text:p>
          </table:table-cell>
          <table:table-cell table:formula="of:=IF(OR([$sv3.B22]=&quot;---&quot;;[$a103.B22]=&quot;---&quot;);&quot;---&quot;;[$sv3.B22]/[$a103.B2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IF(OR([$sv.B23]=&quot;---&quot;;[$a10.B23]=&quot;---&quot;);&quot;---&quot;;[$sv.B23]/[$a10.B23])" office:value-type="string" office:string-value="---" calcext:value-type="string">
            <text:p>---</text:p>
          </table:table-cell>
          <table:table-cell table:formula="of:=IF(OR([$sv.B23]=&quot;---&quot;;[$sv2.B23]=&quot;---&quot;);&quot;---&quot;;[$sv.B23]/[$sv2.B23])" office:value-type="string" office:string-value="---" calcext:value-type="string">
            <text:p>---</text:p>
          </table:table-cell>
          <table:table-cell table:formula="of:=IF(OR([$sv.B23]=&quot;---&quot;;[$a102.B23]=&quot;---&quot;);&quot;---&quot;;[$sv.B23]/[$a102.B23])" office:value-type="string" office:string-value="---" calcext:value-type="string">
            <text:p>---</text:p>
          </table:table-cell>
          <table:table-cell table:formula="of:=IF(OR([$sv.B23]=&quot;---&quot;;[$sv3.B23]=&quot;---&quot;);&quot;---&quot;;[$sv.B23]/[$sv3.B23])" office:value-type="string" office:string-value="---" calcext:value-type="string">
            <text:p>---</text:p>
          </table:table-cell>
          <table:table-cell table:formula="of:=IF(OR([$sv.B23]=&quot;---&quot;;[$a103.B23]=&quot;---&quot;);&quot;---&quot;;[$sv.B23]/[$a103.B23])" office:value-type="string" office:string-value="---" calcext:value-type="string">
            <text:p>---</text:p>
          </table:table-cell>
          <table:table-cell table:formula="of:=IF(OR([$a10.B23]=&quot;---&quot;;[$sv2.B23]=&quot;---&quot;);&quot;---&quot;;[$a10.B23]/[$sv2.B23])" office:value-type="string" office:string-value="---" calcext:value-type="string">
            <text:p>---</text:p>
          </table:table-cell>
          <table:table-cell table:formula="of:=IF(OR([$a10.B23]=&quot;---&quot;;[$a102.B23]=&quot;---&quot;);&quot;---&quot;;[$a10.B23]/[$a102.B23])" office:value-type="string" office:string-value="---" calcext:value-type="string">
            <text:p>---</text:p>
          </table:table-cell>
          <table:table-cell table:formula="of:=IF(OR([$a10.B23]=&quot;---&quot;;[$sv3.B23]=&quot;---&quot;);&quot;---&quot;;[$a10.B23]/[$sv3.B23])" office:value-type="string" office:string-value="---" calcext:value-type="string">
            <text:p>---</text:p>
          </table:table-cell>
          <table:table-cell table:formula="of:=IF(OR([$a10.B23]=&quot;---&quot;;[$a103.B23]=&quot;---&quot;);&quot;---&quot;;[$a10.B23]/[$a103.B23])" office:value-type="string" office:string-value="---" calcext:value-type="string">
            <text:p>---</text:p>
          </table:table-cell>
          <table:table-cell table:formula="of:=IF(OR([$sv2.B23]=&quot;---&quot;;[$a102.B23]=&quot;---&quot;);&quot;---&quot;;[$sv2.B23]/[$a102.B23])" office:value-type="string" office:string-value="---" calcext:value-type="string">
            <text:p>---</text:p>
          </table:table-cell>
          <table:table-cell table:formula="of:=IF(OR([$sv2.B23]=&quot;---&quot;;[$sv3.B23]=&quot;---&quot;);&quot;---&quot;;[$sv2.B23]/[$sv3.B23])" office:value-type="string" office:string-value="---" calcext:value-type="string">
            <text:p>---</text:p>
          </table:table-cell>
          <table:table-cell table:formula="of:=IF(OR([$sv2.B23]=&quot;---&quot;;[$a103.B23]=&quot;---&quot;);&quot;---&quot;;[$sv2.B23]/[$a103.B23])" office:value-type="string" office:string-value="---" calcext:value-type="string">
            <text:p>---</text:p>
          </table:table-cell>
          <table:table-cell table:formula="of:=IF(OR([$a102.B23]=&quot;---&quot;;[$sv3.B23]=&quot;---&quot;);&quot;---&quot;;[$a102.B23]/[$sv3.B23])" office:value-type="string" office:string-value="---" calcext:value-type="string">
            <text:p>---</text:p>
          </table:table-cell>
          <table:table-cell table:formula="of:=IF(OR([$a102.B23]=&quot;---&quot;;[$a103.B23]=&quot;---&quot;);&quot;---&quot;;[$a102.B23]/[$a103.B23])" office:value-type="string" office:string-value="---" calcext:value-type="string">
            <text:p>---</text:p>
          </table:table-cell>
          <table:table-cell table:formula="of:=IF(OR([$sv3.B23]=&quot;---&quot;;[$a103.B23]=&quot;---&quot;);&quot;---&quot;;[$sv3.B23]/[$a103.B2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IF(OR([$sv.B24]=&quot;---&quot;;[$a10.B24]=&quot;---&quot;);&quot;---&quot;;[$sv.B24]/[$a10.B24])" office:value-type="string" office:string-value="---" calcext:value-type="string">
            <text:p>---</text:p>
          </table:table-cell>
          <table:table-cell table:formula="of:=IF(OR([$sv.B24]=&quot;---&quot;;[$sv2.B24]=&quot;---&quot;);&quot;---&quot;;[$sv.B24]/[$sv2.B24])" office:value-type="string" office:string-value="---" calcext:value-type="string">
            <text:p>---</text:p>
          </table:table-cell>
          <table:table-cell table:formula="of:=IF(OR([$sv.B24]=&quot;---&quot;;[$a102.B24]=&quot;---&quot;);&quot;---&quot;;[$sv.B24]/[$a102.B24])" office:value-type="string" office:string-value="---" calcext:value-type="string">
            <text:p>---</text:p>
          </table:table-cell>
          <table:table-cell table:formula="of:=IF(OR([$sv.B24]=&quot;---&quot;;[$sv3.B24]=&quot;---&quot;);&quot;---&quot;;[$sv.B24]/[$sv3.B24])" office:value-type="string" office:string-value="---" calcext:value-type="string">
            <text:p>---</text:p>
          </table:table-cell>
          <table:table-cell table:formula="of:=IF(OR([$sv.B24]=&quot;---&quot;;[$a103.B24]=&quot;---&quot;);&quot;---&quot;;[$sv.B24]/[$a103.B24])" office:value-type="string" office:string-value="---" calcext:value-type="string">
            <text:p>---</text:p>
          </table:table-cell>
          <table:table-cell table:formula="of:=IF(OR([$a10.B24]=&quot;---&quot;;[$sv2.B24]=&quot;---&quot;);&quot;---&quot;;[$a10.B24]/[$sv2.B24])" office:value-type="string" office:string-value="---" calcext:value-type="string">
            <text:p>---</text:p>
          </table:table-cell>
          <table:table-cell table:formula="of:=IF(OR([$a10.B24]=&quot;---&quot;;[$a102.B24]=&quot;---&quot;);&quot;---&quot;;[$a10.B24]/[$a102.B24])" office:value-type="string" office:string-value="---" calcext:value-type="string">
            <text:p>---</text:p>
          </table:table-cell>
          <table:table-cell table:formula="of:=IF(OR([$a10.B24]=&quot;---&quot;;[$sv3.B24]=&quot;---&quot;);&quot;---&quot;;[$a10.B24]/[$sv3.B24])" office:value-type="string" office:string-value="---" calcext:value-type="string">
            <text:p>---</text:p>
          </table:table-cell>
          <table:table-cell table:formula="of:=IF(OR([$a10.B24]=&quot;---&quot;;[$a103.B24]=&quot;---&quot;);&quot;---&quot;;[$a10.B24]/[$a103.B24])" office:value-type="string" office:string-value="---" calcext:value-type="string">
            <text:p>---</text:p>
          </table:table-cell>
          <table:table-cell table:formula="of:=IF(OR([$sv2.B24]=&quot;---&quot;;[$a102.B24]=&quot;---&quot;);&quot;---&quot;;[$sv2.B24]/[$a102.B24])" office:value-type="string" office:string-value="---" calcext:value-type="string">
            <text:p>---</text:p>
          </table:table-cell>
          <table:table-cell table:formula="of:=IF(OR([$sv2.B24]=&quot;---&quot;;[$sv3.B24]=&quot;---&quot;);&quot;---&quot;;[$sv2.B24]/[$sv3.B24])" office:value-type="string" office:string-value="---" calcext:value-type="string">
            <text:p>---</text:p>
          </table:table-cell>
          <table:table-cell table:formula="of:=IF(OR([$sv2.B24]=&quot;---&quot;;[$a103.B24]=&quot;---&quot;);&quot;---&quot;;[$sv2.B24]/[$a103.B24])" office:value-type="string" office:string-value="---" calcext:value-type="string">
            <text:p>---</text:p>
          </table:table-cell>
          <table:table-cell table:formula="of:=IF(OR([$a102.B24]=&quot;---&quot;;[$sv3.B24]=&quot;---&quot;);&quot;---&quot;;[$a102.B24]/[$sv3.B24])" office:value-type="string" office:string-value="---" calcext:value-type="string">
            <text:p>---</text:p>
          </table:table-cell>
          <table:table-cell table:formula="of:=IF(OR([$a102.B24]=&quot;---&quot;;[$a103.B24]=&quot;---&quot;);&quot;---&quot;;[$a102.B24]/[$a103.B24])" office:value-type="string" office:string-value="---" calcext:value-type="string">
            <text:p>---</text:p>
          </table:table-cell>
          <table:table-cell table:formula="of:=IF(OR([$sv3.B24]=&quot;---&quot;;[$a103.B24]=&quot;---&quot;);&quot;---&quot;;[$sv3.B24]/[$a103.B2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IF(OR([$sv.B25]=&quot;---&quot;;[$a10.B25]=&quot;---&quot;);&quot;---&quot;;[$sv.B25]/[$a10.B25])" office:value-type="float" office:value="1.15906122762541" calcext:value-type="float">
            <text:p>1.16</text:p>
          </table:table-cell>
          <table:table-cell table:formula="of:=IF(OR([$sv.B25]=&quot;---&quot;;[$sv2.B25]=&quot;---&quot;);&quot;---&quot;;[$sv.B25]/[$sv2.B25])" office:value-type="string" office:string-value="---" calcext:value-type="string">
            <text:p>---</text:p>
          </table:table-cell>
          <table:table-cell table:formula="of:=IF(OR([$sv.B25]=&quot;---&quot;;[$a102.B25]=&quot;---&quot;);&quot;---&quot;;[$sv.B25]/[$a102.B25])" office:value-type="string" office:string-value="---" calcext:value-type="string">
            <text:p>---</text:p>
          </table:table-cell>
          <table:table-cell table:formula="of:=IF(OR([$sv.B25]=&quot;---&quot;;[$sv3.B25]=&quot;---&quot;);&quot;---&quot;;[$sv.B25]/[$sv3.B25])" office:value-type="string" office:string-value="---" calcext:value-type="string">
            <text:p>---</text:p>
          </table:table-cell>
          <table:table-cell table:formula="of:=IF(OR([$sv.B25]=&quot;---&quot;;[$a103.B25]=&quot;---&quot;);&quot;---&quot;;[$sv.B25]/[$a103.B25])" office:value-type="string" office:string-value="---" calcext:value-type="string">
            <text:p>---</text:p>
          </table:table-cell>
          <table:table-cell table:formula="of:=IF(OR([$a10.B25]=&quot;---&quot;;[$sv2.B25]=&quot;---&quot;);&quot;---&quot;;[$a10.B25]/[$sv2.B25])" office:value-type="string" office:string-value="---" calcext:value-type="string">
            <text:p>---</text:p>
          </table:table-cell>
          <table:table-cell table:formula="of:=IF(OR([$a10.B25]=&quot;---&quot;;[$a102.B25]=&quot;---&quot;);&quot;---&quot;;[$a10.B25]/[$a102.B25])" office:value-type="string" office:string-value="---" calcext:value-type="string">
            <text:p>---</text:p>
          </table:table-cell>
          <table:table-cell table:formula="of:=IF(OR([$a10.B25]=&quot;---&quot;;[$sv3.B25]=&quot;---&quot;);&quot;---&quot;;[$a10.B25]/[$sv3.B25])" office:value-type="string" office:string-value="---" calcext:value-type="string">
            <text:p>---</text:p>
          </table:table-cell>
          <table:table-cell table:formula="of:=IF(OR([$a10.B25]=&quot;---&quot;;[$a103.B25]=&quot;---&quot;);&quot;---&quot;;[$a10.B25]/[$a103.B25])" office:value-type="string" office:string-value="---" calcext:value-type="string">
            <text:p>---</text:p>
          </table:table-cell>
          <table:table-cell table:formula="of:=IF(OR([$sv2.B25]=&quot;---&quot;;[$a102.B25]=&quot;---&quot;);&quot;---&quot;;[$sv2.B25]/[$a102.B25])" office:value-type="string" office:string-value="---" calcext:value-type="string">
            <text:p>---</text:p>
          </table:table-cell>
          <table:table-cell table:formula="of:=IF(OR([$sv2.B25]=&quot;---&quot;;[$sv3.B25]=&quot;---&quot;);&quot;---&quot;;[$sv2.B25]/[$sv3.B25])" office:value-type="string" office:string-value="---" calcext:value-type="string">
            <text:p>---</text:p>
          </table:table-cell>
          <table:table-cell table:formula="of:=IF(OR([$sv2.B25]=&quot;---&quot;;[$a103.B25]=&quot;---&quot;);&quot;---&quot;;[$sv2.B25]/[$a103.B25])" office:value-type="string" office:string-value="---" calcext:value-type="string">
            <text:p>---</text:p>
          </table:table-cell>
          <table:table-cell table:formula="of:=IF(OR([$a102.B25]=&quot;---&quot;;[$sv3.B25]=&quot;---&quot;);&quot;---&quot;;[$a102.B25]/[$sv3.B25])" office:value-type="string" office:string-value="---" calcext:value-type="string">
            <text:p>---</text:p>
          </table:table-cell>
          <table:table-cell table:formula="of:=IF(OR([$a102.B25]=&quot;---&quot;;[$a103.B25]=&quot;---&quot;);&quot;---&quot;;[$a102.B25]/[$a103.B25])" office:value-type="string" office:string-value="---" calcext:value-type="string">
            <text:p>---</text:p>
          </table:table-cell>
          <table:table-cell table:formula="of:=IF(OR([$sv3.B25]=&quot;---&quot;;[$a103.B25]=&quot;---&quot;);&quot;---&quot;;[$sv3.B25]/[$a103.B2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formula="of:=IF(OR([$sv.B26]=&quot;---&quot;;[$a10.B26]=&quot;---&quot;);&quot;---&quot;;[$sv.B26]/[$a10.B26])" office:value-type="float" office:value="1.17793129200896" calcext:value-type="float">
            <text:p>1.18</text:p>
          </table:table-cell>
          <table:table-cell table:formula="of:=IF(OR([$sv.B26]=&quot;---&quot;;[$sv2.B26]=&quot;---&quot;);&quot;---&quot;;[$sv.B26]/[$sv2.B26])" office:value-type="string" office:string-value="---" calcext:value-type="string">
            <text:p>---</text:p>
          </table:table-cell>
          <table:table-cell table:formula="of:=IF(OR([$sv.B26]=&quot;---&quot;;[$a102.B26]=&quot;---&quot;);&quot;---&quot;;[$sv.B26]/[$a102.B26])" office:value-type="string" office:string-value="---" calcext:value-type="string">
            <text:p>---</text:p>
          </table:table-cell>
          <table:table-cell table:formula="of:=IF(OR([$sv.B26]=&quot;---&quot;;[$sv3.B26]=&quot;---&quot;);&quot;---&quot;;[$sv.B26]/[$sv3.B26])" office:value-type="string" office:string-value="---" calcext:value-type="string">
            <text:p>---</text:p>
          </table:table-cell>
          <table:table-cell table:formula="of:=IF(OR([$sv.B26]=&quot;---&quot;;[$a103.B26]=&quot;---&quot;);&quot;---&quot;;[$sv.B26]/[$a103.B26])" office:value-type="string" office:string-value="---" calcext:value-type="string">
            <text:p>---</text:p>
          </table:table-cell>
          <table:table-cell table:formula="of:=IF(OR([$a10.B26]=&quot;---&quot;;[$sv2.B26]=&quot;---&quot;);&quot;---&quot;;[$a10.B26]/[$sv2.B26])" office:value-type="string" office:string-value="---" calcext:value-type="string">
            <text:p>---</text:p>
          </table:table-cell>
          <table:table-cell table:formula="of:=IF(OR([$a10.B26]=&quot;---&quot;;[$a102.B26]=&quot;---&quot;);&quot;---&quot;;[$a10.B26]/[$a102.B26])" office:value-type="string" office:string-value="---" calcext:value-type="string">
            <text:p>---</text:p>
          </table:table-cell>
          <table:table-cell table:formula="of:=IF(OR([$a10.B26]=&quot;---&quot;;[$sv3.B26]=&quot;---&quot;);&quot;---&quot;;[$a10.B26]/[$sv3.B26])" office:value-type="string" office:string-value="---" calcext:value-type="string">
            <text:p>---</text:p>
          </table:table-cell>
          <table:table-cell table:formula="of:=IF(OR([$a10.B26]=&quot;---&quot;;[$a103.B26]=&quot;---&quot;);&quot;---&quot;;[$a10.B26]/[$a103.B26])" office:value-type="string" office:string-value="---" calcext:value-type="string">
            <text:p>---</text:p>
          </table:table-cell>
          <table:table-cell table:formula="of:=IF(OR([$sv2.B26]=&quot;---&quot;;[$a102.B26]=&quot;---&quot;);&quot;---&quot;;[$sv2.B26]/[$a102.B26])" office:value-type="string" office:string-value="---" calcext:value-type="string">
            <text:p>---</text:p>
          </table:table-cell>
          <table:table-cell table:formula="of:=IF(OR([$sv2.B26]=&quot;---&quot;;[$sv3.B26]=&quot;---&quot;);&quot;---&quot;;[$sv2.B26]/[$sv3.B26])" office:value-type="string" office:string-value="---" calcext:value-type="string">
            <text:p>---</text:p>
          </table:table-cell>
          <table:table-cell table:formula="of:=IF(OR([$sv2.B26]=&quot;---&quot;;[$a103.B26]=&quot;---&quot;);&quot;---&quot;;[$sv2.B26]/[$a103.B26])" office:value-type="string" office:string-value="---" calcext:value-type="string">
            <text:p>---</text:p>
          </table:table-cell>
          <table:table-cell table:formula="of:=IF(OR([$a102.B26]=&quot;---&quot;;[$sv3.B26]=&quot;---&quot;);&quot;---&quot;;[$a102.B26]/[$sv3.B26])" office:value-type="string" office:string-value="---" calcext:value-type="string">
            <text:p>---</text:p>
          </table:table-cell>
          <table:table-cell table:formula="of:=IF(OR([$a102.B26]=&quot;---&quot;;[$a103.B26]=&quot;---&quot;);&quot;---&quot;;[$a102.B26]/[$a103.B26])" office:value-type="string" office:string-value="---" calcext:value-type="string">
            <text:p>---</text:p>
          </table:table-cell>
          <table:table-cell table:formula="of:=IF(OR([$sv3.B26]=&quot;---&quot;;[$a103.B26]=&quot;---&quot;);&quot;---&quot;;[$sv3.B26]/[$a103.B2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formula="of:=IF(OR([$sv.B27]=&quot;---&quot;;[$a10.B27]=&quot;---&quot;);&quot;---&quot;;[$sv.B27]/[$a10.B27])" office:value-type="float" office:value="1.08921478765658" calcext:value-type="float">
            <text:p>1.09</text:p>
          </table:table-cell>
          <table:table-cell table:formula="of:=IF(OR([$sv.B27]=&quot;---&quot;;[$sv2.B27]=&quot;---&quot;);&quot;---&quot;;[$sv.B27]/[$sv2.B27])" office:value-type="string" office:string-value="---" calcext:value-type="string">
            <text:p>---</text:p>
          </table:table-cell>
          <table:table-cell table:formula="of:=IF(OR([$sv.B27]=&quot;---&quot;;[$a102.B27]=&quot;---&quot;);&quot;---&quot;;[$sv.B27]/[$a102.B27])" office:value-type="string" office:string-value="---" calcext:value-type="string">
            <text:p>---</text:p>
          </table:table-cell>
          <table:table-cell table:formula="of:=IF(OR([$sv.B27]=&quot;---&quot;;[$sv3.B27]=&quot;---&quot;);&quot;---&quot;;[$sv.B27]/[$sv3.B27])" office:value-type="string" office:string-value="---" calcext:value-type="string">
            <text:p>---</text:p>
          </table:table-cell>
          <table:table-cell table:formula="of:=IF(OR([$sv.B27]=&quot;---&quot;;[$a103.B27]=&quot;---&quot;);&quot;---&quot;;[$sv.B27]/[$a103.B27])" office:value-type="string" office:string-value="---" calcext:value-type="string">
            <text:p>---</text:p>
          </table:table-cell>
          <table:table-cell table:formula="of:=IF(OR([$a10.B27]=&quot;---&quot;;[$sv2.B27]=&quot;---&quot;);&quot;---&quot;;[$a10.B27]/[$sv2.B27])" office:value-type="string" office:string-value="---" calcext:value-type="string">
            <text:p>---</text:p>
          </table:table-cell>
          <table:table-cell table:formula="of:=IF(OR([$a10.B27]=&quot;---&quot;;[$a102.B27]=&quot;---&quot;);&quot;---&quot;;[$a10.B27]/[$a102.B27])" office:value-type="string" office:string-value="---" calcext:value-type="string">
            <text:p>---</text:p>
          </table:table-cell>
          <table:table-cell table:formula="of:=IF(OR([$a10.B27]=&quot;---&quot;;[$sv3.B27]=&quot;---&quot;);&quot;---&quot;;[$a10.B27]/[$sv3.B27])" office:value-type="string" office:string-value="---" calcext:value-type="string">
            <text:p>---</text:p>
          </table:table-cell>
          <table:table-cell table:formula="of:=IF(OR([$a10.B27]=&quot;---&quot;;[$a103.B27]=&quot;---&quot;);&quot;---&quot;;[$a10.B27]/[$a103.B27])" office:value-type="string" office:string-value="---" calcext:value-type="string">
            <text:p>---</text:p>
          </table:table-cell>
          <table:table-cell table:formula="of:=IF(OR([$sv2.B27]=&quot;---&quot;;[$a102.B27]=&quot;---&quot;);&quot;---&quot;;[$sv2.B27]/[$a102.B27])" office:value-type="string" office:string-value="---" calcext:value-type="string">
            <text:p>---</text:p>
          </table:table-cell>
          <table:table-cell table:formula="of:=IF(OR([$sv2.B27]=&quot;---&quot;;[$sv3.B27]=&quot;---&quot;);&quot;---&quot;;[$sv2.B27]/[$sv3.B27])" office:value-type="string" office:string-value="---" calcext:value-type="string">
            <text:p>---</text:p>
          </table:table-cell>
          <table:table-cell table:formula="of:=IF(OR([$sv2.B27]=&quot;---&quot;;[$a103.B27]=&quot;---&quot;);&quot;---&quot;;[$sv2.B27]/[$a103.B27])" office:value-type="string" office:string-value="---" calcext:value-type="string">
            <text:p>---</text:p>
          </table:table-cell>
          <table:table-cell table:formula="of:=IF(OR([$a102.B27]=&quot;---&quot;;[$sv3.B27]=&quot;---&quot;);&quot;---&quot;;[$a102.B27]/[$sv3.B27])" office:value-type="string" office:string-value="---" calcext:value-type="string">
            <text:p>---</text:p>
          </table:table-cell>
          <table:table-cell table:formula="of:=IF(OR([$a102.B27]=&quot;---&quot;;[$a103.B27]=&quot;---&quot;);&quot;---&quot;;[$a102.B27]/[$a103.B27])" office:value-type="string" office:string-value="---" calcext:value-type="string">
            <text:p>---</text:p>
          </table:table-cell>
          <table:table-cell table:formula="of:=IF(OR([$sv3.B27]=&quot;---&quot;;[$a103.B27]=&quot;---&quot;);&quot;---&quot;;[$sv3.B27]/[$a103.B2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F(OR([$sv.B28]=&quot;---&quot;;[$a10.B28]=&quot;---&quot;);&quot;---&quot;;[$sv.B28]/[$a10.B28])" office:value-type="string" office:string-value="---" calcext:value-type="string">
            <text:p>---</text:p>
          </table:table-cell>
          <table:table-cell table:formula="of:=IF(OR([$sv.B28]=&quot;---&quot;;[$sv2.B28]=&quot;---&quot;);&quot;---&quot;;[$sv.B28]/[$sv2.B28])" office:value-type="string" office:string-value="---" calcext:value-type="string">
            <text:p>---</text:p>
          </table:table-cell>
          <table:table-cell table:formula="of:=IF(OR([$sv.B28]=&quot;---&quot;;[$a102.B28]=&quot;---&quot;);&quot;---&quot;;[$sv.B28]/[$a102.B28])" office:value-type="string" office:string-value="---" calcext:value-type="string">
            <text:p>---</text:p>
          </table:table-cell>
          <table:table-cell table:formula="of:=IF(OR([$sv.B28]=&quot;---&quot;;[$sv3.B28]=&quot;---&quot;);&quot;---&quot;;[$sv.B28]/[$sv3.B28])" office:value-type="string" office:string-value="---" calcext:value-type="string">
            <text:p>---</text:p>
          </table:table-cell>
          <table:table-cell table:formula="of:=IF(OR([$sv.B28]=&quot;---&quot;;[$a103.B28]=&quot;---&quot;);&quot;---&quot;;[$sv.B28]/[$a103.B28])" office:value-type="string" office:string-value="---" calcext:value-type="string">
            <text:p>---</text:p>
          </table:table-cell>
          <table:table-cell table:formula="of:=IF(OR([$a10.B28]=&quot;---&quot;;[$sv2.B28]=&quot;---&quot;);&quot;---&quot;;[$a10.B28]/[$sv2.B28])" office:value-type="string" office:string-value="---" calcext:value-type="string">
            <text:p>---</text:p>
          </table:table-cell>
          <table:table-cell table:formula="of:=IF(OR([$a10.B28]=&quot;---&quot;;[$a102.B28]=&quot;---&quot;);&quot;---&quot;;[$a10.B28]/[$a102.B28])" office:value-type="string" office:string-value="---" calcext:value-type="string">
            <text:p>---</text:p>
          </table:table-cell>
          <table:table-cell table:formula="of:=IF(OR([$a10.B28]=&quot;---&quot;;[$sv3.B28]=&quot;---&quot;);&quot;---&quot;;[$a10.B28]/[$sv3.B28])" office:value-type="string" office:string-value="---" calcext:value-type="string">
            <text:p>---</text:p>
          </table:table-cell>
          <table:table-cell table:formula="of:=IF(OR([$a10.B28]=&quot;---&quot;;[$a103.B28]=&quot;---&quot;);&quot;---&quot;;[$a10.B28]/[$a103.B28])" office:value-type="string" office:string-value="---" calcext:value-type="string">
            <text:p>---</text:p>
          </table:table-cell>
          <table:table-cell table:formula="of:=IF(OR([$sv2.B28]=&quot;---&quot;;[$a102.B28]=&quot;---&quot;);&quot;---&quot;;[$sv2.B28]/[$a102.B28])" office:value-type="string" office:string-value="---" calcext:value-type="string">
            <text:p>---</text:p>
          </table:table-cell>
          <table:table-cell table:formula="of:=IF(OR([$sv2.B28]=&quot;---&quot;;[$sv3.B28]=&quot;---&quot;);&quot;---&quot;;[$sv2.B28]/[$sv3.B28])" office:value-type="string" office:string-value="---" calcext:value-type="string">
            <text:p>---</text:p>
          </table:table-cell>
          <table:table-cell table:formula="of:=IF(OR([$sv2.B28]=&quot;---&quot;;[$a103.B28]=&quot;---&quot;);&quot;---&quot;;[$sv2.B28]/[$a103.B28])" office:value-type="string" office:string-value="---" calcext:value-type="string">
            <text:p>---</text:p>
          </table:table-cell>
          <table:table-cell table:formula="of:=IF(OR([$a102.B28]=&quot;---&quot;;[$sv3.B28]=&quot;---&quot;);&quot;---&quot;;[$a102.B28]/[$sv3.B28])" office:value-type="string" office:string-value="---" calcext:value-type="string">
            <text:p>---</text:p>
          </table:table-cell>
          <table:table-cell table:formula="of:=IF(OR([$a102.B28]=&quot;---&quot;;[$a103.B28]=&quot;---&quot;);&quot;---&quot;;[$a102.B28]/[$a103.B28])" office:value-type="string" office:string-value="---" calcext:value-type="string">
            <text:p>---</text:p>
          </table:table-cell>
          <table:table-cell table:formula="of:=IF(OR([$sv3.B28]=&quot;---&quot;;[$a103.B28]=&quot;---&quot;);&quot;---&quot;;[$sv3.B28]/[$a103.B2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formula="of:=IF(OR([$sv.B29]=&quot;---&quot;;[$a10.B29]=&quot;---&quot;);&quot;---&quot;;[$sv.B29]/[$a10.B29])" office:value-type="float" office:value="1.18471562585862" calcext:value-type="float">
            <text:p>1.18</text:p>
          </table:table-cell>
          <table:table-cell table:formula="of:=IF(OR([$sv.B29]=&quot;---&quot;;[$sv2.B29]=&quot;---&quot;);&quot;---&quot;;[$sv.B29]/[$sv2.B29])" office:value-type="string" office:string-value="---" calcext:value-type="string">
            <text:p>---</text:p>
          </table:table-cell>
          <table:table-cell table:formula="of:=IF(OR([$sv.B29]=&quot;---&quot;;[$a102.B29]=&quot;---&quot;);&quot;---&quot;;[$sv.B29]/[$a102.B29])" office:value-type="string" office:string-value="---" calcext:value-type="string">
            <text:p>---</text:p>
          </table:table-cell>
          <table:table-cell table:formula="of:=IF(OR([$sv.B29]=&quot;---&quot;;[$sv3.B29]=&quot;---&quot;);&quot;---&quot;;[$sv.B29]/[$sv3.B29])" office:value-type="string" office:string-value="---" calcext:value-type="string">
            <text:p>---</text:p>
          </table:table-cell>
          <table:table-cell table:formula="of:=IF(OR([$sv.B29]=&quot;---&quot;;[$a103.B29]=&quot;---&quot;);&quot;---&quot;;[$sv.B29]/[$a103.B29])" office:value-type="string" office:string-value="---" calcext:value-type="string">
            <text:p>---</text:p>
          </table:table-cell>
          <table:table-cell table:formula="of:=IF(OR([$a10.B29]=&quot;---&quot;;[$sv2.B29]=&quot;---&quot;);&quot;---&quot;;[$a10.B29]/[$sv2.B29])" office:value-type="string" office:string-value="---" calcext:value-type="string">
            <text:p>---</text:p>
          </table:table-cell>
          <table:table-cell table:formula="of:=IF(OR([$a10.B29]=&quot;---&quot;;[$a102.B29]=&quot;---&quot;);&quot;---&quot;;[$a10.B29]/[$a102.B29])" office:value-type="string" office:string-value="---" calcext:value-type="string">
            <text:p>---</text:p>
          </table:table-cell>
          <table:table-cell table:formula="of:=IF(OR([$a10.B29]=&quot;---&quot;;[$sv3.B29]=&quot;---&quot;);&quot;---&quot;;[$a10.B29]/[$sv3.B29])" office:value-type="string" office:string-value="---" calcext:value-type="string">
            <text:p>---</text:p>
          </table:table-cell>
          <table:table-cell table:formula="of:=IF(OR([$a10.B29]=&quot;---&quot;;[$a103.B29]=&quot;---&quot;);&quot;---&quot;;[$a10.B29]/[$a103.B29])" office:value-type="string" office:string-value="---" calcext:value-type="string">
            <text:p>---</text:p>
          </table:table-cell>
          <table:table-cell table:formula="of:=IF(OR([$sv2.B29]=&quot;---&quot;;[$a102.B29]=&quot;---&quot;);&quot;---&quot;;[$sv2.B29]/[$a102.B29])" office:value-type="string" office:string-value="---" calcext:value-type="string">
            <text:p>---</text:p>
          </table:table-cell>
          <table:table-cell table:formula="of:=IF(OR([$sv2.B29]=&quot;---&quot;;[$sv3.B29]=&quot;---&quot;);&quot;---&quot;;[$sv2.B29]/[$sv3.B29])" office:value-type="string" office:string-value="---" calcext:value-type="string">
            <text:p>---</text:p>
          </table:table-cell>
          <table:table-cell table:formula="of:=IF(OR([$sv2.B29]=&quot;---&quot;;[$a103.B29]=&quot;---&quot;);&quot;---&quot;;[$sv2.B29]/[$a103.B29])" office:value-type="string" office:string-value="---" calcext:value-type="string">
            <text:p>---</text:p>
          </table:table-cell>
          <table:table-cell table:formula="of:=IF(OR([$a102.B29]=&quot;---&quot;;[$sv3.B29]=&quot;---&quot;);&quot;---&quot;;[$a102.B29]/[$sv3.B29])" office:value-type="string" office:string-value="---" calcext:value-type="string">
            <text:p>---</text:p>
          </table:table-cell>
          <table:table-cell table:formula="of:=IF(OR([$a102.B29]=&quot;---&quot;;[$a103.B29]=&quot;---&quot;);&quot;---&quot;;[$a102.B29]/[$a103.B29])" office:value-type="string" office:string-value="---" calcext:value-type="string">
            <text:p>---</text:p>
          </table:table-cell>
          <table:table-cell table:formula="of:=IF(OR([$sv3.B29]=&quot;---&quot;;[$a103.B29]=&quot;---&quot;);&quot;---&quot;;[$sv3.B29]/[$a103.B2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formula="of:=IF(OR([$sv.B30]=&quot;---&quot;;[$a10.B30]=&quot;---&quot;);&quot;---&quot;;[$sv.B30]/[$a10.B30])" office:value-type="float" office:value="1.10720111862037" calcext:value-type="float">
            <text:p>1.11</text:p>
          </table:table-cell>
          <table:table-cell table:formula="of:=IF(OR([$sv.B30]=&quot;---&quot;;[$sv2.B30]=&quot;---&quot;);&quot;---&quot;;[$sv.B30]/[$sv2.B30])" office:value-type="string" office:string-value="---" calcext:value-type="string">
            <text:p>---</text:p>
          </table:table-cell>
          <table:table-cell table:formula="of:=IF(OR([$sv.B30]=&quot;---&quot;;[$a102.B30]=&quot;---&quot;);&quot;---&quot;;[$sv.B30]/[$a102.B30])" office:value-type="string" office:string-value="---" calcext:value-type="string">
            <text:p>---</text:p>
          </table:table-cell>
          <table:table-cell table:formula="of:=IF(OR([$sv.B30]=&quot;---&quot;;[$sv3.B30]=&quot;---&quot;);&quot;---&quot;;[$sv.B30]/[$sv3.B30])" office:value-type="string" office:string-value="---" calcext:value-type="string">
            <text:p>---</text:p>
          </table:table-cell>
          <table:table-cell table:formula="of:=IF(OR([$sv.B30]=&quot;---&quot;;[$a103.B30]=&quot;---&quot;);&quot;---&quot;;[$sv.B30]/[$a103.B30])" office:value-type="string" office:string-value="---" calcext:value-type="string">
            <text:p>---</text:p>
          </table:table-cell>
          <table:table-cell table:formula="of:=IF(OR([$a10.B30]=&quot;---&quot;;[$sv2.B30]=&quot;---&quot;);&quot;---&quot;;[$a10.B30]/[$sv2.B30])" office:value-type="string" office:string-value="---" calcext:value-type="string">
            <text:p>---</text:p>
          </table:table-cell>
          <table:table-cell table:formula="of:=IF(OR([$a10.B30]=&quot;---&quot;;[$a102.B30]=&quot;---&quot;);&quot;---&quot;;[$a10.B30]/[$a102.B30])" office:value-type="string" office:string-value="---" calcext:value-type="string">
            <text:p>---</text:p>
          </table:table-cell>
          <table:table-cell table:formula="of:=IF(OR([$a10.B30]=&quot;---&quot;;[$sv3.B30]=&quot;---&quot;);&quot;---&quot;;[$a10.B30]/[$sv3.B30])" office:value-type="string" office:string-value="---" calcext:value-type="string">
            <text:p>---</text:p>
          </table:table-cell>
          <table:table-cell table:formula="of:=IF(OR([$a10.B30]=&quot;---&quot;;[$a103.B30]=&quot;---&quot;);&quot;---&quot;;[$a10.B30]/[$a103.B30])" office:value-type="string" office:string-value="---" calcext:value-type="string">
            <text:p>---</text:p>
          </table:table-cell>
          <table:table-cell table:formula="of:=IF(OR([$sv2.B30]=&quot;---&quot;;[$a102.B30]=&quot;---&quot;);&quot;---&quot;;[$sv2.B30]/[$a102.B30])" office:value-type="string" office:string-value="---" calcext:value-type="string">
            <text:p>---</text:p>
          </table:table-cell>
          <table:table-cell table:formula="of:=IF(OR([$sv2.B30]=&quot;---&quot;;[$sv3.B30]=&quot;---&quot;);&quot;---&quot;;[$sv2.B30]/[$sv3.B30])" office:value-type="string" office:string-value="---" calcext:value-type="string">
            <text:p>---</text:p>
          </table:table-cell>
          <table:table-cell table:formula="of:=IF(OR([$sv2.B30]=&quot;---&quot;;[$a103.B30]=&quot;---&quot;);&quot;---&quot;;[$sv2.B30]/[$a103.B30])" office:value-type="string" office:string-value="---" calcext:value-type="string">
            <text:p>---</text:p>
          </table:table-cell>
          <table:table-cell table:formula="of:=IF(OR([$a102.B30]=&quot;---&quot;;[$sv3.B30]=&quot;---&quot;);&quot;---&quot;;[$a102.B30]/[$sv3.B30])" office:value-type="string" office:string-value="---" calcext:value-type="string">
            <text:p>---</text:p>
          </table:table-cell>
          <table:table-cell table:formula="of:=IF(OR([$a102.B30]=&quot;---&quot;;[$a103.B30]=&quot;---&quot;);&quot;---&quot;;[$a102.B30]/[$a103.B30])" office:value-type="string" office:string-value="---" calcext:value-type="string">
            <text:p>---</text:p>
          </table:table-cell>
          <table:table-cell table:formula="of:=IF(OR([$sv3.B30]=&quot;---&quot;;[$a103.B30]=&quot;---&quot;);&quot;---&quot;;[$sv3.B30]/[$a103.B3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formula="of:=IF(OR([$sv.B31]=&quot;---&quot;;[$a10.B31]=&quot;---&quot;);&quot;---&quot;;[$sv.B31]/[$a10.B31])" office:value-type="float" office:value="1.27461055044933" calcext:value-type="float">
            <text:p>1.27</text:p>
          </table:table-cell>
          <table:table-cell table:formula="of:=IF(OR([$sv.B31]=&quot;---&quot;;[$sv2.B31]=&quot;---&quot;);&quot;---&quot;;[$sv.B31]/[$sv2.B31])" office:value-type="string" office:string-value="---" calcext:value-type="string">
            <text:p>---</text:p>
          </table:table-cell>
          <table:table-cell table:formula="of:=IF(OR([$sv.B31]=&quot;---&quot;;[$a102.B31]=&quot;---&quot;);&quot;---&quot;;[$sv.B31]/[$a102.B31])" office:value-type="string" office:string-value="---" calcext:value-type="string">
            <text:p>---</text:p>
          </table:table-cell>
          <table:table-cell table:formula="of:=IF(OR([$sv.B31]=&quot;---&quot;;[$sv3.B31]=&quot;---&quot;);&quot;---&quot;;[$sv.B31]/[$sv3.B31])" office:value-type="string" office:string-value="---" calcext:value-type="string">
            <text:p>---</text:p>
          </table:table-cell>
          <table:table-cell table:formula="of:=IF(OR([$sv.B31]=&quot;---&quot;;[$a103.B31]=&quot;---&quot;);&quot;---&quot;;[$sv.B31]/[$a103.B31])" office:value-type="string" office:string-value="---" calcext:value-type="string">
            <text:p>---</text:p>
          </table:table-cell>
          <table:table-cell table:formula="of:=IF(OR([$a10.B31]=&quot;---&quot;;[$sv2.B31]=&quot;---&quot;);&quot;---&quot;;[$a10.B31]/[$sv2.B31])" office:value-type="string" office:string-value="---" calcext:value-type="string">
            <text:p>---</text:p>
          </table:table-cell>
          <table:table-cell table:formula="of:=IF(OR([$a10.B31]=&quot;---&quot;;[$a102.B31]=&quot;---&quot;);&quot;---&quot;;[$a10.B31]/[$a102.B31])" office:value-type="string" office:string-value="---" calcext:value-type="string">
            <text:p>---</text:p>
          </table:table-cell>
          <table:table-cell table:formula="of:=IF(OR([$a10.B31]=&quot;---&quot;;[$sv3.B31]=&quot;---&quot;);&quot;---&quot;;[$a10.B31]/[$sv3.B31])" office:value-type="string" office:string-value="---" calcext:value-type="string">
            <text:p>---</text:p>
          </table:table-cell>
          <table:table-cell table:formula="of:=IF(OR([$a10.B31]=&quot;---&quot;;[$a103.B31]=&quot;---&quot;);&quot;---&quot;;[$a10.B31]/[$a103.B31])" office:value-type="string" office:string-value="---" calcext:value-type="string">
            <text:p>---</text:p>
          </table:table-cell>
          <table:table-cell table:formula="of:=IF(OR([$sv2.B31]=&quot;---&quot;;[$a102.B31]=&quot;---&quot;);&quot;---&quot;;[$sv2.B31]/[$a102.B31])" office:value-type="string" office:string-value="---" calcext:value-type="string">
            <text:p>---</text:p>
          </table:table-cell>
          <table:table-cell table:formula="of:=IF(OR([$sv2.B31]=&quot;---&quot;;[$sv3.B31]=&quot;---&quot;);&quot;---&quot;;[$sv2.B31]/[$sv3.B31])" office:value-type="string" office:string-value="---" calcext:value-type="string">
            <text:p>---</text:p>
          </table:table-cell>
          <table:table-cell table:formula="of:=IF(OR([$sv2.B31]=&quot;---&quot;;[$a103.B31]=&quot;---&quot;);&quot;---&quot;;[$sv2.B31]/[$a103.B31])" office:value-type="string" office:string-value="---" calcext:value-type="string">
            <text:p>---</text:p>
          </table:table-cell>
          <table:table-cell table:formula="of:=IF(OR([$a102.B31]=&quot;---&quot;;[$sv3.B31]=&quot;---&quot;);&quot;---&quot;;[$a102.B31]/[$sv3.B31])" office:value-type="string" office:string-value="---" calcext:value-type="string">
            <text:p>---</text:p>
          </table:table-cell>
          <table:table-cell table:formula="of:=IF(OR([$a102.B31]=&quot;---&quot;;[$a103.B31]=&quot;---&quot;);&quot;---&quot;;[$a102.B31]/[$a103.B31])" office:value-type="string" office:string-value="---" calcext:value-type="string">
            <text:p>---</text:p>
          </table:table-cell>
          <table:table-cell table:formula="of:=IF(OR([$sv3.B31]=&quot;---&quot;;[$a103.B31]=&quot;---&quot;);&quot;---&quot;;[$sv3.B31]/[$a103.B3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IF(OR([$sv.B32]=&quot;---&quot;;[$a10.B32]=&quot;---&quot;);&quot;---&quot;;[$sv.B32]/[$a10.B32])" office:value-type="float" office:value="1.05310968396147" calcext:value-type="float">
            <text:p>1.05</text:p>
          </table:table-cell>
          <table:table-cell table:formula="of:=IF(OR([$sv.B32]=&quot;---&quot;;[$sv2.B32]=&quot;---&quot;);&quot;---&quot;;[$sv.B32]/[$sv2.B32])" office:value-type="string" office:string-value="---" calcext:value-type="string">
            <text:p>---</text:p>
          </table:table-cell>
          <table:table-cell table:formula="of:=IF(OR([$sv.B32]=&quot;---&quot;;[$a102.B32]=&quot;---&quot;);&quot;---&quot;;[$sv.B32]/[$a102.B32])" office:value-type="string" office:string-value="---" calcext:value-type="string">
            <text:p>---</text:p>
          </table:table-cell>
          <table:table-cell table:formula="of:=IF(OR([$sv.B32]=&quot;---&quot;;[$sv3.B32]=&quot;---&quot;);&quot;---&quot;;[$sv.B32]/[$sv3.B32])" office:value-type="string" office:string-value="---" calcext:value-type="string">
            <text:p>---</text:p>
          </table:table-cell>
          <table:table-cell table:formula="of:=IF(OR([$sv.B32]=&quot;---&quot;;[$a103.B32]=&quot;---&quot;);&quot;---&quot;;[$sv.B32]/[$a103.B32])" office:value-type="string" office:string-value="---" calcext:value-type="string">
            <text:p>---</text:p>
          </table:table-cell>
          <table:table-cell table:formula="of:=IF(OR([$a10.B32]=&quot;---&quot;;[$sv2.B32]=&quot;---&quot;);&quot;---&quot;;[$a10.B32]/[$sv2.B32])" office:value-type="string" office:string-value="---" calcext:value-type="string">
            <text:p>---</text:p>
          </table:table-cell>
          <table:table-cell table:formula="of:=IF(OR([$a10.B32]=&quot;---&quot;;[$a102.B32]=&quot;---&quot;);&quot;---&quot;;[$a10.B32]/[$a102.B32])" office:value-type="string" office:string-value="---" calcext:value-type="string">
            <text:p>---</text:p>
          </table:table-cell>
          <table:table-cell table:formula="of:=IF(OR([$a10.B32]=&quot;---&quot;;[$sv3.B32]=&quot;---&quot;);&quot;---&quot;;[$a10.B32]/[$sv3.B32])" office:value-type="string" office:string-value="---" calcext:value-type="string">
            <text:p>---</text:p>
          </table:table-cell>
          <table:table-cell table:formula="of:=IF(OR([$a10.B32]=&quot;---&quot;;[$a103.B32]=&quot;---&quot;);&quot;---&quot;;[$a10.B32]/[$a103.B32])" office:value-type="string" office:string-value="---" calcext:value-type="string">
            <text:p>---</text:p>
          </table:table-cell>
          <table:table-cell table:formula="of:=IF(OR([$sv2.B32]=&quot;---&quot;;[$a102.B32]=&quot;---&quot;);&quot;---&quot;;[$sv2.B32]/[$a102.B32])" office:value-type="string" office:string-value="---" calcext:value-type="string">
            <text:p>---</text:p>
          </table:table-cell>
          <table:table-cell table:formula="of:=IF(OR([$sv2.B32]=&quot;---&quot;;[$sv3.B32]=&quot;---&quot;);&quot;---&quot;;[$sv2.B32]/[$sv3.B32])" office:value-type="string" office:string-value="---" calcext:value-type="string">
            <text:p>---</text:p>
          </table:table-cell>
          <table:table-cell table:formula="of:=IF(OR([$sv2.B32]=&quot;---&quot;;[$a103.B32]=&quot;---&quot;);&quot;---&quot;;[$sv2.B32]/[$a103.B32])" office:value-type="string" office:string-value="---" calcext:value-type="string">
            <text:p>---</text:p>
          </table:table-cell>
          <table:table-cell table:formula="of:=IF(OR([$a102.B32]=&quot;---&quot;;[$sv3.B32]=&quot;---&quot;);&quot;---&quot;;[$a102.B32]/[$sv3.B32])" office:value-type="string" office:string-value="---" calcext:value-type="string">
            <text:p>---</text:p>
          </table:table-cell>
          <table:table-cell table:formula="of:=IF(OR([$a102.B32]=&quot;---&quot;;[$a103.B32]=&quot;---&quot;);&quot;---&quot;;[$a102.B32]/[$a103.B32])" office:value-type="string" office:string-value="---" calcext:value-type="string">
            <text:p>---</text:p>
          </table:table-cell>
          <table:table-cell table:formula="of:=IF(OR([$sv3.B32]=&quot;---&quot;;[$a103.B32]=&quot;---&quot;);&quot;---&quot;;[$sv3.B32]/[$a103.B3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formula="of:=IF(OR([$sv.B33]=&quot;---&quot;;[$a10.B33]=&quot;---&quot;);&quot;---&quot;;[$sv.B33]/[$a10.B33])" office:value-type="float" office:value="1.14370274572224" calcext:value-type="float">
            <text:p>1.14</text:p>
          </table:table-cell>
          <table:table-cell table:formula="of:=IF(OR([$sv.B33]=&quot;---&quot;;[$sv2.B33]=&quot;---&quot;);&quot;---&quot;;[$sv.B33]/[$sv2.B33])" office:value-type="string" office:string-value="---" calcext:value-type="string">
            <text:p>---</text:p>
          </table:table-cell>
          <table:table-cell table:formula="of:=IF(OR([$sv.B33]=&quot;---&quot;;[$a102.B33]=&quot;---&quot;);&quot;---&quot;;[$sv.B33]/[$a102.B33])" office:value-type="string" office:string-value="---" calcext:value-type="string">
            <text:p>---</text:p>
          </table:table-cell>
          <table:table-cell table:formula="of:=IF(OR([$sv.B33]=&quot;---&quot;;[$sv3.B33]=&quot;---&quot;);&quot;---&quot;;[$sv.B33]/[$sv3.B33])" office:value-type="string" office:string-value="---" calcext:value-type="string">
            <text:p>---</text:p>
          </table:table-cell>
          <table:table-cell table:formula="of:=IF(OR([$sv.B33]=&quot;---&quot;;[$a103.B33]=&quot;---&quot;);&quot;---&quot;;[$sv.B33]/[$a103.B33])" office:value-type="string" office:string-value="---" calcext:value-type="string">
            <text:p>---</text:p>
          </table:table-cell>
          <table:table-cell table:formula="of:=IF(OR([$a10.B33]=&quot;---&quot;;[$sv2.B33]=&quot;---&quot;);&quot;---&quot;;[$a10.B33]/[$sv2.B33])" office:value-type="string" office:string-value="---" calcext:value-type="string">
            <text:p>---</text:p>
          </table:table-cell>
          <table:table-cell table:formula="of:=IF(OR([$a10.B33]=&quot;---&quot;;[$a102.B33]=&quot;---&quot;);&quot;---&quot;;[$a10.B33]/[$a102.B33])" office:value-type="string" office:string-value="---" calcext:value-type="string">
            <text:p>---</text:p>
          </table:table-cell>
          <table:table-cell table:formula="of:=IF(OR([$a10.B33]=&quot;---&quot;;[$sv3.B33]=&quot;---&quot;);&quot;---&quot;;[$a10.B33]/[$sv3.B33])" office:value-type="string" office:string-value="---" calcext:value-type="string">
            <text:p>---</text:p>
          </table:table-cell>
          <table:table-cell table:formula="of:=IF(OR([$a10.B33]=&quot;---&quot;;[$a103.B33]=&quot;---&quot;);&quot;---&quot;;[$a10.B33]/[$a103.B33])" office:value-type="string" office:string-value="---" calcext:value-type="string">
            <text:p>---</text:p>
          </table:table-cell>
          <table:table-cell table:formula="of:=IF(OR([$sv2.B33]=&quot;---&quot;;[$a102.B33]=&quot;---&quot;);&quot;---&quot;;[$sv2.B33]/[$a102.B33])" office:value-type="string" office:string-value="---" calcext:value-type="string">
            <text:p>---</text:p>
          </table:table-cell>
          <table:table-cell table:formula="of:=IF(OR([$sv2.B33]=&quot;---&quot;;[$sv3.B33]=&quot;---&quot;);&quot;---&quot;;[$sv2.B33]/[$sv3.B33])" office:value-type="string" office:string-value="---" calcext:value-type="string">
            <text:p>---</text:p>
          </table:table-cell>
          <table:table-cell table:formula="of:=IF(OR([$sv2.B33]=&quot;---&quot;;[$a103.B33]=&quot;---&quot;);&quot;---&quot;;[$sv2.B33]/[$a103.B33])" office:value-type="string" office:string-value="---" calcext:value-type="string">
            <text:p>---</text:p>
          </table:table-cell>
          <table:table-cell table:formula="of:=IF(OR([$a102.B33]=&quot;---&quot;;[$sv3.B33]=&quot;---&quot;);&quot;---&quot;;[$a102.B33]/[$sv3.B33])" office:value-type="string" office:string-value="---" calcext:value-type="string">
            <text:p>---</text:p>
          </table:table-cell>
          <table:table-cell table:formula="of:=IF(OR([$a102.B33]=&quot;---&quot;;[$a103.B33]=&quot;---&quot;);&quot;---&quot;;[$a102.B33]/[$a103.B33])" office:value-type="string" office:string-value="---" calcext:value-type="string">
            <text:p>---</text:p>
          </table:table-cell>
          <table:table-cell table:formula="of:=IF(OR([$sv3.B33]=&quot;---&quot;;[$a103.B33]=&quot;---&quot;);&quot;---&quot;;[$sv3.B33]/[$a103.B3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formula="of:=IF(OR([$sv.B34]=&quot;---&quot;;[$a10.B34]=&quot;---&quot;);&quot;---&quot;;[$sv.B34]/[$a10.B34])" office:value-type="float" office:value="1.20454676093579" calcext:value-type="float">
            <text:p>1.20</text:p>
          </table:table-cell>
          <table:table-cell table:formula="of:=IF(OR([$sv.B34]=&quot;---&quot;;[$sv2.B34]=&quot;---&quot;);&quot;---&quot;;[$sv.B34]/[$sv2.B34])" office:value-type="string" office:string-value="---" calcext:value-type="string">
            <text:p>---</text:p>
          </table:table-cell>
          <table:table-cell table:formula="of:=IF(OR([$sv.B34]=&quot;---&quot;;[$a102.B34]=&quot;---&quot;);&quot;---&quot;;[$sv.B34]/[$a102.B34])" office:value-type="string" office:string-value="---" calcext:value-type="string">
            <text:p>---</text:p>
          </table:table-cell>
          <table:table-cell table:formula="of:=IF(OR([$sv.B34]=&quot;---&quot;;[$sv3.B34]=&quot;---&quot;);&quot;---&quot;;[$sv.B34]/[$sv3.B34])" office:value-type="string" office:string-value="---" calcext:value-type="string">
            <text:p>---</text:p>
          </table:table-cell>
          <table:table-cell table:formula="of:=IF(OR([$sv.B34]=&quot;---&quot;;[$a103.B34]=&quot;---&quot;);&quot;---&quot;;[$sv.B34]/[$a103.B34])" office:value-type="string" office:string-value="---" calcext:value-type="string">
            <text:p>---</text:p>
          </table:table-cell>
          <table:table-cell table:formula="of:=IF(OR([$a10.B34]=&quot;---&quot;;[$sv2.B34]=&quot;---&quot;);&quot;---&quot;;[$a10.B34]/[$sv2.B34])" office:value-type="string" office:string-value="---" calcext:value-type="string">
            <text:p>---</text:p>
          </table:table-cell>
          <table:table-cell table:formula="of:=IF(OR([$a10.B34]=&quot;---&quot;;[$a102.B34]=&quot;---&quot;);&quot;---&quot;;[$a10.B34]/[$a102.B34])" office:value-type="string" office:string-value="---" calcext:value-type="string">
            <text:p>---</text:p>
          </table:table-cell>
          <table:table-cell table:formula="of:=IF(OR([$a10.B34]=&quot;---&quot;;[$sv3.B34]=&quot;---&quot;);&quot;---&quot;;[$a10.B34]/[$sv3.B34])" office:value-type="string" office:string-value="---" calcext:value-type="string">
            <text:p>---</text:p>
          </table:table-cell>
          <table:table-cell table:formula="of:=IF(OR([$a10.B34]=&quot;---&quot;;[$a103.B34]=&quot;---&quot;);&quot;---&quot;;[$a10.B34]/[$a103.B34])" office:value-type="string" office:string-value="---" calcext:value-type="string">
            <text:p>---</text:p>
          </table:table-cell>
          <table:table-cell table:formula="of:=IF(OR([$sv2.B34]=&quot;---&quot;;[$a102.B34]=&quot;---&quot;);&quot;---&quot;;[$sv2.B34]/[$a102.B34])" office:value-type="string" office:string-value="---" calcext:value-type="string">
            <text:p>---</text:p>
          </table:table-cell>
          <table:table-cell table:formula="of:=IF(OR([$sv2.B34]=&quot;---&quot;;[$sv3.B34]=&quot;---&quot;);&quot;---&quot;;[$sv2.B34]/[$sv3.B34])" office:value-type="string" office:string-value="---" calcext:value-type="string">
            <text:p>---</text:p>
          </table:table-cell>
          <table:table-cell table:formula="of:=IF(OR([$sv2.B34]=&quot;---&quot;;[$a103.B34]=&quot;---&quot;);&quot;---&quot;;[$sv2.B34]/[$a103.B34])" office:value-type="string" office:string-value="---" calcext:value-type="string">
            <text:p>---</text:p>
          </table:table-cell>
          <table:table-cell table:formula="of:=IF(OR([$a102.B34]=&quot;---&quot;;[$sv3.B34]=&quot;---&quot;);&quot;---&quot;;[$a102.B34]/[$sv3.B34])" office:value-type="string" office:string-value="---" calcext:value-type="string">
            <text:p>---</text:p>
          </table:table-cell>
          <table:table-cell table:formula="of:=IF(OR([$a102.B34]=&quot;---&quot;;[$a103.B34]=&quot;---&quot;);&quot;---&quot;;[$a102.B34]/[$a103.B34])" office:value-type="string" office:string-value="---" calcext:value-type="string">
            <text:p>---</text:p>
          </table:table-cell>
          <table:table-cell table:formula="of:=IF(OR([$sv3.B34]=&quot;---&quot;;[$a103.B34]=&quot;---&quot;);&quot;---&quot;;[$sv3.B34]/[$a103.B3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formula="of:=IF(OR([$sv.B35]=&quot;---&quot;;[$a10.B35]=&quot;---&quot;);&quot;---&quot;;[$sv.B35]/[$a10.B35])" office:value-type="string" office:string-value="---" calcext:value-type="string">
            <text:p>---</text:p>
          </table:table-cell>
          <table:table-cell table:formula="of:=IF(OR([$sv.B35]=&quot;---&quot;;[$sv2.B35]=&quot;---&quot;);&quot;---&quot;;[$sv.B35]/[$sv2.B35])" office:value-type="string" office:string-value="---" calcext:value-type="string">
            <text:p>---</text:p>
          </table:table-cell>
          <table:table-cell table:formula="of:=IF(OR([$sv.B35]=&quot;---&quot;;[$a102.B35]=&quot;---&quot;);&quot;---&quot;;[$sv.B35]/[$a102.B35])" office:value-type="string" office:string-value="---" calcext:value-type="string">
            <text:p>---</text:p>
          </table:table-cell>
          <table:table-cell table:formula="of:=IF(OR([$sv.B35]=&quot;---&quot;;[$sv3.B35]=&quot;---&quot;);&quot;---&quot;;[$sv.B35]/[$sv3.B35])" office:value-type="string" office:string-value="---" calcext:value-type="string">
            <text:p>---</text:p>
          </table:table-cell>
          <table:table-cell table:formula="of:=IF(OR([$sv.B35]=&quot;---&quot;;[$a103.B35]=&quot;---&quot;);&quot;---&quot;;[$sv.B35]/[$a103.B35])" office:value-type="string" office:string-value="---" calcext:value-type="string">
            <text:p>---</text:p>
          </table:table-cell>
          <table:table-cell table:formula="of:=IF(OR([$a10.B35]=&quot;---&quot;;[$sv2.B35]=&quot;---&quot;);&quot;---&quot;;[$a10.B35]/[$sv2.B35])" office:value-type="string" office:string-value="---" calcext:value-type="string">
            <text:p>---</text:p>
          </table:table-cell>
          <table:table-cell table:formula="of:=IF(OR([$a10.B35]=&quot;---&quot;;[$a102.B35]=&quot;---&quot;);&quot;---&quot;;[$a10.B35]/[$a102.B35])" office:value-type="string" office:string-value="---" calcext:value-type="string">
            <text:p>---</text:p>
          </table:table-cell>
          <table:table-cell table:formula="of:=IF(OR([$a10.B35]=&quot;---&quot;;[$sv3.B35]=&quot;---&quot;);&quot;---&quot;;[$a10.B35]/[$sv3.B35])" office:value-type="string" office:string-value="---" calcext:value-type="string">
            <text:p>---</text:p>
          </table:table-cell>
          <table:table-cell table:formula="of:=IF(OR([$a10.B35]=&quot;---&quot;;[$a103.B35]=&quot;---&quot;);&quot;---&quot;;[$a10.B35]/[$a103.B35])" office:value-type="string" office:string-value="---" calcext:value-type="string">
            <text:p>---</text:p>
          </table:table-cell>
          <table:table-cell table:formula="of:=IF(OR([$sv2.B35]=&quot;---&quot;;[$a102.B35]=&quot;---&quot;);&quot;---&quot;;[$sv2.B35]/[$a102.B35])" office:value-type="string" office:string-value="---" calcext:value-type="string">
            <text:p>---</text:p>
          </table:table-cell>
          <table:table-cell table:formula="of:=IF(OR([$sv2.B35]=&quot;---&quot;;[$sv3.B35]=&quot;---&quot;);&quot;---&quot;;[$sv2.B35]/[$sv3.B35])" office:value-type="string" office:string-value="---" calcext:value-type="string">
            <text:p>---</text:p>
          </table:table-cell>
          <table:table-cell table:formula="of:=IF(OR([$sv2.B35]=&quot;---&quot;;[$a103.B35]=&quot;---&quot;);&quot;---&quot;;[$sv2.B35]/[$a103.B35])" office:value-type="string" office:string-value="---" calcext:value-type="string">
            <text:p>---</text:p>
          </table:table-cell>
          <table:table-cell table:formula="of:=IF(OR([$a102.B35]=&quot;---&quot;;[$sv3.B35]=&quot;---&quot;);&quot;---&quot;;[$a102.B35]/[$sv3.B35])" office:value-type="string" office:string-value="---" calcext:value-type="string">
            <text:p>---</text:p>
          </table:table-cell>
          <table:table-cell table:formula="of:=IF(OR([$a102.B35]=&quot;---&quot;;[$a103.B35]=&quot;---&quot;);&quot;---&quot;;[$a102.B35]/[$a103.B35])" office:value-type="string" office:string-value="---" calcext:value-type="string">
            <text:p>---</text:p>
          </table:table-cell>
          <table:table-cell table:formula="of:=IF(OR([$sv3.B35]=&quot;---&quot;;[$a103.B35]=&quot;---&quot;);&quot;---&quot;;[$sv3.B35]/[$a103.B3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formula="of:=IF(OR([$sv.B36]=&quot;---&quot;;[$a10.B36]=&quot;---&quot;);&quot;---&quot;;[$sv.B36]/[$a10.B36])" office:value-type="float" office:value="1.26196871543688" calcext:value-type="float">
            <text:p>1.26</text:p>
          </table:table-cell>
          <table:table-cell table:formula="of:=IF(OR([$sv.B36]=&quot;---&quot;;[$sv2.B36]=&quot;---&quot;);&quot;---&quot;;[$sv.B36]/[$sv2.B36])" office:value-type="string" office:string-value="---" calcext:value-type="string">
            <text:p>---</text:p>
          </table:table-cell>
          <table:table-cell table:formula="of:=IF(OR([$sv.B36]=&quot;---&quot;;[$a102.B36]=&quot;---&quot;);&quot;---&quot;;[$sv.B36]/[$a102.B36])" office:value-type="string" office:string-value="---" calcext:value-type="string">
            <text:p>---</text:p>
          </table:table-cell>
          <table:table-cell table:formula="of:=IF(OR([$sv.B36]=&quot;---&quot;;[$sv3.B36]=&quot;---&quot;);&quot;---&quot;;[$sv.B36]/[$sv3.B36])" office:value-type="string" office:string-value="---" calcext:value-type="string">
            <text:p>---</text:p>
          </table:table-cell>
          <table:table-cell table:formula="of:=IF(OR([$sv.B36]=&quot;---&quot;;[$a103.B36]=&quot;---&quot;);&quot;---&quot;;[$sv.B36]/[$a103.B36])" office:value-type="string" office:string-value="---" calcext:value-type="string">
            <text:p>---</text:p>
          </table:table-cell>
          <table:table-cell table:formula="of:=IF(OR([$a10.B36]=&quot;---&quot;;[$sv2.B36]=&quot;---&quot;);&quot;---&quot;;[$a10.B36]/[$sv2.B36])" office:value-type="string" office:string-value="---" calcext:value-type="string">
            <text:p>---</text:p>
          </table:table-cell>
          <table:table-cell table:formula="of:=IF(OR([$a10.B36]=&quot;---&quot;;[$a102.B36]=&quot;---&quot;);&quot;---&quot;;[$a10.B36]/[$a102.B36])" office:value-type="string" office:string-value="---" calcext:value-type="string">
            <text:p>---</text:p>
          </table:table-cell>
          <table:table-cell table:formula="of:=IF(OR([$a10.B36]=&quot;---&quot;;[$sv3.B36]=&quot;---&quot;);&quot;---&quot;;[$a10.B36]/[$sv3.B36])" office:value-type="string" office:string-value="---" calcext:value-type="string">
            <text:p>---</text:p>
          </table:table-cell>
          <table:table-cell table:formula="of:=IF(OR([$a10.B36]=&quot;---&quot;;[$a103.B36]=&quot;---&quot;);&quot;---&quot;;[$a10.B36]/[$a103.B36])" office:value-type="string" office:string-value="---" calcext:value-type="string">
            <text:p>---</text:p>
          </table:table-cell>
          <table:table-cell table:formula="of:=IF(OR([$sv2.B36]=&quot;---&quot;;[$a102.B36]=&quot;---&quot;);&quot;---&quot;;[$sv2.B36]/[$a102.B36])" office:value-type="string" office:string-value="---" calcext:value-type="string">
            <text:p>---</text:p>
          </table:table-cell>
          <table:table-cell table:formula="of:=IF(OR([$sv2.B36]=&quot;---&quot;;[$sv3.B36]=&quot;---&quot;);&quot;---&quot;;[$sv2.B36]/[$sv3.B36])" office:value-type="string" office:string-value="---" calcext:value-type="string">
            <text:p>---</text:p>
          </table:table-cell>
          <table:table-cell table:formula="of:=IF(OR([$sv2.B36]=&quot;---&quot;;[$a103.B36]=&quot;---&quot;);&quot;---&quot;;[$sv2.B36]/[$a103.B36])" office:value-type="string" office:string-value="---" calcext:value-type="string">
            <text:p>---</text:p>
          </table:table-cell>
          <table:table-cell table:formula="of:=IF(OR([$a102.B36]=&quot;---&quot;;[$sv3.B36]=&quot;---&quot;);&quot;---&quot;;[$a102.B36]/[$sv3.B36])" office:value-type="string" office:string-value="---" calcext:value-type="string">
            <text:p>---</text:p>
          </table:table-cell>
          <table:table-cell table:formula="of:=IF(OR([$a102.B36]=&quot;---&quot;;[$a103.B36]=&quot;---&quot;);&quot;---&quot;;[$a102.B36]/[$a103.B36])" office:value-type="string" office:string-value="---" calcext:value-type="string">
            <text:p>---</text:p>
          </table:table-cell>
          <table:table-cell table:formula="of:=IF(OR([$sv3.B36]=&quot;---&quot;;[$a103.B36]=&quot;---&quot;);&quot;---&quot;;[$sv3.B36]/[$a103.B36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formula="of:=IF(OR([$sv.B37]=&quot;---&quot;;[$a10.B37]=&quot;---&quot;);&quot;---&quot;;[$sv.B37]/[$a10.B37])" office:value-type="float" office:value="1.14678763192001" calcext:value-type="float">
            <text:p>1.15</text:p>
          </table:table-cell>
          <table:table-cell table:formula="of:=IF(OR([$sv.B37]=&quot;---&quot;;[$sv2.B37]=&quot;---&quot;);&quot;---&quot;;[$sv.B37]/[$sv2.B37])" office:value-type="string" office:string-value="---" calcext:value-type="string">
            <text:p>---</text:p>
          </table:table-cell>
          <table:table-cell table:formula="of:=IF(OR([$sv.B37]=&quot;---&quot;;[$a102.B37]=&quot;---&quot;);&quot;---&quot;;[$sv.B37]/[$a102.B37])" office:value-type="string" office:string-value="---" calcext:value-type="string">
            <text:p>---</text:p>
          </table:table-cell>
          <table:table-cell table:formula="of:=IF(OR([$sv.B37]=&quot;---&quot;;[$sv3.B37]=&quot;---&quot;);&quot;---&quot;;[$sv.B37]/[$sv3.B37])" office:value-type="string" office:string-value="---" calcext:value-type="string">
            <text:p>---</text:p>
          </table:table-cell>
          <table:table-cell table:formula="of:=IF(OR([$sv.B37]=&quot;---&quot;;[$a103.B37]=&quot;---&quot;);&quot;---&quot;;[$sv.B37]/[$a103.B37])" office:value-type="string" office:string-value="---" calcext:value-type="string">
            <text:p>---</text:p>
          </table:table-cell>
          <table:table-cell table:formula="of:=IF(OR([$a10.B37]=&quot;---&quot;;[$sv2.B37]=&quot;---&quot;);&quot;---&quot;;[$a10.B37]/[$sv2.B37])" office:value-type="string" office:string-value="---" calcext:value-type="string">
            <text:p>---</text:p>
          </table:table-cell>
          <table:table-cell table:formula="of:=IF(OR([$a10.B37]=&quot;---&quot;;[$a102.B37]=&quot;---&quot;);&quot;---&quot;;[$a10.B37]/[$a102.B37])" office:value-type="string" office:string-value="---" calcext:value-type="string">
            <text:p>---</text:p>
          </table:table-cell>
          <table:table-cell table:formula="of:=IF(OR([$a10.B37]=&quot;---&quot;;[$sv3.B37]=&quot;---&quot;);&quot;---&quot;;[$a10.B37]/[$sv3.B37])" office:value-type="string" office:string-value="---" calcext:value-type="string">
            <text:p>---</text:p>
          </table:table-cell>
          <table:table-cell table:formula="of:=IF(OR([$a10.B37]=&quot;---&quot;;[$a103.B37]=&quot;---&quot;);&quot;---&quot;;[$a10.B37]/[$a103.B37])" office:value-type="string" office:string-value="---" calcext:value-type="string">
            <text:p>---</text:p>
          </table:table-cell>
          <table:table-cell table:formula="of:=IF(OR([$sv2.B37]=&quot;---&quot;;[$a102.B37]=&quot;---&quot;);&quot;---&quot;;[$sv2.B37]/[$a102.B37])" office:value-type="string" office:string-value="---" calcext:value-type="string">
            <text:p>---</text:p>
          </table:table-cell>
          <table:table-cell table:formula="of:=IF(OR([$sv2.B37]=&quot;---&quot;;[$sv3.B37]=&quot;---&quot;);&quot;---&quot;;[$sv2.B37]/[$sv3.B37])" office:value-type="string" office:string-value="---" calcext:value-type="string">
            <text:p>---</text:p>
          </table:table-cell>
          <table:table-cell table:formula="of:=IF(OR([$sv2.B37]=&quot;---&quot;;[$a103.B37]=&quot;---&quot;);&quot;---&quot;;[$sv2.B37]/[$a103.B37])" office:value-type="string" office:string-value="---" calcext:value-type="string">
            <text:p>---</text:p>
          </table:table-cell>
          <table:table-cell table:formula="of:=IF(OR([$a102.B37]=&quot;---&quot;;[$sv3.B37]=&quot;---&quot;);&quot;---&quot;;[$a102.B37]/[$sv3.B37])" office:value-type="string" office:string-value="---" calcext:value-type="string">
            <text:p>---</text:p>
          </table:table-cell>
          <table:table-cell table:formula="of:=IF(OR([$a102.B37]=&quot;---&quot;;[$a103.B37]=&quot;---&quot;);&quot;---&quot;;[$a102.B37]/[$a103.B37])" office:value-type="string" office:string-value="---" calcext:value-type="string">
            <text:p>---</text:p>
          </table:table-cell>
          <table:table-cell table:formula="of:=IF(OR([$sv3.B37]=&quot;---&quot;;[$a103.B37]=&quot;---&quot;);&quot;---&quot;;[$sv3.B37]/[$a103.B37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formula="of:=IF(OR([$sv.B38]=&quot;---&quot;;[$a10.B38]=&quot;---&quot;);&quot;---&quot;;[$sv.B38]/[$a10.B38])" office:value-type="float" office:value="1.02992874109264" calcext:value-type="float">
            <text:p>1.03</text:p>
          </table:table-cell>
          <table:table-cell table:formula="of:=IF(OR([$sv.B38]=&quot;---&quot;;[$sv2.B38]=&quot;---&quot;);&quot;---&quot;;[$sv.B38]/[$sv2.B38])" office:value-type="string" office:string-value="---" calcext:value-type="string">
            <text:p>---</text:p>
          </table:table-cell>
          <table:table-cell table:formula="of:=IF(OR([$sv.B38]=&quot;---&quot;;[$a102.B38]=&quot;---&quot;);&quot;---&quot;;[$sv.B38]/[$a102.B38])" office:value-type="string" office:string-value="---" calcext:value-type="string">
            <text:p>---</text:p>
          </table:table-cell>
          <table:table-cell table:formula="of:=IF(OR([$sv.B38]=&quot;---&quot;;[$sv3.B38]=&quot;---&quot;);&quot;---&quot;;[$sv.B38]/[$sv3.B38])" office:value-type="string" office:string-value="---" calcext:value-type="string">
            <text:p>---</text:p>
          </table:table-cell>
          <table:table-cell table:formula="of:=IF(OR([$sv.B38]=&quot;---&quot;;[$a103.B38]=&quot;---&quot;);&quot;---&quot;;[$sv.B38]/[$a103.B38])" office:value-type="string" office:string-value="---" calcext:value-type="string">
            <text:p>---</text:p>
          </table:table-cell>
          <table:table-cell table:formula="of:=IF(OR([$a10.B38]=&quot;---&quot;;[$sv2.B38]=&quot;---&quot;);&quot;---&quot;;[$a10.B38]/[$sv2.B38])" office:value-type="string" office:string-value="---" calcext:value-type="string">
            <text:p>---</text:p>
          </table:table-cell>
          <table:table-cell table:formula="of:=IF(OR([$a10.B38]=&quot;---&quot;;[$a102.B38]=&quot;---&quot;);&quot;---&quot;;[$a10.B38]/[$a102.B38])" office:value-type="string" office:string-value="---" calcext:value-type="string">
            <text:p>---</text:p>
          </table:table-cell>
          <table:table-cell table:formula="of:=IF(OR([$a10.B38]=&quot;---&quot;;[$sv3.B38]=&quot;---&quot;);&quot;---&quot;;[$a10.B38]/[$sv3.B38])" office:value-type="string" office:string-value="---" calcext:value-type="string">
            <text:p>---</text:p>
          </table:table-cell>
          <table:table-cell table:formula="of:=IF(OR([$a10.B38]=&quot;---&quot;;[$a103.B38]=&quot;---&quot;);&quot;---&quot;;[$a10.B38]/[$a103.B38])" office:value-type="string" office:string-value="---" calcext:value-type="string">
            <text:p>---</text:p>
          </table:table-cell>
          <table:table-cell table:formula="of:=IF(OR([$sv2.B38]=&quot;---&quot;;[$a102.B38]=&quot;---&quot;);&quot;---&quot;;[$sv2.B38]/[$a102.B38])" office:value-type="string" office:string-value="---" calcext:value-type="string">
            <text:p>---</text:p>
          </table:table-cell>
          <table:table-cell table:formula="of:=IF(OR([$sv2.B38]=&quot;---&quot;;[$sv3.B38]=&quot;---&quot;);&quot;---&quot;;[$sv2.B38]/[$sv3.B38])" office:value-type="string" office:string-value="---" calcext:value-type="string">
            <text:p>---</text:p>
          </table:table-cell>
          <table:table-cell table:formula="of:=IF(OR([$sv2.B38]=&quot;---&quot;;[$a103.B38]=&quot;---&quot;);&quot;---&quot;;[$sv2.B38]/[$a103.B38])" office:value-type="string" office:string-value="---" calcext:value-type="string">
            <text:p>---</text:p>
          </table:table-cell>
          <table:table-cell table:formula="of:=IF(OR([$a102.B38]=&quot;---&quot;;[$sv3.B38]=&quot;---&quot;);&quot;---&quot;;[$a102.B38]/[$sv3.B38])" office:value-type="string" office:string-value="---" calcext:value-type="string">
            <text:p>---</text:p>
          </table:table-cell>
          <table:table-cell table:formula="of:=IF(OR([$a102.B38]=&quot;---&quot;;[$a103.B38]=&quot;---&quot;);&quot;---&quot;;[$a102.B38]/[$a103.B38])" office:value-type="string" office:string-value="---" calcext:value-type="string">
            <text:p>---</text:p>
          </table:table-cell>
          <table:table-cell table:formula="of:=IF(OR([$sv3.B38]=&quot;---&quot;;[$a103.B38]=&quot;---&quot;);&quot;---&quot;;[$sv3.B38]/[$a103.B38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formula="of:=IF(OR([$sv.B39]=&quot;---&quot;;[$a10.B39]=&quot;---&quot;);&quot;---&quot;;[$sv.B39]/[$a10.B39])" office:value-type="string" office:string-value="---" calcext:value-type="string">
            <text:p>---</text:p>
          </table:table-cell>
          <table:table-cell table:formula="of:=IF(OR([$sv.B39]=&quot;---&quot;;[$sv2.B39]=&quot;---&quot;);&quot;---&quot;;[$sv.B39]/[$sv2.B39])" office:value-type="string" office:string-value="---" calcext:value-type="string">
            <text:p>---</text:p>
          </table:table-cell>
          <table:table-cell table:formula="of:=IF(OR([$sv.B39]=&quot;---&quot;;[$a102.B39]=&quot;---&quot;);&quot;---&quot;;[$sv.B39]/[$a102.B39])" office:value-type="string" office:string-value="---" calcext:value-type="string">
            <text:p>---</text:p>
          </table:table-cell>
          <table:table-cell table:formula="of:=IF(OR([$sv.B39]=&quot;---&quot;;[$sv3.B39]=&quot;---&quot;);&quot;---&quot;;[$sv.B39]/[$sv3.B39])" office:value-type="string" office:string-value="---" calcext:value-type="string">
            <text:p>---</text:p>
          </table:table-cell>
          <table:table-cell table:formula="of:=IF(OR([$sv.B39]=&quot;---&quot;;[$a103.B39]=&quot;---&quot;);&quot;---&quot;;[$sv.B39]/[$a103.B39])" office:value-type="string" office:string-value="---" calcext:value-type="string">
            <text:p>---</text:p>
          </table:table-cell>
          <table:table-cell table:formula="of:=IF(OR([$a10.B39]=&quot;---&quot;;[$sv2.B39]=&quot;---&quot;);&quot;---&quot;;[$a10.B39]/[$sv2.B39])" office:value-type="string" office:string-value="---" calcext:value-type="string">
            <text:p>---</text:p>
          </table:table-cell>
          <table:table-cell table:formula="of:=IF(OR([$a10.B39]=&quot;---&quot;;[$a102.B39]=&quot;---&quot;);&quot;---&quot;;[$a10.B39]/[$a102.B39])" office:value-type="string" office:string-value="---" calcext:value-type="string">
            <text:p>---</text:p>
          </table:table-cell>
          <table:table-cell table:formula="of:=IF(OR([$a10.B39]=&quot;---&quot;;[$sv3.B39]=&quot;---&quot;);&quot;---&quot;;[$a10.B39]/[$sv3.B39])" office:value-type="string" office:string-value="---" calcext:value-type="string">
            <text:p>---</text:p>
          </table:table-cell>
          <table:table-cell table:formula="of:=IF(OR([$a10.B39]=&quot;---&quot;;[$a103.B39]=&quot;---&quot;);&quot;---&quot;;[$a10.B39]/[$a103.B39])" office:value-type="string" office:string-value="---" calcext:value-type="string">
            <text:p>---</text:p>
          </table:table-cell>
          <table:table-cell table:formula="of:=IF(OR([$sv2.B39]=&quot;---&quot;;[$a102.B39]=&quot;---&quot;);&quot;---&quot;;[$sv2.B39]/[$a102.B39])" office:value-type="string" office:string-value="---" calcext:value-type="string">
            <text:p>---</text:p>
          </table:table-cell>
          <table:table-cell table:formula="of:=IF(OR([$sv2.B39]=&quot;---&quot;;[$sv3.B39]=&quot;---&quot;);&quot;---&quot;;[$sv2.B39]/[$sv3.B39])" office:value-type="string" office:string-value="---" calcext:value-type="string">
            <text:p>---</text:p>
          </table:table-cell>
          <table:table-cell table:formula="of:=IF(OR([$sv2.B39]=&quot;---&quot;;[$a103.B39]=&quot;---&quot;);&quot;---&quot;;[$sv2.B39]/[$a103.B39])" office:value-type="string" office:string-value="---" calcext:value-type="string">
            <text:p>---</text:p>
          </table:table-cell>
          <table:table-cell table:formula="of:=IF(OR([$a102.B39]=&quot;---&quot;;[$sv3.B39]=&quot;---&quot;);&quot;---&quot;;[$a102.B39]/[$sv3.B39])" office:value-type="string" office:string-value="---" calcext:value-type="string">
            <text:p>---</text:p>
          </table:table-cell>
          <table:table-cell table:formula="of:=IF(OR([$a102.B39]=&quot;---&quot;;[$a103.B39]=&quot;---&quot;);&quot;---&quot;;[$a102.B39]/[$a103.B39])" office:value-type="string" office:string-value="---" calcext:value-type="string">
            <text:p>---</text:p>
          </table:table-cell>
          <table:table-cell table:formula="of:=IF(OR([$sv3.B39]=&quot;---&quot;;[$a103.B39]=&quot;---&quot;);&quot;---&quot;;[$sv3.B39]/[$a103.B39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formula="of:=IF(OR([$sv.B40]=&quot;---&quot;;[$a10.B40]=&quot;---&quot;);&quot;---&quot;;[$sv.B40]/[$a10.B40])" office:value-type="string" office:string-value="---" calcext:value-type="string">
            <text:p>---</text:p>
          </table:table-cell>
          <table:table-cell table:formula="of:=IF(OR([$sv.B40]=&quot;---&quot;;[$sv2.B40]=&quot;---&quot;);&quot;---&quot;;[$sv.B40]/[$sv2.B40])" office:value-type="string" office:string-value="---" calcext:value-type="string">
            <text:p>---</text:p>
          </table:table-cell>
          <table:table-cell table:formula="of:=IF(OR([$sv.B40]=&quot;---&quot;;[$a102.B40]=&quot;---&quot;);&quot;---&quot;;[$sv.B40]/[$a102.B40])" office:value-type="string" office:string-value="---" calcext:value-type="string">
            <text:p>---</text:p>
          </table:table-cell>
          <table:table-cell table:formula="of:=IF(OR([$sv.B40]=&quot;---&quot;;[$sv3.B40]=&quot;---&quot;);&quot;---&quot;;[$sv.B40]/[$sv3.B40])" office:value-type="string" office:string-value="---" calcext:value-type="string">
            <text:p>---</text:p>
          </table:table-cell>
          <table:table-cell table:formula="of:=IF(OR([$sv.B40]=&quot;---&quot;;[$a103.B40]=&quot;---&quot;);&quot;---&quot;;[$sv.B40]/[$a103.B40])" office:value-type="string" office:string-value="---" calcext:value-type="string">
            <text:p>---</text:p>
          </table:table-cell>
          <table:table-cell table:formula="of:=IF(OR([$a10.B40]=&quot;---&quot;;[$sv2.B40]=&quot;---&quot;);&quot;---&quot;;[$a10.B40]/[$sv2.B40])" office:value-type="string" office:string-value="---" calcext:value-type="string">
            <text:p>---</text:p>
          </table:table-cell>
          <table:table-cell table:formula="of:=IF(OR([$a10.B40]=&quot;---&quot;;[$a102.B40]=&quot;---&quot;);&quot;---&quot;;[$a10.B40]/[$a102.B40])" office:value-type="string" office:string-value="---" calcext:value-type="string">
            <text:p>---</text:p>
          </table:table-cell>
          <table:table-cell table:formula="of:=IF(OR([$a10.B40]=&quot;---&quot;;[$sv3.B40]=&quot;---&quot;);&quot;---&quot;;[$a10.B40]/[$sv3.B40])" office:value-type="string" office:string-value="---" calcext:value-type="string">
            <text:p>---</text:p>
          </table:table-cell>
          <table:table-cell table:formula="of:=IF(OR([$a10.B40]=&quot;---&quot;;[$a103.B40]=&quot;---&quot;);&quot;---&quot;;[$a10.B40]/[$a103.B40])" office:value-type="string" office:string-value="---" calcext:value-type="string">
            <text:p>---</text:p>
          </table:table-cell>
          <table:table-cell table:formula="of:=IF(OR([$sv2.B40]=&quot;---&quot;;[$a102.B40]=&quot;---&quot;);&quot;---&quot;;[$sv2.B40]/[$a102.B40])" office:value-type="float" office:value="1.17557964252387" calcext:value-type="float">
            <text:p>1.18</text:p>
          </table:table-cell>
          <table:table-cell table:formula="of:=IF(OR([$sv2.B40]=&quot;---&quot;;[$sv3.B40]=&quot;---&quot;);&quot;---&quot;;[$sv2.B40]/[$sv3.B40])" office:value-type="string" office:string-value="---" calcext:value-type="string">
            <text:p>---</text:p>
          </table:table-cell>
          <table:table-cell table:formula="of:=IF(OR([$sv2.B40]=&quot;---&quot;;[$a103.B40]=&quot;---&quot;);&quot;---&quot;;[$sv2.B40]/[$a103.B40])" office:value-type="string" office:string-value="---" calcext:value-type="string">
            <text:p>---</text:p>
          </table:table-cell>
          <table:table-cell table:formula="of:=IF(OR([$a102.B40]=&quot;---&quot;;[$sv3.B40]=&quot;---&quot;);&quot;---&quot;;[$a102.B40]/[$sv3.B40])" office:value-type="string" office:string-value="---" calcext:value-type="string">
            <text:p>---</text:p>
          </table:table-cell>
          <table:table-cell table:formula="of:=IF(OR([$a102.B40]=&quot;---&quot;;[$a103.B40]=&quot;---&quot;);&quot;---&quot;;[$a102.B40]/[$a103.B40])" office:value-type="string" office:string-value="---" calcext:value-type="string">
            <text:p>---</text:p>
          </table:table-cell>
          <table:table-cell table:formula="of:=IF(OR([$sv3.B40]=&quot;---&quot;;[$a103.B40]=&quot;---&quot;);&quot;---&quot;;[$sv3.B40]/[$a103.B40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formula="of:=IF(OR([$sv.B41]=&quot;---&quot;;[$a10.B41]=&quot;---&quot;);&quot;---&quot;;[$sv.B41]/[$a10.B41])" office:value-type="string" office:string-value="---" calcext:value-type="string">
            <text:p>---</text:p>
          </table:table-cell>
          <table:table-cell table:formula="of:=IF(OR([$sv.B41]=&quot;---&quot;;[$sv2.B41]=&quot;---&quot;);&quot;---&quot;;[$sv.B41]/[$sv2.B41])" office:value-type="string" office:string-value="---" calcext:value-type="string">
            <text:p>---</text:p>
          </table:table-cell>
          <table:table-cell table:formula="of:=IF(OR([$sv.B41]=&quot;---&quot;;[$a102.B41]=&quot;---&quot;);&quot;---&quot;;[$sv.B41]/[$a102.B41])" office:value-type="string" office:string-value="---" calcext:value-type="string">
            <text:p>---</text:p>
          </table:table-cell>
          <table:table-cell table:formula="of:=IF(OR([$sv.B41]=&quot;---&quot;;[$sv3.B41]=&quot;---&quot;);&quot;---&quot;;[$sv.B41]/[$sv3.B41])" office:value-type="string" office:string-value="---" calcext:value-type="string">
            <text:p>---</text:p>
          </table:table-cell>
          <table:table-cell table:formula="of:=IF(OR([$sv.B41]=&quot;---&quot;;[$a103.B41]=&quot;---&quot;);&quot;---&quot;;[$sv.B41]/[$a103.B41])" office:value-type="string" office:string-value="---" calcext:value-type="string">
            <text:p>---</text:p>
          </table:table-cell>
          <table:table-cell table:formula="of:=IF(OR([$a10.B41]=&quot;---&quot;;[$sv2.B41]=&quot;---&quot;);&quot;---&quot;;[$a10.B41]/[$sv2.B41])" office:value-type="string" office:string-value="---" calcext:value-type="string">
            <text:p>---</text:p>
          </table:table-cell>
          <table:table-cell table:formula="of:=IF(OR([$a10.B41]=&quot;---&quot;;[$a102.B41]=&quot;---&quot;);&quot;---&quot;;[$a10.B41]/[$a102.B41])" office:value-type="string" office:string-value="---" calcext:value-type="string">
            <text:p>---</text:p>
          </table:table-cell>
          <table:table-cell table:formula="of:=IF(OR([$a10.B41]=&quot;---&quot;;[$sv3.B41]=&quot;---&quot;);&quot;---&quot;;[$a10.B41]/[$sv3.B41])" office:value-type="string" office:string-value="---" calcext:value-type="string">
            <text:p>---</text:p>
          </table:table-cell>
          <table:table-cell table:formula="of:=IF(OR([$a10.B41]=&quot;---&quot;;[$a103.B41]=&quot;---&quot;);&quot;---&quot;;[$a10.B41]/[$a103.B41])" office:value-type="string" office:string-value="---" calcext:value-type="string">
            <text:p>---</text:p>
          </table:table-cell>
          <table:table-cell table:formula="of:=IF(OR([$sv2.B41]=&quot;---&quot;;[$a102.B41]=&quot;---&quot;);&quot;---&quot;;[$sv2.B41]/[$a102.B41])" office:value-type="float" office:value="1.27523787900679" calcext:value-type="float">
            <text:p>1.28</text:p>
          </table:table-cell>
          <table:table-cell table:formula="of:=IF(OR([$sv2.B41]=&quot;---&quot;;[$sv3.B41]=&quot;---&quot;);&quot;---&quot;;[$sv2.B41]/[$sv3.B41])" office:value-type="string" office:string-value="---" calcext:value-type="string">
            <text:p>---</text:p>
          </table:table-cell>
          <table:table-cell table:formula="of:=IF(OR([$sv2.B41]=&quot;---&quot;;[$a103.B41]=&quot;---&quot;);&quot;---&quot;;[$sv2.B41]/[$a103.B41])" office:value-type="string" office:string-value="---" calcext:value-type="string">
            <text:p>---</text:p>
          </table:table-cell>
          <table:table-cell table:formula="of:=IF(OR([$a102.B41]=&quot;---&quot;;[$sv3.B41]=&quot;---&quot;);&quot;---&quot;;[$a102.B41]/[$sv3.B41])" office:value-type="string" office:string-value="---" calcext:value-type="string">
            <text:p>---</text:p>
          </table:table-cell>
          <table:table-cell table:formula="of:=IF(OR([$a102.B41]=&quot;---&quot;;[$a103.B41]=&quot;---&quot;);&quot;---&quot;;[$a102.B41]/[$a103.B41])" office:value-type="string" office:string-value="---" calcext:value-type="string">
            <text:p>---</text:p>
          </table:table-cell>
          <table:table-cell table:formula="of:=IF(OR([$sv3.B41]=&quot;---&quot;;[$a103.B41]=&quot;---&quot;);&quot;---&quot;;[$sv3.B41]/[$a103.B41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formula="of:=IF(OR([$sv.B42]=&quot;---&quot;;[$a10.B42]=&quot;---&quot;);&quot;---&quot;;[$sv.B42]/[$a10.B42])" office:value-type="string" office:string-value="---" calcext:value-type="string">
            <text:p>---</text:p>
          </table:table-cell>
          <table:table-cell table:formula="of:=IF(OR([$sv.B42]=&quot;---&quot;;[$sv2.B42]=&quot;---&quot;);&quot;---&quot;;[$sv.B42]/[$sv2.B42])" office:value-type="string" office:string-value="---" calcext:value-type="string">
            <text:p>---</text:p>
          </table:table-cell>
          <table:table-cell table:formula="of:=IF(OR([$sv.B42]=&quot;---&quot;;[$a102.B42]=&quot;---&quot;);&quot;---&quot;;[$sv.B42]/[$a102.B42])" office:value-type="string" office:string-value="---" calcext:value-type="string">
            <text:p>---</text:p>
          </table:table-cell>
          <table:table-cell table:formula="of:=IF(OR([$sv.B42]=&quot;---&quot;;[$sv3.B42]=&quot;---&quot;);&quot;---&quot;;[$sv.B42]/[$sv3.B42])" office:value-type="string" office:string-value="---" calcext:value-type="string">
            <text:p>---</text:p>
          </table:table-cell>
          <table:table-cell table:formula="of:=IF(OR([$sv.B42]=&quot;---&quot;;[$a103.B42]=&quot;---&quot;);&quot;---&quot;;[$sv.B42]/[$a103.B42])" office:value-type="string" office:string-value="---" calcext:value-type="string">
            <text:p>---</text:p>
          </table:table-cell>
          <table:table-cell table:formula="of:=IF(OR([$a10.B42]=&quot;---&quot;;[$sv2.B42]=&quot;---&quot;);&quot;---&quot;;[$a10.B42]/[$sv2.B42])" office:value-type="string" office:string-value="---" calcext:value-type="string">
            <text:p>---</text:p>
          </table:table-cell>
          <table:table-cell table:formula="of:=IF(OR([$a10.B42]=&quot;---&quot;;[$a102.B42]=&quot;---&quot;);&quot;---&quot;;[$a10.B42]/[$a102.B42])" office:value-type="string" office:string-value="---" calcext:value-type="string">
            <text:p>---</text:p>
          </table:table-cell>
          <table:table-cell table:formula="of:=IF(OR([$a10.B42]=&quot;---&quot;;[$sv3.B42]=&quot;---&quot;);&quot;---&quot;;[$a10.B42]/[$sv3.B42])" office:value-type="string" office:string-value="---" calcext:value-type="string">
            <text:p>---</text:p>
          </table:table-cell>
          <table:table-cell table:formula="of:=IF(OR([$a10.B42]=&quot;---&quot;;[$a103.B42]=&quot;---&quot;);&quot;---&quot;;[$a10.B42]/[$a103.B42])" office:value-type="string" office:string-value="---" calcext:value-type="string">
            <text:p>---</text:p>
          </table:table-cell>
          <table:table-cell table:formula="of:=IF(OR([$sv2.B42]=&quot;---&quot;;[$a102.B42]=&quot;---&quot;);&quot;---&quot;;[$sv2.B42]/[$a102.B42])" office:value-type="float" office:value="1.0075762566704" calcext:value-type="float">
            <text:p>1.01</text:p>
          </table:table-cell>
          <table:table-cell table:formula="of:=IF(OR([$sv2.B42]=&quot;---&quot;;[$sv3.B42]=&quot;---&quot;);&quot;---&quot;;[$sv2.B42]/[$sv3.B42])" office:value-type="string" office:string-value="---" calcext:value-type="string">
            <text:p>---</text:p>
          </table:table-cell>
          <table:table-cell table:formula="of:=IF(OR([$sv2.B42]=&quot;---&quot;;[$a103.B42]=&quot;---&quot;);&quot;---&quot;;[$sv2.B42]/[$a103.B42])" office:value-type="string" office:string-value="---" calcext:value-type="string">
            <text:p>---</text:p>
          </table:table-cell>
          <table:table-cell table:formula="of:=IF(OR([$a102.B42]=&quot;---&quot;;[$sv3.B42]=&quot;---&quot;);&quot;---&quot;;[$a102.B42]/[$sv3.B42])" office:value-type="string" office:string-value="---" calcext:value-type="string">
            <text:p>---</text:p>
          </table:table-cell>
          <table:table-cell table:formula="of:=IF(OR([$a102.B42]=&quot;---&quot;;[$a103.B42]=&quot;---&quot;);&quot;---&quot;;[$a102.B42]/[$a103.B42])" office:value-type="string" office:string-value="---" calcext:value-type="string">
            <text:p>---</text:p>
          </table:table-cell>
          <table:table-cell table:formula="of:=IF(OR([$sv3.B42]=&quot;---&quot;;[$a103.B42]=&quot;---&quot;);&quot;---&quot;;[$sv3.B42]/[$a103.B42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formula="of:=IF(OR([$sv.B43]=&quot;---&quot;;[$a10.B43]=&quot;---&quot;);&quot;---&quot;;[$sv.B43]/[$a10.B43])" office:value-type="string" office:string-value="---" calcext:value-type="string">
            <text:p>---</text:p>
          </table:table-cell>
          <table:table-cell table:formula="of:=IF(OR([$sv.B43]=&quot;---&quot;;[$sv2.B43]=&quot;---&quot;);&quot;---&quot;;[$sv.B43]/[$sv2.B43])" office:value-type="string" office:string-value="---" calcext:value-type="string">
            <text:p>---</text:p>
          </table:table-cell>
          <table:table-cell table:formula="of:=IF(OR([$sv.B43]=&quot;---&quot;;[$a102.B43]=&quot;---&quot;);&quot;---&quot;;[$sv.B43]/[$a102.B43])" office:value-type="string" office:string-value="---" calcext:value-type="string">
            <text:p>---</text:p>
          </table:table-cell>
          <table:table-cell table:formula="of:=IF(OR([$sv.B43]=&quot;---&quot;;[$sv3.B43]=&quot;---&quot;);&quot;---&quot;;[$sv.B43]/[$sv3.B43])" office:value-type="string" office:string-value="---" calcext:value-type="string">
            <text:p>---</text:p>
          </table:table-cell>
          <table:table-cell table:formula="of:=IF(OR([$sv.B43]=&quot;---&quot;;[$a103.B43]=&quot;---&quot;);&quot;---&quot;;[$sv.B43]/[$a103.B43])" office:value-type="string" office:string-value="---" calcext:value-type="string">
            <text:p>---</text:p>
          </table:table-cell>
          <table:table-cell table:formula="of:=IF(OR([$a10.B43]=&quot;---&quot;;[$sv2.B43]=&quot;---&quot;);&quot;---&quot;;[$a10.B43]/[$sv2.B43])" office:value-type="string" office:string-value="---" calcext:value-type="string">
            <text:p>---</text:p>
          </table:table-cell>
          <table:table-cell table:formula="of:=IF(OR([$a10.B43]=&quot;---&quot;;[$a102.B43]=&quot;---&quot;);&quot;---&quot;;[$a10.B43]/[$a102.B43])" office:value-type="string" office:string-value="---" calcext:value-type="string">
            <text:p>---</text:p>
          </table:table-cell>
          <table:table-cell table:formula="of:=IF(OR([$a10.B43]=&quot;---&quot;;[$sv3.B43]=&quot;---&quot;);&quot;---&quot;;[$a10.B43]/[$sv3.B43])" office:value-type="string" office:string-value="---" calcext:value-type="string">
            <text:p>---</text:p>
          </table:table-cell>
          <table:table-cell table:formula="of:=IF(OR([$a10.B43]=&quot;---&quot;;[$a103.B43]=&quot;---&quot;);&quot;---&quot;;[$a10.B43]/[$a103.B43])" office:value-type="string" office:string-value="---" calcext:value-type="string">
            <text:p>---</text:p>
          </table:table-cell>
          <table:table-cell table:formula="of:=IF(OR([$sv2.B43]=&quot;---&quot;;[$a102.B43]=&quot;---&quot;);&quot;---&quot;;[$sv2.B43]/[$a102.B43])" office:value-type="float" office:value="1.29996408230284" calcext:value-type="float">
            <text:p>1.30</text:p>
          </table:table-cell>
          <table:table-cell table:formula="of:=IF(OR([$sv2.B43]=&quot;---&quot;;[$sv3.B43]=&quot;---&quot;);&quot;---&quot;;[$sv2.B43]/[$sv3.B43])" office:value-type="string" office:string-value="---" calcext:value-type="string">
            <text:p>---</text:p>
          </table:table-cell>
          <table:table-cell table:formula="of:=IF(OR([$sv2.B43]=&quot;---&quot;;[$a103.B43]=&quot;---&quot;);&quot;---&quot;;[$sv2.B43]/[$a103.B43])" office:value-type="string" office:string-value="---" calcext:value-type="string">
            <text:p>---</text:p>
          </table:table-cell>
          <table:table-cell table:formula="of:=IF(OR([$a102.B43]=&quot;---&quot;;[$sv3.B43]=&quot;---&quot;);&quot;---&quot;;[$a102.B43]/[$sv3.B43])" office:value-type="string" office:string-value="---" calcext:value-type="string">
            <text:p>---</text:p>
          </table:table-cell>
          <table:table-cell table:formula="of:=IF(OR([$a102.B43]=&quot;---&quot;;[$a103.B43]=&quot;---&quot;);&quot;---&quot;;[$a102.B43]/[$a103.B43])" office:value-type="string" office:string-value="---" calcext:value-type="string">
            <text:p>---</text:p>
          </table:table-cell>
          <table:table-cell table:formula="of:=IF(OR([$sv3.B43]=&quot;---&quot;;[$a103.B43]=&quot;---&quot;);&quot;---&quot;;[$sv3.B43]/[$a103.B43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formula="of:=IF(OR([$sv.B44]=&quot;---&quot;;[$a10.B44]=&quot;---&quot;);&quot;---&quot;;[$sv.B44]/[$a10.B44])" office:value-type="string" office:string-value="---" calcext:value-type="string">
            <text:p>---</text:p>
          </table:table-cell>
          <table:table-cell table:formula="of:=IF(OR([$sv.B44]=&quot;---&quot;;[$sv2.B44]=&quot;---&quot;);&quot;---&quot;;[$sv.B44]/[$sv2.B44])" office:value-type="string" office:string-value="---" calcext:value-type="string">
            <text:p>---</text:p>
          </table:table-cell>
          <table:table-cell table:formula="of:=IF(OR([$sv.B44]=&quot;---&quot;;[$a102.B44]=&quot;---&quot;);&quot;---&quot;;[$sv.B44]/[$a102.B44])" office:value-type="string" office:string-value="---" calcext:value-type="string">
            <text:p>---</text:p>
          </table:table-cell>
          <table:table-cell table:formula="of:=IF(OR([$sv.B44]=&quot;---&quot;;[$sv3.B44]=&quot;---&quot;);&quot;---&quot;;[$sv.B44]/[$sv3.B44])" office:value-type="string" office:string-value="---" calcext:value-type="string">
            <text:p>---</text:p>
          </table:table-cell>
          <table:table-cell table:formula="of:=IF(OR([$sv.B44]=&quot;---&quot;;[$a103.B44]=&quot;---&quot;);&quot;---&quot;;[$sv.B44]/[$a103.B44])" office:value-type="string" office:string-value="---" calcext:value-type="string">
            <text:p>---</text:p>
          </table:table-cell>
          <table:table-cell table:formula="of:=IF(OR([$a10.B44]=&quot;---&quot;;[$sv2.B44]=&quot;---&quot;);&quot;---&quot;;[$a10.B44]/[$sv2.B44])" office:value-type="string" office:string-value="---" calcext:value-type="string">
            <text:p>---</text:p>
          </table:table-cell>
          <table:table-cell table:formula="of:=IF(OR([$a10.B44]=&quot;---&quot;;[$a102.B44]=&quot;---&quot;);&quot;---&quot;;[$a10.B44]/[$a102.B44])" office:value-type="string" office:string-value="---" calcext:value-type="string">
            <text:p>---</text:p>
          </table:table-cell>
          <table:table-cell table:formula="of:=IF(OR([$a10.B44]=&quot;---&quot;;[$sv3.B44]=&quot;---&quot;);&quot;---&quot;;[$a10.B44]/[$sv3.B44])" office:value-type="string" office:string-value="---" calcext:value-type="string">
            <text:p>---</text:p>
          </table:table-cell>
          <table:table-cell table:formula="of:=IF(OR([$a10.B44]=&quot;---&quot;;[$a103.B44]=&quot;---&quot;);&quot;---&quot;;[$a10.B44]/[$a103.B44])" office:value-type="string" office:string-value="---" calcext:value-type="string">
            <text:p>---</text:p>
          </table:table-cell>
          <table:table-cell table:formula="of:=IF(OR([$sv2.B44]=&quot;---&quot;;[$a102.B44]=&quot;---&quot;);&quot;---&quot;;[$sv2.B44]/[$a102.B44])" office:value-type="float" office:value="1.34051241888566" calcext:value-type="float">
            <text:p>1.34</text:p>
          </table:table-cell>
          <table:table-cell table:formula="of:=IF(OR([$sv2.B44]=&quot;---&quot;;[$sv3.B44]=&quot;---&quot;);&quot;---&quot;;[$sv2.B44]/[$sv3.B44])" office:value-type="string" office:string-value="---" calcext:value-type="string">
            <text:p>---</text:p>
          </table:table-cell>
          <table:table-cell table:formula="of:=IF(OR([$sv2.B44]=&quot;---&quot;;[$a103.B44]=&quot;---&quot;);&quot;---&quot;;[$sv2.B44]/[$a103.B44])" office:value-type="string" office:string-value="---" calcext:value-type="string">
            <text:p>---</text:p>
          </table:table-cell>
          <table:table-cell table:formula="of:=IF(OR([$a102.B44]=&quot;---&quot;;[$sv3.B44]=&quot;---&quot;);&quot;---&quot;;[$a102.B44]/[$sv3.B44])" office:value-type="string" office:string-value="---" calcext:value-type="string">
            <text:p>---</text:p>
          </table:table-cell>
          <table:table-cell table:formula="of:=IF(OR([$a102.B44]=&quot;---&quot;;[$a103.B44]=&quot;---&quot;);&quot;---&quot;;[$a102.B44]/[$a103.B44])" office:value-type="string" office:string-value="---" calcext:value-type="string">
            <text:p>---</text:p>
          </table:table-cell>
          <table:table-cell table:formula="of:=IF(OR([$sv3.B44]=&quot;---&quot;;[$a103.B44]=&quot;---&quot;);&quot;---&quot;;[$sv3.B44]/[$a103.B44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table:formula="of:=IF(OR([$sv.B45]=&quot;---&quot;;[$a10.B45]=&quot;---&quot;);&quot;---&quot;;[$sv.B45]/[$a10.B45])" office:value-type="float" office:value="1.00326599326599" calcext:value-type="float">
            <text:p>1.00</text:p>
          </table:table-cell>
          <table:table-cell table:formula="of:=IF(OR([$sv.B45]=&quot;---&quot;;[$sv2.B45]=&quot;---&quot;);&quot;---&quot;;[$sv.B45]/[$sv2.B45])" office:value-type="float" office:value="0.757749917351169" calcext:value-type="float">
            <text:p>0.76</text:p>
          </table:table-cell>
          <table:table-cell table:formula="of:=IF(OR([$sv.B45]=&quot;---&quot;;[$a102.B45]=&quot;---&quot;);&quot;---&quot;;[$sv.B45]/[$a102.B45])" office:value-type="float" office:value="0.915985244389794" calcext:value-type="float">
            <text:p>0.92</text:p>
          </table:table-cell>
          <table:table-cell table:formula="of:=IF(OR([$sv.B45]=&quot;---&quot;;[$sv3.B45]=&quot;---&quot;);&quot;---&quot;;[$sv.B45]/[$sv3.B45])" office:value-type="float" office:value="0.847613358366047" calcext:value-type="float">
            <text:p>0.85</text:p>
          </table:table-cell>
          <table:table-cell table:formula="of:=IF(OR([$sv.B45]=&quot;---&quot;;[$a103.B45]=&quot;---&quot;);&quot;---&quot;;[$sv.B45]/[$a103.B45])" office:value-type="string" office:string-value="---" calcext:value-type="string">
            <text:p>---</text:p>
          </table:table-cell>
          <table:table-cell table:formula="of:=IF(OR([$a10.B45]=&quot;---&quot;;[$sv2.B45]=&quot;---&quot;);&quot;---&quot;;[$a10.B45]/[$sv2.B45])" office:value-type="float" office:value="0.75528316761183" calcext:value-type="float">
            <text:p>0.76</text:p>
          </table:table-cell>
          <table:table-cell table:formula="of:=IF(OR([$a10.B45]=&quot;---&quot;;[$a102.B45]=&quot;---&quot;);&quot;---&quot;;[$a10.B45]/[$a102.B45])" office:value-type="float" office:value="0.913003381494005" calcext:value-type="float">
            <text:p>0.91</text:p>
          </table:table-cell>
          <table:table-cell table:formula="of:=IF(OR([$a10.B45]=&quot;---&quot;;[$sv3.B45]=&quot;---&quot;);&quot;---&quot;;[$a10.B45]/[$sv3.B45])" office:value-type="float" office:value="0.844854070660522" calcext:value-type="float">
            <text:p>0.84</text:p>
          </table:table-cell>
          <table:table-cell table:formula="of:=IF(OR([$a10.B45]=&quot;---&quot;;[$a103.B45]=&quot;---&quot;);&quot;---&quot;;[$a10.B45]/[$a103.B45])" office:value-type="string" office:string-value="---" calcext:value-type="string">
            <text:p>---</text:p>
          </table:table-cell>
          <table:table-cell table:formula="of:=IF(OR([$sv2.B45]=&quot;---&quot;;[$a102.B45]=&quot;---&quot;);&quot;---&quot;;[$sv2.B45]/[$a102.B45])" office:value-type="float" office:value="1.20882262526898" calcext:value-type="float">
            <text:p>1.21</text:p>
          </table:table-cell>
          <table:table-cell table:formula="of:=IF(OR([$sv2.B45]=&quot;---&quot;;[$sv3.B45]=&quot;---&quot;);&quot;---&quot;;[$sv2.B45]/[$sv3.B45])" office:value-type="float" office:value="1.11859247880753" calcext:value-type="float">
            <text:p>1.12</text:p>
          </table:table-cell>
          <table:table-cell table:formula="of:=IF(OR([$sv2.B45]=&quot;---&quot;;[$a103.B45]=&quot;---&quot;);&quot;---&quot;;[$sv2.B45]/[$a103.B45])" office:value-type="string" office:string-value="---" calcext:value-type="string">
            <text:p>---</text:p>
          </table:table-cell>
          <table:table-cell table:formula="of:=IF(OR([$a102.B45]=&quot;---&quot;;[$sv3.B45]=&quot;---&quot;);&quot;---&quot;;[$a102.B45]/[$sv3.B45])" office:value-type="float" office:value="0.925357000625818" calcext:value-type="float">
            <text:p>0.93</text:p>
          </table:table-cell>
          <table:table-cell table:formula="of:=IF(OR([$a102.B45]=&quot;---&quot;;[$a103.B45]=&quot;---&quot;);&quot;---&quot;;[$a102.B45]/[$a103.B45])" office:value-type="string" office:string-value="---" calcext:value-type="string">
            <text:p>---</text:p>
          </table:table-cell>
          <table:table-cell table:formula="of:=IF(OR([$sv3.B45]=&quot;---&quot;;[$a103.B45]=&quot;---&quot;);&quot;---&quot;;[$sv3.B45]/[$a103.B45]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IF(COUNT([.B2:.B45])=0;&quot;---&quot;;AVERAGEIF([.B2:.B45];&quot;&lt;&gt;---&quot;;[.B2:.B45]))" office:value-type="float" office:value="1.15027605607921" calcext:value-type="float">
            <text:p>1.15</text:p>
          </table:table-cell>
          <table:table-cell table:formula="of:=IF(COUNT([.C2:.C45])=0;&quot;---&quot;;AVERAGEIF([.C2:.C45];&quot;&lt;&gt;---&quot;;[.C2:.C45]))" office:value-type="float" office:value="1.04171052393404" calcext:value-type="float">
            <text:p>1.04</text:p>
          </table:table-cell>
          <table:table-cell table:formula="of:=IF(COUNT([.D2:.D45])=0;&quot;---&quot;;AVERAGEIF([.D2:.D45];&quot;&lt;&gt;---&quot;;[.D2:.D45]))" office:value-type="float" office:value="1.21355001355506" calcext:value-type="float">
            <text:p>1.21</text:p>
          </table:table-cell>
          <table:table-cell table:formula="of:=IF(COUNT([.E2:.E45])=0;&quot;---&quot;;AVERAGEIF([.E2:.E45];&quot;&lt;&gt;---&quot;;[.E2:.E45]))" office:value-type="float" office:value="1.08588864252041" calcext:value-type="float">
            <text:p>1.09</text:p>
          </table:table-cell>
          <table:table-cell table:formula="of:=IF(COUNT([.F2:.F45])=0;&quot;---&quot;;AVERAGEIF([.F2:.F45];&quot;&lt;&gt;---&quot;;[.F2:.F45]))" office:value-type="float" office:value="1.23036655823918" calcext:value-type="float">
            <text:p>1.23</text:p>
          </table:table-cell>
          <table:table-cell table:formula="of:=IF(COUNT([.G2:.G45])=0;&quot;---&quot;;AVERAGEIF([.G2:.G45];&quot;&lt;&gt;---&quot;;[.G2:.G45]))" office:value-type="float" office:value="0.89321723810853" calcext:value-type="float">
            <text:p>0.89</text:p>
          </table:table-cell>
          <table:table-cell table:formula="of:=IF(COUNT([.H2:.H45])=0;&quot;---&quot;;AVERAGEIF([.H2:.H45];&quot;&lt;&gt;---&quot;;[.H2:.H45]))" office:value-type="float" office:value="1.04834189756339" calcext:value-type="float">
            <text:p>1.05</text:p>
          </table:table-cell>
          <table:table-cell table:formula="of:=IF(COUNT([.I2:.I45])=0;&quot;---&quot;;AVERAGEIF([.I2:.I45];&quot;&lt;&gt;---&quot;;[.I2:.I45]))" office:value-type="float" office:value="0.929781319126497" calcext:value-type="float">
            <text:p>0.93</text:p>
          </table:table-cell>
          <table:table-cell table:formula="of:=IF(COUNT([.J2:.J45])=0;&quot;---&quot;;AVERAGEIF([.J2:.J45];&quot;&lt;&gt;---&quot;;[.J2:.J45]))" office:value-type="float" office:value="1.01050381002652" calcext:value-type="float">
            <text:p>1.01</text:p>
          </table:table-cell>
          <table:table-cell table:formula="of:=IF(COUNT([.K2:.K45])=0;&quot;---&quot;;AVERAGEIF([.K2:.K45];&quot;&lt;&gt;---&quot;;[.K2:.K45]))" office:value-type="float" office:value="1.17432192570494" calcext:value-type="float">
            <text:p>1.17</text:p>
          </table:table-cell>
          <table:table-cell table:formula="of:=IF(COUNT([.L2:.L45])=0;&quot;---&quot;;AVERAGEIF([.L2:.L45];&quot;&lt;&gt;---&quot;;[.L2:.L45]))" office:value-type="float" office:value="0.974431407806375" calcext:value-type="float">
            <text:p>0.97</text:p>
          </table:table-cell>
          <table:table-cell table:formula="of:=IF(COUNT([.M2:.M45])=0;&quot;---&quot;;AVERAGEIF([.M2:.M45];&quot;&lt;&gt;---&quot;;[.M2:.M45]))" office:value-type="float" office:value="0.976484385431895" calcext:value-type="float">
            <text:p>0.98</text:p>
          </table:table-cell>
          <table:table-cell table:formula="of:=IF(COUNT([.N2:.N45])=0;&quot;---&quot;;AVERAGEIF([.N2:.N45];&quot;&lt;&gt;---&quot;;[.N2:.N45]))" office:value-type="float" office:value="0.894347427045178" calcext:value-type="float">
            <text:p>0.89</text:p>
          </table:table-cell>
          <table:table-cell table:formula="of:=IF(COUNT([.O2:.O45])=0;&quot;---&quot;;AVERAGEIF([.O2:.O45];&quot;&lt;&gt;---&quot;;[.O2:.O45]))" office:value-type="float" office:value="0.931071717664969" calcext:value-type="float">
            <text:p>0.93</text:p>
          </table:table-cell>
          <table:table-cell table:formula="of:=IF(COUNT([.P2:.P45])=0;&quot;---&quot;;AVERAGEIF([.P2:.P45];&quot;&lt;&gt;---&quot;;[.P2:.P45]))" office:value-type="float" office:value="1.05608286981578" calcext:value-type="float">
            <text:p>1.06</text:p>
          </table:table-cell>
        </table:table-row>
        <table:table-row table:style-name="ro1">
          <table:table-cell/>
          <table:table-cell table:style-name="ce3" table:number-columns-repeated="15"/>
        </table:table-row>
      </table:table>
      <table:table table:name="final" table:style-name="ta1">
        <table:table-column table:style-name="co1" table:number-columns-repeated="6" table:default-cell-style-name="Default"/>
        <table:table-row table:style-name="ro1">
          <table:table-cell table:style-name="ce11" office:value-type="string" calcext:value-type="string" table:number-columns-spanned="6" table:number-rows-spanned="1">
            <text:p>AVERAG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v2</text:p>
          </table:table-cell>
          <table:table-cell office:value-type="string" calcext:value-type="string">
            <text:p>a102</text:p>
          </table:table-cell>
          <table:table-cell office:value-type="string" calcext:value-type="string">
            <text:p>sv3</text:p>
          </table:table-cell>
          <table:table-cell office:value-type="string" calcext:value-type="string">
            <text:p>a103</text:p>
          </table:table-cell>
        </table:table-row>
        <table:table-row table:style-name="ro1">
          <table:table-cell table:formula="of:=AVERAGEIF([$sv.B2:.B45];&quot;&lt;&gt;---&quot;;[$sv.B2:.B45])" office:value-type="float" office:value="273.307571428572" calcext:value-type="float">
            <text:p>273.307571428572</text:p>
          </table:table-cell>
          <table:table-cell table:formula="of:=AVERAGEIF([$a10.B2:.B45];&quot;&lt;&gt;---&quot;;[$a10.B2:.B45])" office:value-type="float" office:value="237.307142857143" calcext:value-type="float">
            <text:p>237.307142857143</text:p>
          </table:table-cell>
          <table:table-cell table:formula="of:=AVERAGEIF([$sv2.B2:.B45];&quot;&lt;&gt;---&quot;;[$sv2.B2:.B45])" office:value-type="float" office:value="236.458571428571" calcext:value-type="float">
            <text:p>236.458571428571</text:p>
          </table:table-cell>
          <table:table-cell table:formula="of:=AVERAGEIF([$a102.B2:.B45];&quot;&lt;&gt;---&quot;;[$a102.B2:.B45])" office:value-type="float" office:value="202.413666666667" calcext:value-type="float">
            <text:p>202.413666666667</text:p>
          </table:table-cell>
          <table:table-cell table:formula="of:=AVERAGEIF([$sv3.B2:.B45];&quot;&lt;&gt;---&quot;;[$sv3.B2:.B45])" office:value-type="float" office:value="220.225" calcext:value-type="float">
            <text:p>220.225</text:p>
          </table:table-cell>
          <table:table-cell table:formula="of:=AVERAGEIF([$a102.B2:.B45];&quot;&lt;&gt;---&quot;;[$a103.B2:.B45])" office:value-type="float" office:value="222.243333333333" calcext:value-type="float">
            <text:p>222.24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8:22:30.539223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46:38.409951430</meta:creation-date>
    <dc:date>2018-11-18T18:44:48.375014902</dc:date>
    <meta:editing-duration>PT1H41M54S</meta:editing-duration>
    <meta:editing-cycles>35</meta:editing-cycles>
    <meta:generator>LibreOffice/6.1.0.3$Linux_X86_64 LibreOffice_project/10$Build-3</meta:generator>
    <meta:document-statistic meta:table-count="8" meta:cell-count="1289" meta:object-count="0"/>
  </office:meta>
</office:document-meta>
</file>